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11.8mm" svg:height="89.99mm" svg:x="331.77mm" svg:y="63.94mm">
            <draw:object draw:notify-on-update-of-ranges="Hoja1.M3:Hoja1.M3 Hoja1.M4:Hoja1.M9 Hoja1.N3:Hoja1.N3 Hoja1.N4:Hoja1.N9 Hoja1.O4:Hoja1.O9 Hoja1.O4:Hoja1.O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" table:default-cell-style-name="ce1"/>
        <table:table-column table:style-name="co2" table:number-columns-repeated="9" table:default-cell-style-name="Default"/>
        <table:table-row table:style-name="ro1">
          <table:table-cell table:number-columns-repeated="10" table:style-name="ce2" office:value-type="string" calcext:value-type="string">
            <text:p>NCC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10" table:style-name="ce2" office:value-type="string" calcext:value-type="string">
            <text:p>GPU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10" table:style-name="ce2" office:value-type="string" calcext:value-type="string">
            <text:p>AMD LCD</text:p>
          </table:table-cell>
          <table:table-cell table:style-name="ce2"/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number-columns-repeated="5"/>
        </table:table-row>
        <table:table-row table:style-name="ro2">
          <table:table-cell table:number-columns-repeated="2" table:style-name="ce2" office:value-type="string" calcext:value-type="string">
            <text:p>1generaciones</text:p>
          </table:table-cell>
          <table:table-cell table:number-columns-repeated="2" table:style-name="ce2" office:value-type="string" calcext:value-type="string">
            <text:p>2generaciones</text:p>
          </table:table-cell>
          <table:table-cell table:number-columns-repeated="2" table:style-name="ce2" office:value-type="string" calcext:value-type="string">
            <text:p>3generaciones</text:p>
          </table:table-cell>
          <table:table-cell table:number-columns-repeated="2" table:style-name="ce2" office:value-type="string" calcext:value-type="string">
            <text:p>4generaciones</text:p>
          </table:table-cell>
          <table:table-cell table:number-columns-repeated="2" table:style-name="ce2" office:value-type="string" calcext:value-type="string">
            <text:p>10generaciones</text:p>
          </table:table-cell>
          <table:table-cell table:style-name="ce2"/>
          <table:table-cell/>
          <table:table-cell office:value-type="string" calcext:value-type="string">
            <text:p>1 gen</text:p>
          </table:table-cell>
          <table:table-cell table:formula="of:=AVERAGE([.B7:.B320])" office:value-type="float" office:value="0.373486266978551" calcext:value-type="float">
            <text:p>0.373486266978551</text:p>
          </table:table-cell>
          <table:table-cell table:formula="of:=STDEV([.B7:.B320])" office:value-type="float" office:value="0.252908616900505" calcext:value-type="float">
            <text:p>0.252908616900505</text:p>
          </table:table-cell>
          <table:table-cell table:number-columns-repeated="2"/>
          <table:table-cell office:value-type="string" calcext:value-type="string">
            <text:p>diferecia</text:p>
          </table:table-cell>
          <table:table-cell office:value-type="string" calcext:value-type="string">
            <text:p>sigmas</text:p>
          </table:table-cell>
          <table:table-cell office:value-type="string" calcext:value-type="string">
            <text:p>porcentaj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2 gen</text:p>
          </table:table-cell>
          <table:table-cell table:formula="of:=AVERAGE([.D7:.D320])" office:value-type="float" office:value="0.584163079248902" calcext:value-type="float">
            <text:p>0.584163079248902</text:p>
          </table:table-cell>
          <table:table-cell table:formula="of:=STDEV([.D7:.D320])" office:value-type="float" office:value="0.313379049470005" calcext:value-type="float">
            <text:p>0.313379049470005</text:p>
          </table:table-cell>
          <table:table-cell/>
          <table:table-cell office:value-type="string" calcext:value-type="string">
            <text:p>1v2</text:p>
          </table:table-cell>
          <table:table-cell table:formula="of:=[.N4]-[.N5]" office:value-type="float" office:value="-0.210676812270351" calcext:value-type="float">
            <text:p>-0.210676812270351</text:p>
          </table:table-cell>
          <table:table-cell table:formula="of:=[.R5]/[.O9]" office:value-type="float" office:value="-0.667996018462038" calcext:value-type="float">
            <text:p>-0.667996018462038</text:p>
          </table:table-cell>
          <table:table-cell table:formula="of:=[.S5]*100" office:value-type="float" office:value="-66.7996018462038" calcext:value-type="float">
            <text:p>-66.7996018462038</text:p>
          </table:table-cell>
        </table:table-row>
        <table:table-row table:style-name="ro1"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 table:style-name="ce2"/>
          <table:table-cell/>
          <table:table-cell office:value-type="string" calcext:value-type="string">
            <text:p>3 gen</text:p>
          </table:table-cell>
          <table:table-cell table:formula="of:=AVERAGE([.F7:.F320])" office:value-type="float" office:value="0.595217882737405" calcext:value-type="float">
            <text:p>0.595217882737405</text:p>
          </table:table-cell>
          <table:table-cell table:formula="of:=STDEV( [.F7:.F320])" office:value-type="float" office:value="0.316163610638611" calcext:value-type="float">
            <text:p>0.316163610638611</text:p>
          </table:table-cell>
          <table:table-cell/>
          <table:table-cell office:value-type="string" calcext:value-type="string">
            <text:p>2v3</text:p>
          </table:table-cell>
          <table:table-cell table:formula="of:=[.N5]-[.N6]" office:value-type="float" office:value="-0.0110548034885031" calcext:value-type="float">
            <text:p>-0.011054803488503</text:p>
          </table:table-cell>
          <table:table-cell table:formula="of:=[.R6]/[.O9]" office:value-type="float" office:value="-0.0350516254523734" calcext:value-type="float">
            <text:p>-0.035051625452373</text:p>
          </table:table-cell>
          <table:table-cell table:formula="of:=[.S6]*100" office:value-type="float" office:value="-3.50516254523734" calcext:value-type="float">
            <text:p>-3.50516254523734</text:p>
          </table:table-cell>
        </table:table-row>
        <table:table-row table:style-name="ro1">
          <table:table-cell table:style-name="ce2" office:value-type="float" office:value="0.312674" calcext:value-type="float">
            <text:p>0.312674</text:p>
          </table:table-cell>
          <table:table-cell table:style-name="ce2" office:value-type="float" office:value="0.2727272727" calcext:value-type="float">
            <text:p>0.2727272727</text:p>
          </table:table-cell>
          <table:table-cell table:style-name="ce2" office:value-type="float" office:value="0.309618" calcext:value-type="float">
            <text:p>0.309618</text:p>
          </table:table-cell>
          <table:table-cell table:style-name="ce2" office:value-type="float" office:value="0.5384615385" calcext:value-type="float">
            <text:p>0.5384615385</text:p>
          </table:table-cell>
          <table:table-cell table:style-name="ce2" office:value-type="float" office:value="0.316618" calcext:value-type="float">
            <text:p>0.316618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325506" calcext:value-type="float">
            <text:p>0.325506</text:p>
          </table:table-cell>
          <table:table-cell table:style-name="ce2" office:value-type="float" office:value="0.5925925926" calcext:value-type="float">
            <text:p>0.5925925926</text:p>
          </table:table-cell>
          <table:table-cell table:style-name="ce2" office:value-type="float" office:value="0.370326" calcext:value-type="float">
            <text:p>0.370326</text:p>
          </table:table-cell>
          <table:table-cell table:style-name="ce2" office:value-type="float" office:value="0.5925925926" calcext:value-type="float">
            <text:p>0.5925925926</text:p>
          </table:table-cell>
          <table:table-cell table:style-name="ce2"/>
          <table:table-cell/>
          <table:table-cell office:value-type="string" calcext:value-type="string">
            <text:p>4 gen</text:p>
          </table:table-cell>
          <table:table-cell table:formula="of:=AVERAGE([.H7:.H320])" office:value-type="float" office:value="0.58904045195508" calcext:value-type="float">
            <text:p>0.58904045195508</text:p>
          </table:table-cell>
          <table:table-cell table:formula="of:=STDEV([.H7:.H320])" office:value-type="float" office:value="0.314652665021634" calcext:value-type="float">
            <text:p>0.314652665021634</text:p>
          </table:table-cell>
          <table:table-cell/>
          <table:table-cell office:value-type="string" calcext:value-type="string">
            <text:p>3v4</text:p>
          </table:table-cell>
          <table:table-cell table:formula="of:=[.N6]-[.N7]" office:value-type="float" office:value="0.00617743078232491" calcext:value-type="float">
            <text:p>0.006177430782325</text:p>
          </table:table-cell>
          <table:table-cell table:formula="of:=[.R7]/[.O9]" office:value-type="float" office:value="0.0195868692071463" calcext:value-type="float">
            <text:p>0.019586869207146</text:p>
          </table:table-cell>
          <table:table-cell table:formula="of:=[.S7]*100" office:value-type="float" office:value="1.95868692071463" calcext:value-type="float">
            <text:p>1.95868692071463</text:p>
          </table:table-cell>
        </table:table-row>
        <table:table-row table:style-name="ro1">
          <table:table-cell table:style-name="ce2" office:value-type="float" office:value="0.331312" calcext:value-type="float">
            <text:p>0.331312</text:p>
          </table:table-cell>
          <table:table-cell table:style-name="ce2" office:value-type="float" office:value="0.9545454545" calcext:value-type="float">
            <text:p>0.9545454545</text:p>
          </table:table-cell>
          <table:table-cell table:style-name="ce2" office:value-type="float" office:value="0.424092" calcext:value-type="float">
            <text:p>0.4240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68688" calcext:value-type="float">
            <text:p>0.4686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50183" calcext:value-type="float">
            <text:p>0.5501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41422" calcext:value-type="float">
            <text:p>0.94142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10 gen</text:p>
          </table:table-cell>
          <table:table-cell table:formula="of:=AVERAGE([.J7:.J320])" office:value-type="float" office:value="0.601723067881545" calcext:value-type="float">
            <text:p>0.601723067881545</text:p>
          </table:table-cell>
          <table:table-cell table:formula="of:=STDEV([.J7:.J320])" office:value-type="float" office:value="0.314317572042699" calcext:value-type="float">
            <text:p>0.314317572042699</text:p>
          </table:table-cell>
          <table:table-cell/>
          <table:table-cell office:value-type="string" calcext:value-type="string">
            <text:p>4v10</text:p>
          </table:table-cell>
          <table:table-cell table:formula="of:=[.N7]-[.N8]" office:value-type="float" office:value="-0.0126826159264649" calcext:value-type="float">
            <text:p>-0.012682615926465</text:p>
          </table:table-cell>
          <table:table-cell table:formula="of:=[.R8]/[.O9]" office:value-type="float" office:value="-0.0402129539139324" calcext:value-type="float">
            <text:p>-0.040212953913932</text:p>
          </table:table-cell>
          <table:table-cell table:formula="of:=[.S8]*100" office:value-type="float" office:value="-4.02129539139324" calcext:value-type="float">
            <text:p>-4.02129539139324</text:p>
          </table:table-cell>
        </table:table-row>
        <table:table-row table:style-name="ro1">
          <table:table-cell table:style-name="ce2" office:value-type="float" office:value="0.347726" calcext:value-type="float">
            <text:p>0.347726</text:p>
          </table:table-cell>
          <table:table-cell table:style-name="ce2" office:value-type="float" office:value="0.6153846154" calcext:value-type="float">
            <text:p>0.6153846154</text:p>
          </table:table-cell>
          <table:table-cell table:style-name="ce2" office:value-type="float" office:value="0.458464" calcext:value-type="float">
            <text:p>0.4584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1494" calcext:value-type="float">
            <text:p>0.514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24607" calcext:value-type="float">
            <text:p>0.62460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129821" calcext:value-type="float">
            <text:p>1.12982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/>
          <table:table-cell office:value-type="string" calcext:value-type="string">
            <text:p>All</text:p>
          </table:table-cell>
          <table:table-cell table:formula="of:=AVERAGE([.B7:.B320];[.D7:.D320];[.F7:.F320];[.H7:.H320];[.J7:.J320])" office:value-type="float" office:value="0.548726149760297" calcext:value-type="float">
            <text:p>0.548726149760297</text:p>
          </table:table-cell>
          <table:table-cell table:formula="of:=STDEV([.B7:.B320];[.D7:.D320];[.F7:.F320];[.H7:.H320];[.J7:.J320])" office:value-type="float" office:value="0.315386329330828" calcext:value-type="float">
            <text:p>0.315386329330828</text:p>
          </table:table-cell>
          <table:table-cell table:number-columns-repeated="5"/>
        </table:table-row>
        <table:table-row table:style-name="ro1">
          <table:table-cell table:style-name="ce2" office:value-type="float" office:value="0.310322" calcext:value-type="float">
            <text:p>0.31032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310856" calcext:value-type="float">
            <text:p>0.310856</text:p>
          </table:table-cell>
          <table:table-cell table:style-name="ce2" office:value-type="float" office:value="0.7804878049" calcext:value-type="float">
            <text:p>0.7804878049</text:p>
          </table:table-cell>
          <table:table-cell table:style-name="ce2" office:value-type="float" office:value="0.317712" calcext:value-type="float">
            <text:p>0.317712</text:p>
          </table:table-cell>
          <table:table-cell table:style-name="ce2" office:value-type="float" office:value="0.7804878049" calcext:value-type="float">
            <text:p>0.7804878049</text:p>
          </table:table-cell>
          <table:table-cell table:style-name="ce2" office:value-type="float" office:value="0.328322" calcext:value-type="float">
            <text:p>0.328322</text:p>
          </table:table-cell>
          <table:table-cell table:style-name="ce2" office:value-type="float" office:value="0.8095238095" calcext:value-type="float">
            <text:p>0.8095238095</text:p>
          </table:table-cell>
          <table:table-cell table:style-name="ce2" office:value-type="float" office:value="0.387517" calcext:value-type="float">
            <text:p>0.387517</text:p>
          </table:table-cell>
          <table:table-cell table:style-name="ce2" office:value-type="float" office:value="0.8095238095" calcext:value-type="float">
            <text:p>0.809523809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863" calcext:value-type="float">
            <text:p>0.66863</text:p>
          </table:table-cell>
          <table:table-cell table:style-name="ce2" office:value-type="float" office:value="0.5274725275" calcext:value-type="float">
            <text:p>0.5274725275</text:p>
          </table:table-cell>
          <table:table-cell table:style-name="ce2" office:value-type="float" office:value="0.706462" calcext:value-type="float">
            <text:p>0.706462</text:p>
          </table:table-cell>
          <table:table-cell table:style-name="ce2" office:value-type="float" office:value="0.7927927928" calcext:value-type="float">
            <text:p>0.7927927928</text:p>
          </table:table-cell>
          <table:table-cell table:style-name="ce2" office:value-type="float" office:value="0.735408" calcext:value-type="float">
            <text:p>0.735408</text:p>
          </table:table-cell>
          <table:table-cell table:style-name="ce2" office:value-type="float" office:value="0.7927927928" calcext:value-type="float">
            <text:p>0.7927927928</text:p>
          </table:table-cell>
          <table:table-cell table:style-name="ce2" office:value-type="float" office:value="0.766899" calcext:value-type="float">
            <text:p>0.766899</text:p>
          </table:table-cell>
          <table:table-cell table:style-name="ce2" office:value-type="float" office:value="0.7927927928" calcext:value-type="float">
            <text:p>0.7927927928</text:p>
          </table:table-cell>
          <table:table-cell table:style-name="ce2" office:value-type="float" office:value="0.940686" calcext:value-type="float">
            <text:p>0.940686</text:p>
          </table:table-cell>
          <table:table-cell table:style-name="ce2" office:value-type="float" office:value="0.7927927928" calcext:value-type="float">
            <text:p>0.792792792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831" calcext:value-type="float">
            <text:p>0.05831</text:p>
          </table:table-cell>
          <table:table-cell table:style-name="ce2" office:value-type="float" office:value="0.9285714286" calcext:value-type="float">
            <text:p>0.9285714286</text:p>
          </table:table-cell>
          <table:table-cell table:style-name="ce2" office:value-type="float" office:value="0.06593" calcext:value-type="float">
            <text:p>0.06593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73451" calcext:value-type="float">
            <text:p>0.073451</text:p>
          </table:table-cell>
          <table:table-cell table:style-name="ce2" office:value-type="float" office:value="0.6956521739" calcext:value-type="float">
            <text:p>0.6956521739</text:p>
          </table:table-cell>
          <table:table-cell table:style-name="ce2" office:value-type="float" office:value="0.077479" calcext:value-type="float">
            <text:p>0.077479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75606" calcext:value-type="float">
            <text:p>0.075606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25038" calcext:value-type="float">
            <text:p>0.125038</text:p>
          </table:table-cell>
          <table:table-cell table:style-name="ce2" office:value-type="float" office:value="0.975" calcext:value-type="float">
            <text:p>0.975</text:p>
          </table:table-cell>
          <table:table-cell table:style-name="ce2" office:value-type="float" office:value="0.162754" calcext:value-type="float">
            <text:p>0.1627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83614" calcext:value-type="float">
            <text:p>0.1836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20772" calcext:value-type="float">
            <text:p>0.2207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89652" calcext:value-type="float">
            <text:p>0.38965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9711" calcext:value-type="float">
            <text:p>0.669711</text:p>
          </table:table-cell>
          <table:table-cell table:style-name="ce2" office:value-type="float" office:value="0.4494382022" calcext:value-type="float">
            <text:p>0.4494382022</text:p>
          </table:table-cell>
          <table:table-cell table:style-name="ce2" office:value-type="float" office:value="0.655746" calcext:value-type="float">
            <text:p>0.655746</text:p>
          </table:table-cell>
          <table:table-cell table:style-name="ce2" office:value-type="float" office:value="0.3373493976" calcext:value-type="float">
            <text:p>0.3373493976</text:p>
          </table:table-cell>
          <table:table-cell table:style-name="ce2" office:value-type="float" office:value="0.666504" calcext:value-type="float">
            <text:p>0.666504</text:p>
          </table:table-cell>
          <table:table-cell table:style-name="ce2" office:value-type="float" office:value="0.4494382022" calcext:value-type="float">
            <text:p>0.4494382022</text:p>
          </table:table-cell>
          <table:table-cell table:style-name="ce2" office:value-type="float" office:value="0.674283" calcext:value-type="float">
            <text:p>0.674283</text:p>
          </table:table-cell>
          <table:table-cell table:style-name="ce2" office:value-type="float" office:value="0.4494382022" calcext:value-type="float">
            <text:p>0.4494382022</text:p>
          </table:table-cell>
          <table:table-cell table:style-name="ce2" office:value-type="float" office:value="0.717752" calcext:value-type="float">
            <text:p>0.717752</text:p>
          </table:table-cell>
          <table:table-cell table:style-name="ce2" office:value-type="float" office:value="0.4494382022" calcext:value-type="float">
            <text:p>0.44943820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5824" calcext:value-type="float">
            <text:p>0.235824</text:p>
          </table:table-cell>
          <table:table-cell table:style-name="ce2" office:value-type="float" office:value="0.2686567164" calcext:value-type="float">
            <text:p>0.2686567164</text:p>
          </table:table-cell>
          <table:table-cell table:style-name="ce2" office:value-type="float" office:value="0.259069" calcext:value-type="float">
            <text:p>0.2590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75118" calcext:value-type="float">
            <text:p>0.275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2353" calcext:value-type="float">
            <text:p>0.3023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27152" calcext:value-type="float">
            <text:p>0.42715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6886" calcext:value-type="float">
            <text:p>0.156886</text:p>
          </table:table-cell>
          <table:table-cell table:style-name="ce2" office:value-type="float" office:value="0.4210526316" calcext:value-type="float">
            <text:p>0.4210526316</text:p>
          </table:table-cell>
          <table:table-cell table:style-name="ce2" office:value-type="float" office:value="0.172405" calcext:value-type="float">
            <text:p>0.172405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157152" calcext:value-type="float">
            <text:p>0.157152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63456" calcext:value-type="float">
            <text:p>0.16345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0443" calcext:value-type="float">
            <text:p>0.20443</text:p>
          </table:table-cell>
          <table:table-cell table:style-name="ce2" office:value-type="float" office:value="0.8" calcext:value-type="float">
            <text:p>0.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2402" calcext:value-type="float">
            <text:p>0.142402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159011" calcext:value-type="float">
            <text:p>0.159011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14519" calcext:value-type="float">
            <text:p>0.14519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150255" calcext:value-type="float">
            <text:p>0.150255</text:p>
          </table:table-cell>
          <table:table-cell table:style-name="ce2" office:value-type="float" office:value="0.9189189189" calcext:value-type="float">
            <text:p>0.9189189189</text:p>
          </table:table-cell>
          <table:table-cell table:style-name="ce2" office:value-type="float" office:value="0.186951" calcext:value-type="float">
            <text:p>0.186951</text:p>
          </table:table-cell>
          <table:table-cell table:style-name="ce2" office:value-type="float" office:value="0.9473684211" calcext:value-type="float">
            <text:p>0.94736842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7364" calcext:value-type="float">
            <text:p>0.107364</text:p>
          </table:table-cell>
          <table:table-cell table:style-name="ce2" office:value-type="float" office:value="0.358974359" calcext:value-type="float">
            <text:p>0.358974359</text:p>
          </table:table-cell>
          <table:table-cell table:style-name="ce2" office:value-type="float" office:value="0.116961" calcext:value-type="float">
            <text:p>0.116961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20162" calcext:value-type="float">
            <text:p>0.120162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23896" calcext:value-type="float">
            <text:p>0.123896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30338" calcext:value-type="float">
            <text:p>0.130338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2246" calcext:value-type="float">
            <text:p>0.112246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12707" calcext:value-type="float">
            <text:p>0.12707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126491" calcext:value-type="float">
            <text:p>0.126491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118298" calcext:value-type="float">
            <text:p>0.118298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148895" calcext:value-type="float">
            <text:p>0.148895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2125" calcext:value-type="float">
            <text:p>0.072125</text:p>
          </table:table-cell>
          <table:table-cell table:style-name="ce2" office:value-type="float" office:value="0.6545454545" calcext:value-type="float">
            <text:p>0.6545454545</text:p>
          </table:table-cell>
          <table:table-cell table:style-name="ce2" office:value-type="float" office:value="0.07124" calcext:value-type="float">
            <text:p>0.07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4125" calcext:value-type="float">
            <text:p>0.0741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505" calcext:value-type="float">
            <text:p>0.085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32797" calcext:value-type="float">
            <text:p>0.13279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28901" calcext:value-type="float">
            <text:p>0.028901</text:p>
          </table:table-cell>
          <table:table-cell table:style-name="ce2" office:value-type="float" office:value="0.09836065574" calcext:value-type="float">
            <text:p>0.09836065574</text:p>
          </table:table-cell>
          <table:table-cell table:style-name="ce2" office:value-type="float" office:value="0.035655" calcext:value-type="float">
            <text:p>0.035655</text:p>
          </table:table-cell>
          <table:table-cell table:style-name="ce2" office:value-type="float" office:value="0.7111111111" calcext:value-type="float">
            <text:p>0.7111111111</text:p>
          </table:table-cell>
          <table:table-cell table:style-name="ce2" office:value-type="float" office:value="0.037866" calcext:value-type="float">
            <text:p>0.037866</text:p>
          </table:table-cell>
          <table:table-cell table:style-name="ce2" office:value-type="float" office:value="0.5679012346" calcext:value-type="float">
            <text:p>0.5679012346</text:p>
          </table:table-cell>
          <table:table-cell table:style-name="ce2" office:value-type="float" office:value="0.04318" calcext:value-type="float">
            <text:p>0.04318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051215" calcext:value-type="float">
            <text:p>0.051215</text:p>
          </table:table-cell>
          <table:table-cell table:style-name="ce2" office:value-type="float" office:value="0.55" calcext:value-type="float">
            <text:p>0.5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0218" calcext:value-type="float">
            <text:p>0.040218</text:p>
          </table:table-cell>
          <table:table-cell table:style-name="ce2" office:value-type="float" office:value="0.4230769231" calcext:value-type="float">
            <text:p>0.4230769231</text:p>
          </table:table-cell>
          <table:table-cell table:style-name="ce2" office:value-type="float" office:value="0.05869" calcext:value-type="float">
            <text:p>0.05869</text:p>
          </table:table-cell>
          <table:table-cell table:style-name="ce2" office:value-type="float" office:value="0.7575757576" calcext:value-type="float">
            <text:p>0.7575757576</text:p>
          </table:table-cell>
          <table:table-cell table:style-name="ce2" office:value-type="float" office:value="0.044929" calcext:value-type="float">
            <text:p>0.044929</text:p>
          </table:table-cell>
          <table:table-cell table:style-name="ce2" office:value-type="float" office:value="0.5862068966" calcext:value-type="float">
            <text:p>0.5862068966</text:p>
          </table:table-cell>
          <table:table-cell table:style-name="ce2" office:value-type="float" office:value="0.050551" calcext:value-type="float">
            <text:p>0.050551</text:p>
          </table:table-cell>
          <table:table-cell table:style-name="ce2" office:value-type="float" office:value="0.7384615385" calcext:value-type="float">
            <text:p>0.7384615385</text:p>
          </table:table-cell>
          <table:table-cell table:style-name="ce2" office:value-type="float" office:value="0.088632" calcext:value-type="float">
            <text:p>0.088632</text:p>
          </table:table-cell>
          <table:table-cell table:style-name="ce2" office:value-type="float" office:value="0.6774193548" calcext:value-type="float">
            <text:p>0.677419354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4194" calcext:value-type="float">
            <text:p>0.104194</text:p>
          </table:table-cell>
          <table:table-cell table:style-name="ce2" office:value-type="float" office:value="0.1041666667" calcext:value-type="float">
            <text:p>0.1041666667</text:p>
          </table:table-cell>
          <table:table-cell table:style-name="ce2" office:value-type="float" office:value="0.112383" calcext:value-type="float">
            <text:p>0.112383</text:p>
          </table:table-cell>
          <table:table-cell table:style-name="ce2" office:value-type="float" office:value="0.578125" calcext:value-type="float">
            <text:p>0.578125</text:p>
          </table:table-cell>
          <table:table-cell table:style-name="ce2" office:value-type="float" office:value="0.119383" calcext:value-type="float">
            <text:p>0.119383</text:p>
          </table:table-cell>
          <table:table-cell table:style-name="ce2" office:value-type="float" office:value="0.578125" calcext:value-type="float">
            <text:p>0.578125</text:p>
          </table:table-cell>
          <table:table-cell table:style-name="ce2" office:value-type="float" office:value="0.126374" calcext:value-type="float">
            <text:p>0.126374</text:p>
          </table:table-cell>
          <table:table-cell table:style-name="ce2" office:value-type="float" office:value="0.578125" calcext:value-type="float">
            <text:p>0.578125</text:p>
          </table:table-cell>
          <table:table-cell table:style-name="ce2" office:value-type="float" office:value="0.126145" calcext:value-type="float">
            <text:p>0.126145</text:p>
          </table:table-cell>
          <table:table-cell table:style-name="ce2" office:value-type="float" office:value="0.578125" calcext:value-type="float">
            <text:p>0.578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1696" calcext:value-type="float">
            <text:p>0.311696</text:p>
          </table:table-cell>
          <table:table-cell table:style-name="ce2" office:value-type="float" office:value="0.5833333333" calcext:value-type="float">
            <text:p>0.5833333333</text:p>
          </table:table-cell>
          <table:table-cell table:style-name="ce2" office:value-type="float" office:value="0.31981" calcext:value-type="float">
            <text:p>0.31981</text:p>
          </table:table-cell>
          <table:table-cell table:style-name="ce2" office:value-type="float" office:value="0.9032258065" calcext:value-type="float">
            <text:p>0.9032258065</text:p>
          </table:table-cell>
          <table:table-cell table:style-name="ce2" office:value-type="float" office:value="0.318911" calcext:value-type="float">
            <text:p>0.318911</text:p>
          </table:table-cell>
          <table:table-cell table:style-name="ce2" office:value-type="float" office:value="0.9032258065" calcext:value-type="float">
            <text:p>0.9032258065</text:p>
          </table:table-cell>
          <table:table-cell table:style-name="ce2" office:value-type="float" office:value="0.309494" calcext:value-type="float">
            <text:p>0.309494</text:p>
          </table:table-cell>
          <table:table-cell table:style-name="ce2" office:value-type="float" office:value="0.6923076923" calcext:value-type="float">
            <text:p>0.6923076923</text:p>
          </table:table-cell>
          <table:table-cell table:style-name="ce2" office:value-type="float" office:value="0.33557" calcext:value-type="float">
            <text:p>0.33557</text:p>
          </table:table-cell>
          <table:table-cell table:style-name="ce2" office:value-type="float" office:value="0.7857142857" calcext:value-type="float">
            <text:p>0.78571428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4308" calcext:value-type="float">
            <text:p>0.114308</text:p>
          </table:table-cell>
          <table:table-cell table:style-name="ce2" office:value-type="float" office:value="0.8717948718" calcext:value-type="float">
            <text:p>0.8717948718</text:p>
          </table:table-cell>
          <table:table-cell table:style-name="ce2" office:value-type="float" office:value="0.115663" calcext:value-type="float">
            <text:p>0.11566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117875" calcext:value-type="float">
            <text:p>0.11787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128654" calcext:value-type="float">
            <text:p>0.128654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17751" calcext:value-type="float">
            <text:p>0.17751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2282" calcext:value-type="float">
            <text:p>0.112282</text:p>
          </table:table-cell>
          <table:table-cell table:style-name="ce2" office:value-type="float" office:value="0.303030303" calcext:value-type="float">
            <text:p>0.303030303</text:p>
          </table:table-cell>
          <table:table-cell table:style-name="ce2" office:value-type="float" office:value="0.125061" calcext:value-type="float">
            <text:p>0.125061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114702" calcext:value-type="float">
            <text:p>0.114702</text:p>
          </table:table-cell>
          <table:table-cell table:style-name="ce2" office:value-type="float" office:value="0.9433962264" calcext:value-type="float">
            <text:p>0.9433962264</text:p>
          </table:table-cell>
          <table:table-cell table:style-name="ce2" office:value-type="float" office:value="0.123206" calcext:value-type="float">
            <text:p>0.123206</text:p>
          </table:table-cell>
          <table:table-cell table:style-name="ce2" office:value-type="float" office:value="0.9433962264" calcext:value-type="float">
            <text:p>0.9433962264</text:p>
          </table:table-cell>
          <table:table-cell table:style-name="ce2" office:value-type="float" office:value="0.16571" calcext:value-type="float">
            <text:p>0.16571</text:p>
          </table:table-cell>
          <table:table-cell table:style-name="ce2" office:value-type="float" office:value="0.6341463415" calcext:value-type="float">
            <text:p>0.634146341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375" calcext:value-type="float">
            <text:p>0.04375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043729" calcext:value-type="float">
            <text:p>0.0437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8539" calcext:value-type="float">
            <text:p>0.0485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9692" calcext:value-type="float">
            <text:p>0.0596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09439" calcext:value-type="float">
            <text:p>0.10943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8458" calcext:value-type="float">
            <text:p>0.068458</text:p>
          </table:table-cell>
          <table:table-cell table:style-name="ce2" office:value-type="float" office:value="0.1032258065" calcext:value-type="float">
            <text:p>0.1032258065</text:p>
          </table:table-cell>
          <table:table-cell table:style-name="ce2" office:value-type="float" office:value="0.085741" calcext:value-type="float">
            <text:p>0.085741</text:p>
          </table:table-cell>
          <table:table-cell table:style-name="ce2" office:value-type="float" office:value="0.1032258065" calcext:value-type="float">
            <text:p>0.1032258065</text:p>
          </table:table-cell>
          <table:table-cell table:style-name="ce2" office:value-type="float" office:value="0.073336" calcext:value-type="float">
            <text:p>0.073336</text:p>
          </table:table-cell>
          <table:table-cell table:style-name="ce2" office:value-type="float" office:value="0.1032258065" calcext:value-type="float">
            <text:p>0.1032258065</text:p>
          </table:table-cell>
          <table:table-cell table:style-name="ce2" office:value-type="float" office:value="0.077984" calcext:value-type="float">
            <text:p>0.077984</text:p>
          </table:table-cell>
          <table:table-cell table:style-name="ce2" office:value-type="float" office:value="0.1032258065" calcext:value-type="float">
            <text:p>0.1032258065</text:p>
          </table:table-cell>
          <table:table-cell table:style-name="ce2" office:value-type="float" office:value="0.113576" calcext:value-type="float">
            <text:p>0.113576</text:p>
          </table:table-cell>
          <table:table-cell table:style-name="ce2" office:value-type="float" office:value="0.1032258065" calcext:value-type="float">
            <text:p>0.103225806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4327" calcext:value-type="float">
            <text:p>0.074327</text:p>
          </table:table-cell>
          <table:table-cell table:style-name="ce2" office:value-type="float" office:value="0.09302325581" calcext:value-type="float">
            <text:p>0.09302325581</text:p>
          </table:table-cell>
          <table:table-cell table:style-name="ce2" office:value-type="float" office:value="0.074955" calcext:value-type="float">
            <text:p>0.074955</text:p>
          </table:table-cell>
          <table:table-cell table:style-name="ce2" office:value-type="float" office:value="0.7384615385" calcext:value-type="float">
            <text:p>0.7384615385</text:p>
          </table:table-cell>
          <table:table-cell table:style-name="ce2" office:value-type="float" office:value="0.080613" calcext:value-type="float">
            <text:p>0.080613</text:p>
          </table:table-cell>
          <table:table-cell table:style-name="ce2" office:value-type="float" office:value="0.975" calcext:value-type="float">
            <text:p>0.975</text:p>
          </table:table-cell>
          <table:table-cell table:style-name="ce2" office:value-type="float" office:value="0.093613" calcext:value-type="float">
            <text:p>0.093613</text:p>
          </table:table-cell>
          <table:table-cell table:style-name="ce2" office:value-type="float" office:value="0.9350649351" calcext:value-type="float">
            <text:p>0.9350649351</text:p>
          </table:table-cell>
          <table:table-cell table:style-name="ce2" office:value-type="float" office:value="0.153688" calcext:value-type="float">
            <text:p>0.153688</text:p>
          </table:table-cell>
          <table:table-cell table:style-name="ce2" office:value-type="float" office:value="0.975" calcext:value-type="float">
            <text:p>0.9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9195" calcext:value-type="float">
            <text:p>0.159195</text:p>
          </table:table-cell>
          <table:table-cell table:style-name="ce2" office:value-type="float" office:value="0.2105263158" calcext:value-type="float">
            <text:p>0.2105263158</text:p>
          </table:table-cell>
          <table:table-cell table:style-name="ce2" office:value-type="float" office:value="0.160578" calcext:value-type="float">
            <text:p>0.1605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4974" calcext:value-type="float">
            <text:p>0.1749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94682" calcext:value-type="float">
            <text:p>0.1946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99857" calcext:value-type="float">
            <text:p>0.29985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7771" calcext:value-type="float">
            <text:p>0.077771</text:p>
          </table:table-cell>
          <table:table-cell table:style-name="ce2" office:value-type="float" office:value="0.1578947368" calcext:value-type="float">
            <text:p>0.1578947368</text:p>
          </table:table-cell>
          <table:table-cell table:style-name="ce2" office:value-type="float" office:value="0.079904" calcext:value-type="float">
            <text:p>0.079904</text:p>
          </table:table-cell>
          <table:table-cell table:style-name="ce2" office:value-type="float" office:value="0.1578947368" calcext:value-type="float">
            <text:p>0.1578947368</text:p>
          </table:table-cell>
          <table:table-cell table:style-name="ce2" office:value-type="float" office:value="0.0845" calcext:value-type="float">
            <text:p>0.0845</text:p>
          </table:table-cell>
          <table:table-cell table:style-name="ce2" office:value-type="float" office:value="0.1578947368" calcext:value-type="float">
            <text:p>0.1578947368</text:p>
          </table:table-cell>
          <table:table-cell table:style-name="ce2" office:value-type="float" office:value="0.086" calcext:value-type="float">
            <text:p>0.086</text:p>
          </table:table-cell>
          <table:table-cell table:style-name="ce2" office:value-type="float" office:value="0.679245283" calcext:value-type="float">
            <text:p>0.679245283</text:p>
          </table:table-cell>
          <table:table-cell table:style-name="ce2" office:value-type="float" office:value="0.099747" calcext:value-type="float">
            <text:p>0.099747</text:p>
          </table:table-cell>
          <table:table-cell table:style-name="ce2" office:value-type="float" office:value="0.3720930233" calcext:value-type="float">
            <text:p>0.37209302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7665" calcext:value-type="float">
            <text:p>0.077665</text:p>
          </table:table-cell>
          <table:table-cell table:style-name="ce2" office:value-type="float" office:value="0.08955223881" calcext:value-type="float">
            <text:p>0.08955223881</text:p>
          </table:table-cell>
          <table:table-cell table:style-name="ce2" office:value-type="float" office:value="0.085606" calcext:value-type="float">
            <text:p>0.085606</text:p>
          </table:table-cell>
          <table:table-cell table:style-name="ce2" office:value-type="float" office:value="0.2465753425" calcext:value-type="float">
            <text:p>0.2465753425</text:p>
          </table:table-cell>
          <table:table-cell table:style-name="ce2" office:value-type="float" office:value="0.087268" calcext:value-type="float">
            <text:p>0.087268</text:p>
          </table:table-cell>
          <table:table-cell table:style-name="ce2" office:value-type="float" office:value="0.2465753425" calcext:value-type="float">
            <text:p>0.2465753425</text:p>
          </table:table-cell>
          <table:table-cell table:style-name="ce2" office:value-type="float" office:value="0.092587" calcext:value-type="float">
            <text:p>0.092587</text:p>
          </table:table-cell>
          <table:table-cell table:style-name="ce2" office:value-type="float" office:value="0.2465753425" calcext:value-type="float">
            <text:p>0.2465753425</text:p>
          </table:table-cell>
          <table:table-cell table:style-name="ce2" office:value-type="float" office:value="0.088332" calcext:value-type="float">
            <text:p>0.088332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564" calcext:value-type="float">
            <text:p>0.31564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 office:value-type="float" office:value="0.313963" calcext:value-type="float">
            <text:p>0.313963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 office:value-type="float" office:value="0.318963" calcext:value-type="float">
            <text:p>0.318963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 office:value-type="float" office:value="0.332213" calcext:value-type="float">
            <text:p>0.332213</text:p>
          </table:table-cell>
          <table:table-cell table:style-name="ce2" office:value-type="float" office:value="0.3428571429" calcext:value-type="float">
            <text:p>0.3428571429</text:p>
          </table:table-cell>
          <table:table-cell table:style-name="ce2" office:value-type="float" office:value="0.397331" calcext:value-type="float">
            <text:p>0.397331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7564" calcext:value-type="float">
            <text:p>0.307564</text:p>
          </table:table-cell>
          <table:table-cell table:style-name="ce2" office:value-type="float" office:value="0.06666666667" calcext:value-type="float">
            <text:p>0.06666666667</text:p>
          </table:table-cell>
          <table:table-cell table:style-name="ce2" office:value-type="float" office:value="0.310914" calcext:value-type="float">
            <text:p>0.310914</text:p>
          </table:table-cell>
          <table:table-cell table:style-name="ce2" office:value-type="float" office:value="0.3661971831" calcext:value-type="float">
            <text:p>0.3661971831</text:p>
          </table:table-cell>
          <table:table-cell table:style-name="ce2" office:value-type="float" office:value="0.307232" calcext:value-type="float">
            <text:p>0.307232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 office:value-type="float" office:value="0.314503" calcext:value-type="float">
            <text:p>0.314503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 office:value-type="float" office:value="0.350994" calcext:value-type="float">
            <text:p>0.350994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3237" calcext:value-type="float">
            <text:p>0.103237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109495" calcext:value-type="float">
            <text:p>0.109495</text:p>
          </table:table-cell>
          <table:table-cell table:style-name="ce2" office:value-type="float" office:value="0.9189189189" calcext:value-type="float">
            <text:p>0.9189189189</text:p>
          </table:table-cell>
          <table:table-cell table:style-name="ce2" office:value-type="float" office:value="0.115835" calcext:value-type="float">
            <text:p>0.115835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0.12218" calcext:value-type="float">
            <text:p>0.12218</text:p>
          </table:table-cell>
          <table:table-cell table:style-name="ce2" office:value-type="float" office:value="0.9189189189" calcext:value-type="float">
            <text:p>0.9189189189</text:p>
          </table:table-cell>
          <table:table-cell table:style-name="ce2" office:value-type="float" office:value="0.120428" calcext:value-type="float">
            <text:p>0.120428</text:p>
          </table:table-cell>
          <table:table-cell table:style-name="ce2" office:value-type="float" office:value="0.9189189189" calcext:value-type="float">
            <text:p>0.91891891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05" calcext:value-type="float">
            <text:p>0.31005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313399" calcext:value-type="float">
            <text:p>0.3133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7517" calcext:value-type="float">
            <text:p>0.3075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85" calcext:value-type="float">
            <text:p>0.3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0471" calcext:value-type="float">
            <text:p>0.36047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24246" calcext:value-type="float">
            <text:p>0.324246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314263" calcext:value-type="float">
            <text:p>0.314263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 office:value-type="float" office:value="0.315333" calcext:value-type="float">
            <text:p>0.315333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 office:value-type="float" office:value="0.326947" calcext:value-type="float">
            <text:p>0.326947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 office:value-type="float" office:value="0.37693" calcext:value-type="float">
            <text:p>0.37693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3636" calcext:value-type="float">
            <text:p>0.143636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41155" calcext:value-type="float">
            <text:p>0.141155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147698" calcext:value-type="float">
            <text:p>0.147698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157597" calcext:value-type="float">
            <text:p>0.157597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208961" calcext:value-type="float">
            <text:p>0.208961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7888" calcext:value-type="float">
            <text:p>0.137888</text:p>
          </table:table-cell>
          <table:table-cell table:style-name="ce2" office:value-type="float" office:value="0.05555555556" calcext:value-type="float">
            <text:p>0.05555555556</text:p>
          </table:table-cell>
          <table:table-cell table:style-name="ce2" office:value-type="float" office:value="0.150834" calcext:value-type="float">
            <text:p>0.15083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56621" calcext:value-type="float">
            <text:p>0.156621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3941" calcext:value-type="float">
            <text:p>0.143941</text:p>
          </table:table-cell>
          <table:table-cell table:style-name="ce2" office:value-type="float" office:value="0.2926829268" calcext:value-type="float">
            <text:p>0.2926829268</text:p>
          </table:table-cell>
          <table:table-cell table:style-name="ce2" office:value-type="float" office:value="0.174805" calcext:value-type="float">
            <text:p>0.174805</text:p>
          </table:table-cell>
          <table:table-cell table:style-name="ce2" office:value-type="float" office:value="0.2926829268" calcext:value-type="float">
            <text:p>0.292682926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9215" calcext:value-type="float">
            <text:p>0.079215</text:p>
          </table:table-cell>
          <table:table-cell table:style-name="ce2" office:value-type="float" office:value="0.5294117647" calcext:value-type="float">
            <text:p>0.5294117647</text:p>
          </table:table-cell>
          <table:table-cell table:style-name="ce2" office:value-type="float" office:value="0.132351" calcext:value-type="float">
            <text:p>0.1323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8479" calcext:value-type="float">
            <text:p>0.1584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0924" calcext:value-type="float">
            <text:p>0.209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37587" calcext:value-type="float">
            <text:p>0.43758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2442" calcext:value-type="float">
            <text:p>0.082442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139758" calcext:value-type="float">
            <text:p>0.139758</text:p>
          </table:table-cell>
          <table:table-cell table:style-name="ce2" office:value-type="float" office:value="0.8695652174" calcext:value-type="float">
            <text:p>0.8695652174</text:p>
          </table:table-cell>
          <table:table-cell table:style-name="ce2" office:value-type="float" office:value="0.168117" calcext:value-type="float">
            <text:p>0.168117</text:p>
          </table:table-cell>
          <table:table-cell table:style-name="ce2" office:value-type="float" office:value="0.8936170213" calcext:value-type="float">
            <text:p>0.8936170213</text:p>
          </table:table-cell>
          <table:table-cell table:style-name="ce2" office:value-type="float" office:value="0.223958" calcext:value-type="float">
            <text:p>0.223958</text:p>
          </table:table-cell>
          <table:table-cell table:style-name="ce2" office:value-type="float" office:value="0.8936170213" calcext:value-type="float">
            <text:p>0.8936170213</text:p>
          </table:table-cell>
          <table:table-cell table:style-name="ce2" office:value-type="float" office:value="0.469192" calcext:value-type="float">
            <text:p>0.469192</text:p>
          </table:table-cell>
          <table:table-cell table:style-name="ce2" office:value-type="float" office:value="0.8936170213" calcext:value-type="float">
            <text:p>0.893617021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1868" calcext:value-type="float">
            <text:p>0.661868</text:p>
          </table:table-cell>
          <table:table-cell table:style-name="ce2" office:value-type="float" office:value="0.05882352941" calcext:value-type="float">
            <text:p>0.05882352941</text:p>
          </table:table-cell>
          <table:table-cell table:style-name="ce2" office:value-type="float" office:value="0.67995" calcext:value-type="float">
            <text:p>0.67995</text:p>
          </table:table-cell>
          <table:table-cell table:style-name="ce2" office:value-type="float" office:value="0.05882352941" calcext:value-type="float">
            <text:p>0.05882352941</text:p>
          </table:table-cell>
          <table:table-cell table:style-name="ce2" office:value-type="float" office:value="0.692157" calcext:value-type="float">
            <text:p>0.692157</text:p>
          </table:table-cell>
          <table:table-cell table:style-name="ce2" office:value-type="float" office:value="0.05882352941" calcext:value-type="float">
            <text:p>0.05882352941</text:p>
          </table:table-cell>
          <table:table-cell table:style-name="ce2" office:value-type="float" office:value="0.71434" calcext:value-type="float">
            <text:p>0.71434</text:p>
          </table:table-cell>
          <table:table-cell table:style-name="ce2" office:value-type="float" office:value="0.05882352941" calcext:value-type="float">
            <text:p>0.05882352941</text:p>
          </table:table-cell>
          <table:table-cell table:style-name="ce2" office:value-type="float" office:value="0.801377" calcext:value-type="float">
            <text:p>0.801377</text:p>
          </table:table-cell>
          <table:table-cell table:style-name="ce2" office:value-type="float" office:value="0.05882352941" calcext:value-type="float">
            <text:p>0.0588235294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89208" calcext:value-type="float">
            <text:p>0.389208</text:p>
          </table:table-cell>
          <table:table-cell table:style-name="ce2" office:value-type="float" office:value="0.5238095238" calcext:value-type="float">
            <text:p>0.5238095238</text:p>
          </table:table-cell>
          <table:table-cell table:style-name="ce2" office:value-type="float" office:value="0.591013" calcext:value-type="float">
            <text:p>0.591013</text:p>
          </table:table-cell>
          <table:table-cell table:style-name="ce2" office:value-type="float" office:value="0.5581395349" calcext:value-type="float">
            <text:p>0.5581395349</text:p>
          </table:table-cell>
          <table:table-cell table:style-name="ce2" office:value-type="float" office:value="0.694087" calcext:value-type="float">
            <text:p>0.694087</text:p>
          </table:table-cell>
          <table:table-cell table:style-name="ce2" office:value-type="float" office:value="0.5581395349" calcext:value-type="float">
            <text:p>0.5581395349</text:p>
          </table:table-cell>
          <table:table-cell table:style-name="ce2" office:value-type="float" office:value="0.88702" calcext:value-type="float">
            <text:p>0.88702</text:p>
          </table:table-cell>
          <table:table-cell table:style-name="ce2" office:value-type="float" office:value="0.5581395349" calcext:value-type="float">
            <text:p>0.5581395349</text:p>
          </table:table-cell>
          <table:table-cell table:style-name="ce2" office:value-type="float" office:value="1.75102" calcext:value-type="float">
            <text:p>1.75102</text:p>
          </table:table-cell>
          <table:table-cell table:style-name="ce2" office:value-type="float" office:value="0.5581395349" calcext:value-type="float">
            <text:p>0.558139534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8943" calcext:value-type="float">
            <text:p>0.678943</text:p>
          </table:table-cell>
          <table:table-cell table:style-name="ce2" office:value-type="float" office:value="0.2083333333" calcext:value-type="float">
            <text:p>0.2083333333</text:p>
          </table:table-cell>
          <table:table-cell table:style-name="ce2" office:value-type="float" office:value="0.743608" calcext:value-type="float">
            <text:p>0.743608</text:p>
          </table:table-cell>
          <table:table-cell table:style-name="ce2" office:value-type="float" office:value="0.2083333333" calcext:value-type="float">
            <text:p>0.2083333333</text:p>
          </table:table-cell>
          <table:table-cell table:style-name="ce2" office:value-type="float" office:value="0.778565" calcext:value-type="float">
            <text:p>0.778565</text:p>
          </table:table-cell>
          <table:table-cell table:style-name="ce2" office:value-type="float" office:value="0.2083333333" calcext:value-type="float">
            <text:p>0.2083333333</text:p>
          </table:table-cell>
          <table:table-cell table:style-name="ce2" office:value-type="float" office:value="0.840517" calcext:value-type="float">
            <text:p>0.840517</text:p>
          </table:table-cell>
          <table:table-cell table:style-name="ce2" office:value-type="float" office:value="0.2083333333" calcext:value-type="float">
            <text:p>0.2083333333</text:p>
          </table:table-cell>
          <table:table-cell table:style-name="ce2" office:value-type="float" office:value="1.118306" calcext:value-type="float">
            <text:p>1.118306</text:p>
          </table:table-cell>
          <table:table-cell table:style-name="ce2" office:value-type="float" office:value="0.2083333333" calcext:value-type="float">
            <text:p>0.208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9447" calcext:value-type="float">
            <text:p>0.079447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106289" calcext:value-type="float">
            <text:p>0.106289</text:p>
          </table:table-cell>
          <table:table-cell table:style-name="ce2" office:value-type="float" office:value="0.9846153846" calcext:value-type="float">
            <text:p>0.9846153846</text:p>
          </table:table-cell>
          <table:table-cell table:style-name="ce2" office:value-type="float" office:value="0.122585" calcext:value-type="float">
            <text:p>0.122585</text:p>
          </table:table-cell>
          <table:table-cell table:style-name="ce2" office:value-type="float" office:value="0.9523809524" calcext:value-type="float">
            <text:p>0.9523809524</text:p>
          </table:table-cell>
          <table:table-cell table:style-name="ce2" office:value-type="float" office:value="0.152547" calcext:value-type="float">
            <text:p>0.152547</text:p>
          </table:table-cell>
          <table:table-cell table:style-name="ce2" office:value-type="float" office:value="0.9846153846" calcext:value-type="float">
            <text:p>0.9846153846</text:p>
          </table:table-cell>
          <table:table-cell table:style-name="ce2" office:value-type="float" office:value="0.285962" calcext:value-type="float">
            <text:p>0.285962</text:p>
          </table:table-cell>
          <table:table-cell table:style-name="ce2" office:value-type="float" office:value="0.9523809524" calcext:value-type="float">
            <text:p>0.95238095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2068" calcext:value-type="float">
            <text:p>0.152068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267945" calcext:value-type="float">
            <text:p>0.267945</text:p>
          </table:table-cell>
          <table:table-cell table:style-name="ce2" office:value-type="float" office:value="0.2197802198" calcext:value-type="float">
            <text:p>0.2197802198</text:p>
          </table:table-cell>
          <table:table-cell table:style-name="ce2" office:value-type="float" office:value="0.330163" calcext:value-type="float">
            <text:p>0.330163</text:p>
          </table:table-cell>
          <table:table-cell table:style-name="ce2" office:value-type="float" office:value="0.2197802198" calcext:value-type="float">
            <text:p>0.2197802198</text:p>
          </table:table-cell>
          <table:table-cell table:style-name="ce2" office:value-type="float" office:value="0.435647" calcext:value-type="float">
            <text:p>0.435647</text:p>
          </table:table-cell>
          <table:table-cell table:style-name="ce2" office:value-type="float" office:value="0.8827586207" calcext:value-type="float">
            <text:p>0.8827586207</text:p>
          </table:table-cell>
          <table:table-cell table:style-name="ce2" office:value-type="float" office:value="0.918125" calcext:value-type="float">
            <text:p>0.918125</text:p>
          </table:table-cell>
          <table:table-cell table:style-name="ce2" office:value-type="float" office:value="0.8671328671" calcext:value-type="float">
            <text:p>0.867132867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1797" calcext:value-type="float">
            <text:p>0.141797</text:p>
          </table:table-cell>
          <table:table-cell table:style-name="ce2" office:value-type="float" office:value="0.8518518519" calcext:value-type="float">
            <text:p>0.8518518519</text:p>
          </table:table-cell>
          <table:table-cell table:style-name="ce2" office:value-type="float" office:value="0.174736" calcext:value-type="float">
            <text:p>0.174736</text:p>
          </table:table-cell>
          <table:table-cell table:style-name="ce2" office:value-type="float" office:value="0.9836065574" calcext:value-type="float">
            <text:p>0.9836065574</text:p>
          </table:table-cell>
          <table:table-cell table:style-name="ce2" office:value-type="float" office:value="0.192095" calcext:value-type="float">
            <text:p>0.192095</text:p>
          </table:table-cell>
          <table:table-cell table:style-name="ce2" office:value-type="float" office:value="0.9836065574" calcext:value-type="float">
            <text:p>0.9836065574</text:p>
          </table:table-cell>
          <table:table-cell table:style-name="ce2" office:value-type="float" office:value="0.224088" calcext:value-type="float">
            <text:p>0.224088</text:p>
          </table:table-cell>
          <table:table-cell table:style-name="ce2" office:value-type="float" office:value="0.9836065574" calcext:value-type="float">
            <text:p>0.9836065574</text:p>
          </table:table-cell>
          <table:table-cell table:style-name="ce2" office:value-type="float" office:value="0.370264" calcext:value-type="float">
            <text:p>0.370264</text:p>
          </table:table-cell>
          <table:table-cell table:style-name="ce2" office:value-type="float" office:value="0.9836065574" calcext:value-type="float">
            <text:p>0.983606557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0877" calcext:value-type="float">
            <text:p>0.060877</text:p>
          </table:table-cell>
          <table:table-cell table:style-name="ce2" office:value-type="float" office:value="0.3404255319" calcext:value-type="float">
            <text:p>0.3404255319</text:p>
          </table:table-cell>
          <table:table-cell table:style-name="ce2" office:value-type="float" office:value="0.102129" calcext:value-type="float">
            <text:p>0.102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2255" calcext:value-type="float">
            <text:p>0.122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2458" calcext:value-type="float">
            <text:p>0.1624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3342" calcext:value-type="float">
            <text:p>0.34334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0191" calcext:value-type="float">
            <text:p>0.150191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199784" calcext:value-type="float">
            <text:p>0.199784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225639" calcext:value-type="float">
            <text:p>0.225639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270711" calcext:value-type="float">
            <text:p>0.270711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488242" calcext:value-type="float">
            <text:p>0.488242</text:p>
          </table:table-cell>
          <table:table-cell table:style-name="ce2" office:value-type="float" office:value="0.32" calcext:value-type="float">
            <text:p>0.3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49378" calcext:value-type="float">
            <text:p>0.349378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 office:value-type="float" office:value="0.473124" calcext:value-type="float">
            <text:p>0.473124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 office:value-type="float" office:value="0.534817" calcext:value-type="float">
            <text:p>0.534817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 office:value-type="float" office:value="0.646826" calcext:value-type="float">
            <text:p>0.646826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 office:value-type="float" office:value="1.172254" calcext:value-type="float">
            <text:p>1.172254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1534" calcext:value-type="float">
            <text:p>0.031534</text:p>
          </table:table-cell>
          <table:table-cell table:style-name="ce2" office:value-type="float" office:value="0.2580645161" calcext:value-type="float">
            <text:p>0.2580645161</text:p>
          </table:table-cell>
          <table:table-cell table:style-name="ce2" office:value-type="float" office:value="0.041902" calcext:value-type="float">
            <text:p>0.041902</text:p>
          </table:table-cell>
          <table:table-cell table:style-name="ce2" office:value-type="float" office:value="0.5789473684" calcext:value-type="float">
            <text:p>0.5789473684</text:p>
          </table:table-cell>
          <table:table-cell table:style-name="ce2" office:value-type="float" office:value="0.046006" calcext:value-type="float">
            <text:p>0.046006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052977" calcext:value-type="float">
            <text:p>0.052977</text:p>
          </table:table-cell>
          <table:table-cell table:style-name="ce2" office:value-type="float" office:value="0.5205479452" calcext:value-type="float">
            <text:p>0.5205479452</text:p>
          </table:table-cell>
          <table:table-cell table:style-name="ce2" office:value-type="float" office:value="0.051317" calcext:value-type="float">
            <text:p>0.051317</text:p>
          </table:table-cell>
          <table:table-cell table:style-name="ce2" office:value-type="float" office:value="0.56" calcext:value-type="float">
            <text:p>0.5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95452" calcext:value-type="float">
            <text:p>0.95452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 office:value-type="float" office:value="1.56081" calcext:value-type="float">
            <text:p>1.560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868436" calcext:value-type="float">
            <text:p>1.8684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425989" calcext:value-type="float">
            <text:p>2.4259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940821" calcext:value-type="float">
            <text:p>4.94082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07639" calcext:value-type="float">
            <text:p>0.207639</text:p>
          </table:table-cell>
          <table:table-cell table:style-name="ce2" office:value-type="float" office:value="0.2692307692" calcext:value-type="float">
            <text:p>0.2692307692</text:p>
          </table:table-cell>
          <table:table-cell table:style-name="ce2" office:value-type="float" office:value="0.407091" calcext:value-type="float">
            <text:p>0.407091</text:p>
          </table:table-cell>
          <table:table-cell table:style-name="ce2" office:value-type="float" office:value="0.04347826087" calcext:value-type="float">
            <text:p>0.04347826087</text:p>
          </table:table-cell>
          <table:table-cell table:style-name="ce2" office:value-type="float" office:value="0.509534" calcext:value-type="float">
            <text:p>0.509534</text:p>
          </table:table-cell>
          <table:table-cell table:style-name="ce2" office:value-type="float" office:value="0.04347826087" calcext:value-type="float">
            <text:p>0.04347826087</text:p>
          </table:table-cell>
          <table:table-cell table:style-name="ce2" office:value-type="float" office:value="0.703817" calcext:value-type="float">
            <text:p>0.703817</text:p>
          </table:table-cell>
          <table:table-cell table:style-name="ce2" office:value-type="float" office:value="0.04347826087" calcext:value-type="float">
            <text:p>0.04347826087</text:p>
          </table:table-cell>
          <table:table-cell table:style-name="ce2" office:value-type="float" office:value="1.55732" calcext:value-type="float">
            <text:p>1.55732</text:p>
          </table:table-cell>
          <table:table-cell table:style-name="ce2" office:value-type="float" office:value="0.04347826087" calcext:value-type="float">
            <text:p>0.0434782608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1354" calcext:value-type="float">
            <text:p>0.031354</text:p>
          </table:table-cell>
          <table:table-cell table:style-name="ce2" office:value-type="float" office:value="0.2962962963" calcext:value-type="float">
            <text:p>0.2962962963</text:p>
          </table:table-cell>
          <table:table-cell table:style-name="ce2" office:value-type="float" office:value="0.041323" calcext:value-type="float">
            <text:p>0.041323</text:p>
          </table:table-cell>
          <table:table-cell table:style-name="ce2" office:value-type="float" office:value="0.2641509434" calcext:value-type="float">
            <text:p>0.2641509434</text:p>
          </table:table-cell>
          <table:table-cell table:style-name="ce2" office:value-type="float" office:value="0.044789" calcext:value-type="float">
            <text:p>0.044789</text:p>
          </table:table-cell>
          <table:table-cell table:style-name="ce2" office:value-type="float" office:value="0.2641509434" calcext:value-type="float">
            <text:p>0.2641509434</text:p>
          </table:table-cell>
          <table:table-cell table:style-name="ce2" office:value-type="float" office:value="0.051807" calcext:value-type="float">
            <text:p>0.051807</text:p>
          </table:table-cell>
          <table:table-cell table:style-name="ce2" office:value-type="float" office:value="0.2641509434" calcext:value-type="float">
            <text:p>0.2641509434</text:p>
          </table:table-cell>
          <table:table-cell table:style-name="ce2" office:value-type="float" office:value="0.05113" calcext:value-type="float">
            <text:p>0.05113</text:p>
          </table:table-cell>
          <table:table-cell table:style-name="ce2" office:value-type="float" office:value="0.2641509434" calcext:value-type="float">
            <text:p>0.264150943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031" calcext:value-type="float">
            <text:p>0.309031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337766" calcext:value-type="float">
            <text:p>0.337766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356" calcext:value-type="float">
            <text:p>0.356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388594" calcext:value-type="float">
            <text:p>0.388594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517406" calcext:value-type="float">
            <text:p>0.517406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1304" calcext:value-type="float">
            <text:p>0.71304</text:p>
          </table:table-cell>
          <table:table-cell table:style-name="ce2" office:value-type="float" office:value="0.1555555556" calcext:value-type="float">
            <text:p>0.1555555556</text:p>
          </table:table-cell>
          <table:table-cell table:style-name="ce2" office:value-type="float" office:value="0.830027" calcext:value-type="float">
            <text:p>0.830027</text:p>
          </table:table-cell>
          <table:table-cell table:style-name="ce2" office:value-type="float" office:value="0.7328244275" calcext:value-type="float">
            <text:p>0.7328244275</text:p>
          </table:table-cell>
          <table:table-cell table:style-name="ce2" office:value-type="float" office:value="0.908852" calcext:value-type="float">
            <text:p>0.908852</text:p>
          </table:table-cell>
          <table:table-cell table:style-name="ce2" office:value-type="float" office:value="0.7131782946" calcext:value-type="float">
            <text:p>0.7131782946</text:p>
          </table:table-cell>
          <table:table-cell table:style-name="ce2" office:value-type="float" office:value="1.023351" calcext:value-type="float">
            <text:p>1.023351</text:p>
          </table:table-cell>
          <table:table-cell table:style-name="ce2" office:value-type="float" office:value="0.703125" calcext:value-type="float">
            <text:p>0.703125</text:p>
          </table:table-cell>
          <table:table-cell table:style-name="ce2" office:value-type="float" office:value="1.548748" calcext:value-type="float">
            <text:p>1.548748</text:p>
          </table:table-cell>
          <table:table-cell table:style-name="ce2" office:value-type="float" office:value="0.703125" calcext:value-type="float">
            <text:p>0.703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29307" calcext:value-type="float">
            <text:p>0.029307</text:p>
          </table:table-cell>
          <table:table-cell table:style-name="ce2" office:value-type="float" office:value="0.09836065574" calcext:value-type="float">
            <text:p>0.09836065574</text:p>
          </table:table-cell>
          <table:table-cell table:style-name="ce2" office:value-type="float" office:value="0.0363" calcext:value-type="float">
            <text:p>0.0363</text:p>
          </table:table-cell>
          <table:table-cell table:style-name="ce2" office:value-type="float" office:value="0.5679012346" calcext:value-type="float">
            <text:p>0.5679012346</text:p>
          </table:table-cell>
          <table:table-cell table:style-name="ce2" office:value-type="float" office:value="0.038761" calcext:value-type="float">
            <text:p>0.038761</text:p>
          </table:table-cell>
          <table:table-cell table:style-name="ce2" office:value-type="float" office:value="0.5679012346" calcext:value-type="float">
            <text:p>0.5679012346</text:p>
          </table:table-cell>
          <table:table-cell table:style-name="ce2" office:value-type="float" office:value="0.043946" calcext:value-type="float">
            <text:p>0.043946</text:p>
          </table:table-cell>
          <table:table-cell table:style-name="ce2" office:value-type="float" office:value="0.5679012346" calcext:value-type="float">
            <text:p>0.5679012346</text:p>
          </table:table-cell>
          <table:table-cell table:style-name="ce2" office:value-type="float" office:value="0.044046" calcext:value-type="float">
            <text:p>0.044046</text:p>
          </table:table-cell>
          <table:table-cell table:style-name="ce2" office:value-type="float" office:value="0.5679012346" calcext:value-type="float">
            <text:p>0.567901234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587" calcext:value-type="float">
            <text:p>0.67587</text:p>
          </table:table-cell>
          <table:table-cell table:style-name="ce2" office:value-type="float" office:value="0.09411764706" calcext:value-type="float">
            <text:p>0.09411764706</text:p>
          </table:table-cell>
          <table:table-cell table:style-name="ce2" office:value-type="float" office:value="0.728827" calcext:value-type="float">
            <text:p>0.728827</text:p>
          </table:table-cell>
          <table:table-cell table:style-name="ce2" office:value-type="float" office:value="0.7244094488" calcext:value-type="float">
            <text:p>0.7244094488</text:p>
          </table:table-cell>
          <table:table-cell table:style-name="ce2" office:value-type="float" office:value="0.756419" calcext:value-type="float">
            <text:p>0.75641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815338" calcext:value-type="float">
            <text:p>0.815338</text:p>
          </table:table-cell>
          <table:table-cell table:style-name="ce2" office:value-type="float" office:value="0.09411764706" calcext:value-type="float">
            <text:p>0.09411764706</text:p>
          </table:table-cell>
          <table:table-cell table:style-name="ce2" office:value-type="float" office:value="1.048927" calcext:value-type="float">
            <text:p>1.048927</text:p>
          </table:table-cell>
          <table:table-cell table:style-name="ce2" office:value-type="float" office:value="0.427184466" calcext:value-type="float">
            <text:p>0.42718446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8162" calcext:value-type="float">
            <text:p>0.678162</text:p>
          </table:table-cell>
          <table:table-cell table:style-name="ce2" office:value-type="float" office:value="0.1518987342" calcext:value-type="float">
            <text:p>0.1518987342</text:p>
          </table:table-cell>
          <table:table-cell table:style-name="ce2" office:value-type="float" office:value="0.734034" calcext:value-type="float">
            <text:p>0.734034</text:p>
          </table:table-cell>
          <table:table-cell table:style-name="ce2" office:value-type="float" office:value="0.3409090909" calcext:value-type="float">
            <text:p>0.3409090909</text:p>
          </table:table-cell>
          <table:table-cell table:style-name="ce2" office:value-type="float" office:value="0.758919" calcext:value-type="float">
            <text:p>0.758919</text:p>
          </table:table-cell>
          <table:table-cell table:style-name="ce2" office:value-type="float" office:value="0.3409090909" calcext:value-type="float">
            <text:p>0.3409090909</text:p>
          </table:table-cell>
          <table:table-cell table:style-name="ce2" office:value-type="float" office:value="0.822966" calcext:value-type="float">
            <text:p>0.822966</text:p>
          </table:table-cell>
          <table:table-cell table:style-name="ce2" office:value-type="float" office:value="0.3409090909" calcext:value-type="float">
            <text:p>0.3409090909</text:p>
          </table:table-cell>
          <table:table-cell table:style-name="ce2" office:value-type="float" office:value="1.078844" calcext:value-type="float">
            <text:p>1.078844</text:p>
          </table:table-cell>
          <table:table-cell table:style-name="ce2" office:value-type="float" office:value="0.3409090909" calcext:value-type="float">
            <text:p>0.340909090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879" calcext:value-type="float">
            <text:p>0.66879</text:p>
          </table:table-cell>
          <table:table-cell table:style-name="ce2" office:value-type="float" office:value="0.2264150943" calcext:value-type="float">
            <text:p>0.2264150943</text:p>
          </table:table-cell>
          <table:table-cell table:style-name="ce2" office:value-type="float" office:value="0.734638" calcext:value-type="float">
            <text:p>0.734638</text:p>
          </table:table-cell>
          <table:table-cell table:style-name="ce2" office:value-type="float" office:value="0.4590163934" calcext:value-type="float">
            <text:p>0.4590163934</text:p>
          </table:table-cell>
          <table:table-cell table:style-name="ce2" office:value-type="float" office:value="0.762934" calcext:value-type="float">
            <text:p>0.762934</text:p>
          </table:table-cell>
          <table:table-cell table:style-name="ce2" office:value-type="float" office:value="0.5970149254" calcext:value-type="float">
            <text:p>0.5970149254</text:p>
          </table:table-cell>
          <table:table-cell table:style-name="ce2" office:value-type="float" office:value="0.815812" calcext:value-type="float">
            <text:p>0.815812</text:p>
          </table:table-cell>
          <table:table-cell table:style-name="ce2" office:value-type="float" office:value="0.6571428571" calcext:value-type="float">
            <text:p>0.6571428571</text:p>
          </table:table-cell>
          <table:table-cell table:style-name="ce2" office:value-type="float" office:value="1.07493" calcext:value-type="float">
            <text:p>1.07493</text:p>
          </table:table-cell>
          <table:table-cell table:style-name="ce2" office:value-type="float" office:value="0.6176470588" calcext:value-type="float">
            <text:p>0.617647058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098" calcext:value-type="float">
            <text:p>0.310098</text:p>
          </table:table-cell>
          <table:table-cell table:style-name="ce2" office:value-type="float" office:value="0.5365853659" calcext:value-type="float">
            <text:p>0.5365853659</text:p>
          </table:table-cell>
          <table:table-cell table:style-name="ce2" office:value-type="float" office:value="0.345748" calcext:value-type="float">
            <text:p>0.345748</text:p>
          </table:table-cell>
          <table:table-cell table:style-name="ce2" office:value-type="float" office:value="0.6046511628" calcext:value-type="float">
            <text:p>0.6046511628</text:p>
          </table:table-cell>
          <table:table-cell table:style-name="ce2" office:value-type="float" office:value="0.365133" calcext:value-type="float">
            <text:p>0.365133</text:p>
          </table:table-cell>
          <table:table-cell table:style-name="ce2" office:value-type="float" office:value="0.6046511628" calcext:value-type="float">
            <text:p>0.6046511628</text:p>
          </table:table-cell>
          <table:table-cell table:style-name="ce2" office:value-type="float" office:value="0.40272" calcext:value-type="float">
            <text:p>0.40272</text:p>
          </table:table-cell>
          <table:table-cell table:style-name="ce2" office:value-type="float" office:value="0.6046511628" calcext:value-type="float">
            <text:p>0.6046511628</text:p>
          </table:table-cell>
          <table:table-cell table:style-name="ce2" office:value-type="float" office:value="0.562399" calcext:value-type="float">
            <text:p>0.562399</text:p>
          </table:table-cell>
          <table:table-cell table:style-name="ce2" office:value-type="float" office:value="0.6046511628" calcext:value-type="float">
            <text:p>0.604651162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480821" calcext:value-type="float">
            <text:p>0.480821</text:p>
          </table:table-cell>
          <table:table-cell table:style-name="ce2" office:value-type="float" office:value="0.4848484848" calcext:value-type="float">
            <text:p>0.4848484848</text:p>
          </table:table-cell>
          <table:table-cell table:style-name="ce2" office:value-type="float" office:value="0.835103" calcext:value-type="float">
            <text:p>0.835103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1.017709" calcext:value-type="float">
            <text:p>1.017709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1.350923" calcext:value-type="float">
            <text:p>1.350923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2.820573" calcext:value-type="float">
            <text:p>2.820573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84384" calcext:value-type="float">
            <text:p>0.84384</text:p>
          </table:table-cell>
          <table:table-cell table:style-name="ce2" office:value-type="float" office:value="0.6017699115" calcext:value-type="float">
            <text:p>0.6017699115</text:p>
          </table:table-cell>
          <table:table-cell table:style-name="ce2" office:value-type="float" office:value="1.224361" calcext:value-type="float">
            <text:p>1.2243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423668" calcext:value-type="float">
            <text:p>1.4236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787863" calcext:value-type="float">
            <text:p>1.7878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412869" calcext:value-type="float">
            <text:p>3.41286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858511" calcext:value-type="float">
            <text:p>0.858511</text:p>
          </table:table-cell>
          <table:table-cell table:style-name="ce2" office:value-type="float" office:value="0.4523809524" calcext:value-type="float">
            <text:p>0.4523809524</text:p>
          </table:table-cell>
          <table:table-cell table:style-name="ce2" office:value-type="float" office:value="1.260584" calcext:value-type="float">
            <text:p>1.260584</text:p>
          </table:table-cell>
          <table:table-cell table:style-name="ce2" office:value-type="float" office:value="0.9516129032" calcext:value-type="float">
            <text:p>0.9516129032</text:p>
          </table:table-cell>
          <table:table-cell table:style-name="ce2" office:value-type="float" office:value="1.479514" calcext:value-type="float">
            <text:p>1.479514</text:p>
          </table:table-cell>
          <table:table-cell table:style-name="ce2" office:value-type="float" office:value="0.9682539683" calcext:value-type="float">
            <text:p>0.9682539683</text:p>
          </table:table-cell>
          <table:table-cell table:style-name="ce2" office:value-type="float" office:value="1.875254" calcext:value-type="float">
            <text:p>1.875254</text:p>
          </table:table-cell>
          <table:table-cell table:style-name="ce2" office:value-type="float" office:value="0.984375" calcext:value-type="float">
            <text:p>0.984375</text:p>
          </table:table-cell>
          <table:table-cell table:style-name="ce2" office:value-type="float" office:value="3.624356" calcext:value-type="float">
            <text:p>3.624356</text:p>
          </table:table-cell>
          <table:table-cell table:style-name="ce2" office:value-type="float" office:value="0.984375" calcext:value-type="float">
            <text:p>0.9843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8562" calcext:value-type="float">
            <text:p>0.318562</text:p>
          </table:table-cell>
          <table:table-cell table:style-name="ce2" office:value-type="float" office:value="0.1176470588" calcext:value-type="float">
            <text:p>0.1176470588</text:p>
          </table:table-cell>
          <table:table-cell table:style-name="ce2" office:value-type="float" office:value="0.316575" calcext:value-type="float">
            <text:p>0.316575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 office:value-type="float" office:value="0.32663" calcext:value-type="float">
            <text:p>0.326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0425" calcext:value-type="float">
            <text:p>0.3404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06014" calcext:value-type="float">
            <text:p>0.40601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91233" calcext:value-type="float">
            <text:p>0.091233</text:p>
          </table:table-cell>
          <table:table-cell table:style-name="ce2" office:value-type="float" office:value="0.2745098039" calcext:value-type="float">
            <text:p>0.2745098039</text:p>
          </table:table-cell>
          <table:table-cell table:style-name="ce2" office:value-type="float" office:value="0.1657" calcext:value-type="float">
            <text:p>0.1657</text:p>
          </table:table-cell>
          <table:table-cell table:style-name="ce2" office:value-type="float" office:value="0.2745098039" calcext:value-type="float">
            <text:p>0.2745098039</text:p>
          </table:table-cell>
          <table:table-cell table:style-name="ce2" office:value-type="float" office:value="0.203586" calcext:value-type="float">
            <text:p>0.203586</text:p>
          </table:table-cell>
          <table:table-cell table:style-name="ce2" office:value-type="float" office:value="0.2745098039" calcext:value-type="float">
            <text:p>0.2745098039</text:p>
          </table:table-cell>
          <table:table-cell table:style-name="ce2" office:value-type="float" office:value="0.275857" calcext:value-type="float">
            <text:p>0.275857</text:p>
          </table:table-cell>
          <table:table-cell table:style-name="ce2" office:value-type="float" office:value="0.2745098039" calcext:value-type="float">
            <text:p>0.2745098039</text:p>
          </table:table-cell>
          <table:table-cell table:style-name="ce2" office:value-type="float" office:value="0.602257" calcext:value-type="float">
            <text:p>0.602257</text:p>
          </table:table-cell>
          <table:table-cell table:style-name="ce2" office:value-type="float" office:value="0.2745098039" calcext:value-type="float">
            <text:p>0.274509803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02653" calcext:value-type="float">
            <text:p>0.702653</text:p>
          </table:table-cell>
          <table:table-cell table:style-name="ce2" office:value-type="float" office:value="0.2142857143" calcext:value-type="float">
            <text:p>0.2142857143</text:p>
          </table:table-cell>
          <table:table-cell table:style-name="ce2" office:value-type="float" office:value="0.807958" calcext:value-type="float">
            <text:p>0.807958</text:p>
          </table:table-cell>
          <table:table-cell table:style-name="ce2" office:value-type="float" office:value="0.275862069" calcext:value-type="float">
            <text:p>0.275862069</text:p>
          </table:table-cell>
          <table:table-cell table:style-name="ce2" office:value-type="float" office:value="0.862085" calcext:value-type="float">
            <text:p>0.862085</text:p>
          </table:table-cell>
          <table:table-cell table:style-name="ce2" office:value-type="float" office:value="0.275862069" calcext:value-type="float">
            <text:p>0.275862069</text:p>
          </table:table-cell>
          <table:table-cell table:style-name="ce2" office:value-type="float" office:value="0.948864" calcext:value-type="float">
            <text:p>0.948864</text:p>
          </table:table-cell>
          <table:table-cell table:style-name="ce2" office:value-type="float" office:value="0.275862069" calcext:value-type="float">
            <text:p>0.275862069</text:p>
          </table:table-cell>
          <table:table-cell table:style-name="ce2" office:value-type="float" office:value="1.398754" calcext:value-type="float">
            <text:p>1.398754</text:p>
          </table:table-cell>
          <table:table-cell table:style-name="ce2" office:value-type="float" office:value="0.275862069" calcext:value-type="float">
            <text:p>0.27586206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9262" calcext:value-type="float">
            <text:p>0.059262</text:p>
          </table:table-cell>
          <table:table-cell table:style-name="ce2" office:value-type="float" office:value="0.08823529412" calcext:value-type="float">
            <text:p>0.08823529412</text:p>
          </table:table-cell>
          <table:table-cell table:style-name="ce2" office:value-type="float" office:value="0.069991" calcext:value-type="float">
            <text:p>0.069991</text:p>
          </table:table-cell>
          <table:table-cell table:style-name="ce2" office:value-type="float" office:value="0.1944444444" calcext:value-type="float">
            <text:p>0.1944444444</text:p>
          </table:table-cell>
          <table:table-cell table:style-name="ce2" office:value-type="float" office:value="0.072248" calcext:value-type="float">
            <text:p>0.072248</text:p>
          </table:table-cell>
          <table:table-cell table:style-name="ce2" office:value-type="float" office:value="0.3544303797" calcext:value-type="float">
            <text:p>0.3544303797</text:p>
          </table:table-cell>
          <table:table-cell table:style-name="ce2" office:value-type="float" office:value="0.079246" calcext:value-type="float">
            <text:p>0.079246</text:p>
          </table:table-cell>
          <table:table-cell table:style-name="ce2" office:value-type="float" office:value="0.3544303797" calcext:value-type="float">
            <text:p>0.3544303797</text:p>
          </table:table-cell>
          <table:table-cell table:style-name="ce2" office:value-type="float" office:value="0.075833" calcext:value-type="float">
            <text:p>0.075833</text:p>
          </table:table-cell>
          <table:table-cell table:style-name="ce2" office:value-type="float" office:value="0.3544303797" calcext:value-type="float">
            <text:p>0.354430379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6541" calcext:value-type="float">
            <text:p>0.316541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370399" calcext:value-type="float">
            <text:p>0.370399</text:p>
          </table:table-cell>
          <table:table-cell table:style-name="ce2" office:value-type="float" office:value="0.5517241379" calcext:value-type="float">
            <text:p>0.5517241379</text:p>
          </table:table-cell>
          <table:table-cell table:style-name="ce2" office:value-type="float" office:value="0.402089" calcext:value-type="float">
            <text:p>0.4020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54128" calcext:value-type="float">
            <text:p>0.454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82275" calcext:value-type="float">
            <text:p>0.68227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4653" calcext:value-type="float">
            <text:p>0.314653</text:p>
          </table:table-cell>
          <table:table-cell table:style-name="ce2" office:value-type="float" office:value="0.6363636364" calcext:value-type="float">
            <text:p>0.6363636364</text:p>
          </table:table-cell>
          <table:table-cell table:style-name="ce2" office:value-type="float" office:value="0.367548" calcext:value-type="float">
            <text:p>0.3675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93781" calcext:value-type="float">
            <text:p>0.3937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42785" calcext:value-type="float">
            <text:p>0.4427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59169" calcext:value-type="float">
            <text:p>0.65916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081" calcext:value-type="float">
            <text:p>0.310081</text:p>
          </table:table-cell>
          <table:table-cell table:style-name="ce2" office:value-type="float" office:value="0.4666666667" calcext:value-type="float">
            <text:p>0.4666666667</text:p>
          </table:table-cell>
          <table:table-cell table:style-name="ce2" office:value-type="float" office:value="0.356879" calcext:value-type="float">
            <text:p>0.356879</text:p>
          </table:table-cell>
          <table:table-cell table:style-name="ce2" office:value-type="float" office:value="0.7733333333" calcext:value-type="float">
            <text:p>0.7733333333</text:p>
          </table:table-cell>
          <table:table-cell table:style-name="ce2" office:value-type="float" office:value="0.374229" calcext:value-type="float">
            <text:p>0.374229</text:p>
          </table:table-cell>
          <table:table-cell table:style-name="ce2" office:value-type="float" office:value="0.7397260274" calcext:value-type="float">
            <text:p>0.7397260274</text:p>
          </table:table-cell>
          <table:table-cell table:style-name="ce2" office:value-type="float" office:value="0.418883" calcext:value-type="float">
            <text:p>0.418883</text:p>
          </table:table-cell>
          <table:table-cell table:style-name="ce2" office:value-type="float" office:value="0.7042253521" calcext:value-type="float">
            <text:p>0.7042253521</text:p>
          </table:table-cell>
          <table:table-cell table:style-name="ce2" office:value-type="float" office:value="0.59639" calcext:value-type="float">
            <text:p>0.59639</text:p>
          </table:table-cell>
          <table:table-cell table:style-name="ce2" office:value-type="float" office:value="0.7222222222" calcext:value-type="float">
            <text:p>0.72222222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51712" calcext:value-type="float">
            <text:p>0.351712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474235" calcext:value-type="float">
            <text:p>0.4742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35888" calcext:value-type="float">
            <text:p>0.5358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50835" calcext:value-type="float">
            <text:p>0.6508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64329" calcext:value-type="float">
            <text:p>1.16432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3258" calcext:value-type="float">
            <text:p>0.663258</text:p>
          </table:table-cell>
          <table:table-cell table:style-name="ce2" office:value-type="float" office:value="0.3902439024" calcext:value-type="float">
            <text:p>0.3902439024</text:p>
          </table:table-cell>
          <table:table-cell table:style-name="ce2" office:value-type="float" office:value="0.716692" calcext:value-type="float">
            <text:p>0.716692</text:p>
          </table:table-cell>
          <table:table-cell table:style-name="ce2" office:value-type="float" office:value="0.4651162791" calcext:value-type="float">
            <text:p>0.4651162791</text:p>
          </table:table-cell>
          <table:table-cell table:style-name="ce2" office:value-type="float" office:value="0.723994" calcext:value-type="float">
            <text:p>0.723994</text:p>
          </table:table-cell>
          <table:table-cell table:style-name="ce2" office:value-type="float" office:value="0.4651162791" calcext:value-type="float">
            <text:p>0.4651162791</text:p>
          </table:table-cell>
          <table:table-cell table:style-name="ce2" office:value-type="float" office:value="0.755654" calcext:value-type="float">
            <text:p>0.755654</text:p>
          </table:table-cell>
          <table:table-cell table:style-name="ce2" office:value-type="float" office:value="0.4285714286" calcext:value-type="float">
            <text:p>0.4285714286</text:p>
          </table:table-cell>
          <table:table-cell table:style-name="ce2" office:value-type="float" office:value="0.916308" calcext:value-type="float">
            <text:p>0.916308</text:p>
          </table:table-cell>
          <table:table-cell table:style-name="ce2" office:value-type="float" office:value="0.5333333333" calcext:value-type="float">
            <text:p>0.5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185" calcext:value-type="float">
            <text:p>0.309185</text:p>
          </table:table-cell>
          <table:table-cell table:style-name="ce2" office:value-type="float" office:value="0.1071428571" calcext:value-type="float">
            <text:p>0.1071428571</text:p>
          </table:table-cell>
          <table:table-cell table:style-name="ce2" office:value-type="float" office:value="0.351012" calcext:value-type="float">
            <text:p>0.351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70097" calcext:value-type="float">
            <text:p>0.3700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13127" calcext:value-type="float">
            <text:p>0.4131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83985" calcext:value-type="float">
            <text:p>0.58398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4086" calcext:value-type="float">
            <text:p>0.064086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074394" calcext:value-type="float">
            <text:p>0.07439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084037" calcext:value-type="float">
            <text:p>0.084037</text:p>
          </table:table-cell>
          <table:table-cell table:style-name="ce2" office:value-type="float" office:value="0.7640449438" calcext:value-type="float">
            <text:p>0.7640449438</text:p>
          </table:table-cell>
          <table:table-cell table:style-name="ce2" office:value-type="float" office:value="0.072" calcext:value-type="float">
            <text:p>0.072</text:p>
          </table:table-cell>
          <table:table-cell table:style-name="ce2" office:value-type="float" office:value="0.7640449438" calcext:value-type="float">
            <text:p>0.7640449438</text:p>
          </table:table-cell>
          <table:table-cell table:style-name="ce2" office:value-type="float" office:value="0.100948" calcext:value-type="float">
            <text:p>0.100948</text:p>
          </table:table-cell>
          <table:table-cell table:style-name="ce2" office:value-type="float" office:value="0.7640449438" calcext:value-type="float">
            <text:p>0.764044943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8018" calcext:value-type="float">
            <text:p>0.068018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086877" calcext:value-type="float">
            <text:p>0.086877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078711" calcext:value-type="float">
            <text:p>0.07871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116149" calcext:value-type="float">
            <text:p>0.116149</text:p>
          </table:table-cell>
          <table:table-cell table:style-name="ce2" office:value-type="float" office:value="0.4" calcext:value-type="float">
            <text:p>0.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2248" calcext:value-type="float">
            <text:p>0.02248</text:p>
          </table:table-cell>
          <table:table-cell table:style-name="ce2" office:value-type="float" office:value="0.3793103448" calcext:value-type="float">
            <text:p>0.3793103448</text:p>
          </table:table-cell>
          <table:table-cell table:style-name="ce2" office:value-type="float" office:value="0.03737" calcext:value-type="float">
            <text:p>0.03737</text:p>
          </table:table-cell>
          <table:table-cell table:style-name="ce2" office:value-type="float" office:value="0.9438202247" calcext:value-type="float">
            <text:p>0.9438202247</text:p>
          </table:table-cell>
          <table:table-cell table:style-name="ce2" office:value-type="float" office:value="0.041559" calcext:value-type="float">
            <text:p>0.041559</text:p>
          </table:table-cell>
          <table:table-cell table:style-name="ce2" office:value-type="float" office:value="0.9438202247" calcext:value-type="float">
            <text:p>0.9438202247</text:p>
          </table:table-cell>
          <table:table-cell table:style-name="ce2" office:value-type="float" office:value="0.033586" calcext:value-type="float">
            <text:p>0.033586</text:p>
          </table:table-cell>
          <table:table-cell table:style-name="ce2" office:value-type="float" office:value="0.9438202247" calcext:value-type="float">
            <text:p>0.9438202247</text:p>
          </table:table-cell>
          <table:table-cell table:style-name="ce2" office:value-type="float" office:value="0.058189" calcext:value-type="float">
            <text:p>0.058189</text:p>
          </table:table-cell>
          <table:table-cell table:style-name="ce2" office:value-type="float" office:value="0.9438202247" calcext:value-type="float">
            <text:p>0.943820224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3159" calcext:value-type="float">
            <text:p>0.073159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71738" calcext:value-type="float">
            <text:p>0.071738</text:p>
          </table:table-cell>
          <table:table-cell table:style-name="ce2" office:value-type="float" office:value="0.7524752475" calcext:value-type="float">
            <text:p>0.7524752475</text:p>
          </table:table-cell>
          <table:table-cell table:style-name="ce2" office:value-type="float" office:value="0.078372" calcext:value-type="float">
            <text:p>0.078372</text:p>
          </table:table-cell>
          <table:table-cell table:style-name="ce2" office:value-type="float" office:value="0.7524752475" calcext:value-type="float">
            <text:p>0.7524752475</text:p>
          </table:table-cell>
          <table:table-cell table:style-name="ce2" office:value-type="float" office:value="0.090159" calcext:value-type="float">
            <text:p>0.090159</text:p>
          </table:table-cell>
          <table:table-cell table:style-name="ce2" office:value-type="float" office:value="0.7524752475" calcext:value-type="float">
            <text:p>0.7524752475</text:p>
          </table:table-cell>
          <table:table-cell table:style-name="ce2" office:value-type="float" office:value="0.14746" calcext:value-type="float">
            <text:p>0.14746</text:p>
          </table:table-cell>
          <table:table-cell table:style-name="ce2" office:value-type="float" office:value="0.7524752475" calcext:value-type="float">
            <text:p>0.75247524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98081" calcext:value-type="float">
            <text:p>0.698081</text:p>
          </table:table-cell>
          <table:table-cell table:style-name="ce2" office:value-type="float" office:value="0.9645390071" calcext:value-type="float">
            <text:p>0.9645390071</text:p>
          </table:table-cell>
          <table:table-cell table:style-name="ce2" office:value-type="float" office:value="0.784136" calcext:value-type="float">
            <text:p>0.7841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46694" calcext:value-type="float">
            <text:p>0.8466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44788" calcext:value-type="float">
            <text:p>0.9447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69086" calcext:value-type="float">
            <text:p>1.36908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049" calcext:value-type="float">
            <text:p>0.13049</text:p>
          </table:table-cell>
          <table:table-cell table:style-name="ce2" office:value-type="float" office:value="0.3684210526" calcext:value-type="float">
            <text:p>0.3684210526</text:p>
          </table:table-cell>
          <table:table-cell table:style-name="ce2" office:value-type="float" office:value="0.199366" calcext:value-type="float">
            <text:p>0.1993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33372" calcext:value-type="float">
            <text:p>0.2333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97559" calcext:value-type="float">
            <text:p>0.2975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94917" calcext:value-type="float">
            <text:p>0.59491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563" calcext:value-type="float">
            <text:p>0.308563</text:p>
          </table:table-cell>
          <table:table-cell table:style-name="ce2" office:value-type="float" office:value="0.4615384615" calcext:value-type="float">
            <text:p>0.4615384615</text:p>
          </table:table-cell>
          <table:table-cell table:style-name="ce2" office:value-type="float" office:value="0.318453" calcext:value-type="float">
            <text:p>0.318453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312801" calcext:value-type="float">
            <text:p>0.312801</text:p>
          </table:table-cell>
          <table:table-cell table:style-name="ce2" office:value-type="float" office:value="0.2417582418" calcext:value-type="float">
            <text:p>0.2417582418</text:p>
          </table:table-cell>
          <table:table-cell table:style-name="ce2" office:value-type="float" office:value="0.308987" calcext:value-type="float">
            <text:p>0.308987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337125" calcext:value-type="float">
            <text:p>0.337125</text:p>
          </table:table-cell>
          <table:table-cell table:style-name="ce2" office:value-type="float" office:value="0.2417582418" calcext:value-type="float">
            <text:p>0.241758241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2729" calcext:value-type="float">
            <text:p>0.082729</text:p>
          </table:table-cell>
          <table:table-cell table:style-name="ce2" office:value-type="float" office:value="0.4230769231" calcext:value-type="float">
            <text:p>0.4230769231</text:p>
          </table:table-cell>
          <table:table-cell table:style-name="ce2" office:value-type="float" office:value="0.085106" calcext:value-type="float">
            <text:p>0.085106</text:p>
          </table:table-cell>
          <table:table-cell table:style-name="ce2" office:value-type="float" office:value="0.4814814815" calcext:value-type="float">
            <text:p>0.4814814815</text:p>
          </table:table-cell>
          <table:table-cell table:style-name="ce2" office:value-type="float" office:value="0.095678" calcext:value-type="float">
            <text:p>0.095678</text:p>
          </table:table-cell>
          <table:table-cell table:style-name="ce2" office:value-type="float" office:value="0.4814814815" calcext:value-type="float">
            <text:p>0.4814814815</text:p>
          </table:table-cell>
          <table:table-cell table:style-name="ce2" office:value-type="float" office:value="0.11595" calcext:value-type="float">
            <text:p>0.11595</text:p>
          </table:table-cell>
          <table:table-cell table:style-name="ce2" office:value-type="float" office:value="0.4528301887" calcext:value-type="float">
            <text:p>0.4528301887</text:p>
          </table:table-cell>
          <table:table-cell table:style-name="ce2" office:value-type="float" office:value="0.208482" calcext:value-type="float">
            <text:p>0.208482</text:p>
          </table:table-cell>
          <table:table-cell table:style-name="ce2" office:value-type="float" office:value="0.5090909091" calcext:value-type="float">
            <text:p>0.509090909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1438" calcext:value-type="float">
            <text:p>0.081438</text:p>
          </table:table-cell>
          <table:table-cell table:style-name="ce2" office:value-type="float" office:value="0.2352941176" calcext:value-type="float">
            <text:p>0.2352941176</text:p>
          </table:table-cell>
          <table:table-cell table:style-name="ce2" office:value-type="float" office:value="0.083831" calcext:value-type="float">
            <text:p>0.083831</text:p>
          </table:table-cell>
          <table:table-cell table:style-name="ce2" office:value-type="float" office:value="0.3018867925" calcext:value-type="float">
            <text:p>0.3018867925</text:p>
          </table:table-cell>
          <table:table-cell table:style-name="ce2" office:value-type="float" office:value="0.094881" calcext:value-type="float">
            <text:p>0.094881</text:p>
          </table:table-cell>
          <table:table-cell table:style-name="ce2" office:value-type="float" office:value="0.2692307692" calcext:value-type="float">
            <text:p>0.2692307692</text:p>
          </table:table-cell>
          <table:table-cell table:style-name="ce2" office:value-type="float" office:value="0.114" calcext:value-type="float">
            <text:p>0.114</text:p>
          </table:table-cell>
          <table:table-cell table:style-name="ce2" office:value-type="float" office:value="0.2692307692" calcext:value-type="float">
            <text:p>0.2692307692</text:p>
          </table:table-cell>
          <table:table-cell table:style-name="ce2" office:value-type="float" office:value="0.203639" calcext:value-type="float">
            <text:p>0.203639</text:p>
          </table:table-cell>
          <table:table-cell table:style-name="ce2" office:value-type="float" office:value="0.2692307692" calcext:value-type="float">
            <text:p>0.269230769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1973" calcext:value-type="float">
            <text:p>0.071973</text:p>
          </table:table-cell>
          <table:table-cell table:style-name="ce2" office:value-type="float" office:value="0.4418604651" calcext:value-type="float">
            <text:p>0.4418604651</text:p>
          </table:table-cell>
          <table:table-cell table:style-name="ce2" office:value-type="float" office:value="0.140973" calcext:value-type="float">
            <text:p>0.140973</text:p>
          </table:table-cell>
          <table:table-cell table:style-name="ce2" office:value-type="float" office:value="0.5591397849" calcext:value-type="float">
            <text:p>0.5591397849</text:p>
          </table:table-cell>
          <table:table-cell table:style-name="ce2" office:value-type="float" office:value="0.176162" calcext:value-type="float">
            <text:p>0.176162</text:p>
          </table:table-cell>
          <table:table-cell table:style-name="ce2" office:value-type="float" office:value="0.5744680851" calcext:value-type="float">
            <text:p>0.5744680851</text:p>
          </table:table-cell>
          <table:table-cell table:style-name="ce2" office:value-type="float" office:value="0.242988" calcext:value-type="float">
            <text:p>0.242988</text:p>
          </table:table-cell>
          <table:table-cell table:style-name="ce2" office:value-type="float" office:value="0.6041666667" calcext:value-type="float">
            <text:p>0.6041666667</text:p>
          </table:table-cell>
          <table:table-cell table:style-name="ce2" office:value-type="float" office:value="0.542363" calcext:value-type="float">
            <text:p>0.542363</text:p>
          </table:table-cell>
          <table:table-cell table:style-name="ce2" office:value-type="float" office:value="0.6041666667" calcext:value-type="float">
            <text:p>0.6041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7759" calcext:value-type="float">
            <text:p>0.117759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 office:value-type="float" office:value="0.123835" calcext:value-type="float">
            <text:p>0.1238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31104" calcext:value-type="float">
            <text:p>0.131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1233" calcext:value-type="float">
            <text:p>0.1512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32241" calcext:value-type="float">
            <text:p>0.2322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3186" calcext:value-type="float">
            <text:p>0.053186</text:p>
          </table:table-cell>
          <table:table-cell table:style-name="ce2" office:value-type="float" office:value="0.6842105263" calcext:value-type="float">
            <text:p>0.6842105263</text:p>
          </table:table-cell>
          <table:table-cell table:style-name="ce2" office:value-type="float" office:value="0.054966" calcext:value-type="float">
            <text:p>0.054966</text:p>
          </table:table-cell>
          <table:table-cell table:style-name="ce2" office:value-type="float" office:value="0.7179487179" calcext:value-type="float">
            <text:p>0.7179487179</text:p>
          </table:table-cell>
          <table:table-cell table:style-name="ce2" office:value-type="float" office:value="0.065254" calcext:value-type="float">
            <text:p>0.065254</text:p>
          </table:table-cell>
          <table:table-cell table:style-name="ce2" office:value-type="float" office:value="0.9795918367" calcext:value-type="float">
            <text:p>0.9795918367</text:p>
          </table:table-cell>
          <table:table-cell table:style-name="ce2" office:value-type="float" office:value="0.084492" calcext:value-type="float">
            <text:p>0.084492</text:p>
          </table:table-cell>
          <table:table-cell table:style-name="ce2" office:value-type="float" office:value="0.7804878049" calcext:value-type="float">
            <text:p>0.7804878049</text:p>
          </table:table-cell>
          <table:table-cell table:style-name="ce2" office:value-type="float" office:value="0.171585" calcext:value-type="float">
            <text:p>0.171585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157" calcext:value-type="float">
            <text:p>0.310157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347623" calcext:value-type="float">
            <text:p>0.347623</text:p>
          </table:table-cell>
          <table:table-cell table:style-name="ce2" office:value-type="float" office:value="0.2631578947" calcext:value-type="float">
            <text:p>0.2631578947</text:p>
          </table:table-cell>
          <table:table-cell table:style-name="ce2" office:value-type="float" office:value="0.36573" calcext:value-type="float">
            <text:p>0.36573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40222" calcext:value-type="float">
            <text:p>0.40222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558931" calcext:value-type="float">
            <text:p>0.558931</text:p>
          </table:table-cell>
          <table:table-cell table:style-name="ce2" office:value-type="float" office:value="0.35" calcext:value-type="float">
            <text:p>0.3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9812" calcext:value-type="float">
            <text:p>0.1498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2781" calcext:value-type="float">
            <text:p>0.2527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8187" calcext:value-type="float">
            <text:p>0.308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03781" calcext:value-type="float">
            <text:p>0.4037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48281" calcext:value-type="float">
            <text:p>0.84828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1551" calcext:value-type="float">
            <text:p>0.311551</text:p>
          </table:table-cell>
          <table:table-cell table:style-name="ce2" office:value-type="float" office:value="0.5384615385" calcext:value-type="float">
            <text:p>0.5384615385</text:p>
          </table:table-cell>
          <table:table-cell table:style-name="ce2" office:value-type="float" office:value="0.35682" calcext:value-type="float">
            <text:p>0.356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79753" calcext:value-type="float">
            <text:p>0.3797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25562" calcext:value-type="float">
            <text:p>0.4255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14157" calcext:value-type="float">
            <text:p>0.61415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424" calcext:value-type="float">
            <text:p>0.309424</text:p>
          </table:table-cell>
          <table:table-cell table:style-name="ce2" office:value-type="float" office:value="0.7179487179" calcext:value-type="float">
            <text:p>0.7179487179</text:p>
          </table:table-cell>
          <table:table-cell table:style-name="ce2" office:value-type="float" office:value="0.355924" calcext:value-type="float">
            <text:p>0.355924</text:p>
          </table:table-cell>
          <table:table-cell table:style-name="ce2" office:value-type="float" office:value="0.9361702128" calcext:value-type="float">
            <text:p>0.9361702128</text:p>
          </table:table-cell>
          <table:table-cell table:style-name="ce2" office:value-type="float" office:value="0.377864" calcext:value-type="float">
            <text:p>0.377864</text:p>
          </table:table-cell>
          <table:table-cell table:style-name="ce2" office:value-type="float" office:value="0.9361702128" calcext:value-type="float">
            <text:p>0.9361702128</text:p>
          </table:table-cell>
          <table:table-cell table:style-name="ce2" office:value-type="float" office:value="0.422932" calcext:value-type="float">
            <text:p>0.422932</text:p>
          </table:table-cell>
          <table:table-cell table:style-name="ce2" office:value-type="float" office:value="0.9361702128" calcext:value-type="float">
            <text:p>0.9361702128</text:p>
          </table:table-cell>
          <table:table-cell table:style-name="ce2" office:value-type="float" office:value="0.619119" calcext:value-type="float">
            <text:p>0.619119</text:p>
          </table:table-cell>
          <table:table-cell table:style-name="ce2" office:value-type="float" office:value="0.9361702128" calcext:value-type="float">
            <text:p>0.936170212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8932" calcext:value-type="float">
            <text:p>0.068932</text:p>
          </table:table-cell>
          <table:table-cell table:style-name="ce2" office:value-type="float" office:value="0.2448979592" calcext:value-type="float">
            <text:p>0.2448979592</text:p>
          </table:table-cell>
          <table:table-cell table:style-name="ce2" office:value-type="float" office:value="0.075722" calcext:value-type="float">
            <text:p>0.075722</text:p>
          </table:table-cell>
          <table:table-cell table:style-name="ce2" office:value-type="float" office:value="0.8684210526" calcext:value-type="float">
            <text:p>0.8684210526</text:p>
          </table:table-cell>
          <table:table-cell table:style-name="ce2" office:value-type="float" office:value="0.073195" calcext:value-type="float">
            <text:p>0.073195</text:p>
          </table:table-cell>
          <table:table-cell table:style-name="ce2" office:value-type="float" office:value="0.8684210526" calcext:value-type="float">
            <text:p>0.8684210526</text:p>
          </table:table-cell>
          <table:table-cell table:style-name="ce2" office:value-type="float" office:value="0.082176" calcext:value-type="float">
            <text:p>0.082176</text:p>
          </table:table-cell>
          <table:table-cell table:style-name="ce2" office:value-type="float" office:value="0.8533333333" calcext:value-type="float">
            <text:p>0.8533333333</text:p>
          </table:table-cell>
          <table:table-cell table:style-name="ce2" office:value-type="float" office:value="0.127649" calcext:value-type="float">
            <text:p>0.127649</text:p>
          </table:table-cell>
          <table:table-cell table:style-name="ce2" office:value-type="float" office:value="0.8533333333" calcext:value-type="float">
            <text:p>0.85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8" calcext:value-type="float">
            <text:p>0.138</text:p>
          </table:table-cell>
          <table:table-cell table:style-name="ce2" office:value-type="float" office:value="0.8837209302" calcext:value-type="float">
            <text:p>0.8837209302</text:p>
          </table:table-cell>
          <table:table-cell table:style-name="ce2" office:value-type="float" office:value="0.14875" calcext:value-type="float">
            <text:p>0.14875</text:p>
          </table:table-cell>
          <table:table-cell table:style-name="ce2" office:value-type="float" office:value="0.5454545455" calcext:value-type="float">
            <text:p>0.5454545455</text:p>
          </table:table-cell>
          <table:table-cell table:style-name="ce2" office:value-type="float" office:value="0.155429" calcext:value-type="float">
            <text:p>0.155429</text:p>
          </table:table-cell>
          <table:table-cell table:style-name="ce2" office:value-type="float" office:value="0.5454545455" calcext:value-type="float">
            <text:p>0.5454545455</text:p>
          </table:table-cell>
          <table:table-cell table:style-name="ce2" office:value-type="float" office:value="0.149545" calcext:value-type="float">
            <text:p>0.149545</text:p>
          </table:table-cell>
          <table:table-cell table:style-name="ce2" office:value-type="float" office:value="0.5882352941" calcext:value-type="float">
            <text:p>0.5882352941</text:p>
          </table:table-cell>
          <table:table-cell table:style-name="ce2" office:value-type="float" office:value="0.166375" calcext:value-type="float">
            <text:p>0.166375</text:p>
          </table:table-cell>
          <table:table-cell table:style-name="ce2" office:value-type="float" office:value="0.5882352941" calcext:value-type="float">
            <text:p>0.588235294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8802" calcext:value-type="float">
            <text:p>0.318802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314414" calcext:value-type="float">
            <text:p>0.314414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32275" calcext:value-type="float">
            <text:p>0.32275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339655" calcext:value-type="float">
            <text:p>0.339655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410345" calcext:value-type="float">
            <text:p>0.410345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752" calcext:value-type="float">
            <text:p>0.309752</text:p>
          </table:table-cell>
          <table:table-cell table:style-name="ce2" office:value-type="float" office:value="0.2777777778" calcext:value-type="float">
            <text:p>0.2777777778</text:p>
          </table:table-cell>
          <table:table-cell table:style-name="ce2" office:value-type="float" office:value="0.365483" calcext:value-type="float">
            <text:p>0.365483</text:p>
          </table:table-cell>
          <table:table-cell table:style-name="ce2" office:value-type="float" office:value="0.2777777778" calcext:value-type="float">
            <text:p>0.2777777778</text:p>
          </table:table-cell>
          <table:table-cell table:style-name="ce2" office:value-type="float" office:value="0.386476" calcext:value-type="float">
            <text:p>0.386476</text:p>
          </table:table-cell>
          <table:table-cell table:style-name="ce2" office:value-type="float" office:value="0.2777777778" calcext:value-type="float">
            <text:p>0.2777777778</text:p>
          </table:table-cell>
          <table:table-cell table:style-name="ce2" office:value-type="float" office:value="0.435586" calcext:value-type="float">
            <text:p>0.435586</text:p>
          </table:table-cell>
          <table:table-cell table:style-name="ce2" office:value-type="float" office:value="0.2777777778" calcext:value-type="float">
            <text:p>0.2777777778</text:p>
          </table:table-cell>
          <table:table-cell table:style-name="ce2" office:value-type="float" office:value="0.649138" calcext:value-type="float">
            <text:p>0.649138</text:p>
          </table:table-cell>
          <table:table-cell table:style-name="ce2" office:value-type="float" office:value="0.2777777778" calcext:value-type="float">
            <text:p>0.277777777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5168" calcext:value-type="float">
            <text:p>0.065168</text:p>
          </table:table-cell>
          <table:table-cell table:style-name="ce2" office:value-type="float" office:value="0.07843137255" calcext:value-type="float">
            <text:p>0.07843137255</text:p>
          </table:table-cell>
          <table:table-cell table:style-name="ce2" office:value-type="float" office:value="0.078521" calcext:value-type="float">
            <text:p>0.078521</text:p>
          </table:table-cell>
          <table:table-cell table:style-name="ce2" office:value-type="float" office:value="0.3389830508" calcext:value-type="float">
            <text:p>0.3389830508</text:p>
          </table:table-cell>
          <table:table-cell table:style-name="ce2" office:value-type="float" office:value="0.082071" calcext:value-type="float">
            <text:p>0.082071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 office:value-type="float" office:value="0.072727" calcext:value-type="float">
            <text:p>0.072727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0229" calcext:value-type="float">
            <text:p>0.10229</text:p>
          </table:table-cell>
          <table:table-cell table:style-name="ce2" office:value-type="float" office:value="0.2181818182" calcext:value-type="float">
            <text:p>0.218181818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3642" calcext:value-type="float">
            <text:p>0.313642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 office:value-type="float" office:value="0.323709" calcext:value-type="float">
            <text:p>0.323709</text:p>
          </table:table-cell>
          <table:table-cell table:style-name="ce2" office:value-type="float" office:value="0.7346938776" calcext:value-type="float">
            <text:p>0.7346938776</text:p>
          </table:table-cell>
          <table:table-cell table:style-name="ce2" office:value-type="float" office:value="0.33598" calcext:value-type="float">
            <text:p>0.33598</text:p>
          </table:table-cell>
          <table:table-cell table:style-name="ce2" office:value-type="float" office:value="0.6808510638" calcext:value-type="float">
            <text:p>0.6808510638</text:p>
          </table:table-cell>
          <table:table-cell table:style-name="ce2" office:value-type="float" office:value="0.356797" calcext:value-type="float">
            <text:p>0.356797</text:p>
          </table:table-cell>
          <table:table-cell table:style-name="ce2" office:value-type="float" office:value="0.652173913" calcext:value-type="float">
            <text:p>0.652173913</text:p>
          </table:table-cell>
          <table:table-cell table:style-name="ce2" office:value-type="float" office:value="0.455709" calcext:value-type="float">
            <text:p>0.455709</text:p>
          </table:table-cell>
          <table:table-cell table:style-name="ce2" office:value-type="float" office:value="0.7083333333" calcext:value-type="float">
            <text:p>0.708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5484" calcext:value-type="float">
            <text:p>0.305484</text:p>
          </table:table-cell>
          <table:table-cell table:style-name="ce2" office:value-type="float" office:value="0.2307692308" calcext:value-type="float">
            <text:p>0.2307692308</text:p>
          </table:table-cell>
          <table:table-cell table:style-name="ce2" office:value-type="float" office:value="0.332395" calcext:value-type="float">
            <text:p>0.332395</text:p>
          </table:table-cell>
          <table:table-cell table:style-name="ce2" office:value-type="float" office:value="0.4666666667" calcext:value-type="float">
            <text:p>0.4666666667</text:p>
          </table:table-cell>
          <table:table-cell table:style-name="ce2" office:value-type="float" office:value="0.347874" calcext:value-type="float">
            <text:p>0.347874</text:p>
          </table:table-cell>
          <table:table-cell table:style-name="ce2" office:value-type="float" office:value="0.4666666667" calcext:value-type="float">
            <text:p>0.4666666667</text:p>
          </table:table-cell>
          <table:table-cell table:style-name="ce2" office:value-type="float" office:value="0.374677" calcext:value-type="float">
            <text:p>0.374677</text:p>
          </table:table-cell>
          <table:table-cell table:style-name="ce2" office:value-type="float" office:value="0.4666666667" calcext:value-type="float">
            <text:p>0.4666666667</text:p>
          </table:table-cell>
          <table:table-cell table:style-name="ce2" office:value-type="float" office:value="0.499897" calcext:value-type="float">
            <text:p>0.499897</text:p>
          </table:table-cell>
          <table:table-cell table:style-name="ce2" office:value-type="float" office:value="0.5396825397" calcext:value-type="float">
            <text:p>0.539682539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4639" calcext:value-type="float">
            <text:p>0.054639</text:p>
          </table:table-cell>
          <table:table-cell table:style-name="ce2" office:value-type="float" office:value="0.3870967742" calcext:value-type="float">
            <text:p>0.3870967742</text:p>
          </table:table-cell>
          <table:table-cell table:style-name="ce2" office:value-type="float" office:value="0.069498" calcext:value-type="float">
            <text:p>0.069498</text:p>
          </table:table-cell>
          <table:table-cell table:style-name="ce2" office:value-type="float" office:value="0.3516483516" calcext:value-type="float">
            <text:p>0.3516483516</text:p>
          </table:table-cell>
          <table:table-cell table:style-name="ce2" office:value-type="float" office:value="0.076433" calcext:value-type="float">
            <text:p>0.076433</text:p>
          </table:table-cell>
          <table:table-cell table:style-name="ce2" office:value-type="float" office:value="0.3516483516" calcext:value-type="float">
            <text:p>0.3516483516</text:p>
          </table:table-cell>
          <table:table-cell table:style-name="ce2" office:value-type="float" office:value="0.063601" calcext:value-type="float">
            <text:p>0.063601</text:p>
          </table:table-cell>
          <table:table-cell table:style-name="ce2" office:value-type="float" office:value="0.3516483516" calcext:value-type="float">
            <text:p>0.3516483516</text:p>
          </table:table-cell>
          <table:table-cell table:style-name="ce2" office:value-type="float" office:value="0.090418" calcext:value-type="float">
            <text:p>0.090418</text:p>
          </table:table-cell>
          <table:table-cell table:style-name="ce2" office:value-type="float" office:value="0.3516483516" calcext:value-type="float">
            <text:p>0.351648351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46318" calcext:value-type="float">
            <text:p>0.246318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243378" calcext:value-type="float">
            <text:p>0.243378</text:p>
          </table:table-cell>
          <table:table-cell table:style-name="ce2" office:value-type="float" office:value="0.7843137255" calcext:value-type="float">
            <text:p>0.7843137255</text:p>
          </table:table-cell>
          <table:table-cell table:style-name="ce2" office:value-type="float" office:value="0.256622" calcext:value-type="float">
            <text:p>0.256622</text:p>
          </table:table-cell>
          <table:table-cell table:style-name="ce2" office:value-type="float" office:value="0.7346938776" calcext:value-type="float">
            <text:p>0.7346938776</text:p>
          </table:table-cell>
          <table:table-cell table:style-name="ce2" office:value-type="float" office:value="0.275318" calcext:value-type="float">
            <text:p>0.275318</text:p>
          </table:table-cell>
          <table:table-cell table:style-name="ce2" office:value-type="float" office:value="0.7083333333" calcext:value-type="float">
            <text:p>0.7083333333</text:p>
          </table:table-cell>
          <table:table-cell table:style-name="ce2" office:value-type="float" office:value="0.364892" calcext:value-type="float">
            <text:p>0.364892</text:p>
          </table:table-cell>
          <table:table-cell table:style-name="ce2" office:value-type="float" office:value="0.7083333333" calcext:value-type="float">
            <text:p>0.708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1.007637" calcext:value-type="float">
            <text:p>1.007637</text:p>
          </table:table-cell>
          <table:table-cell table:style-name="ce2" office:value-type="float" office:value="0.8051948052" calcext:value-type="float">
            <text:p>0.8051948052</text:p>
          </table:table-cell>
          <table:table-cell table:style-name="ce2" office:value-type="float" office:value="1.679179" calcext:value-type="float">
            <text:p>1.679179</text:p>
          </table:table-cell>
          <table:table-cell table:style-name="ce2" office:value-type="float" office:value="0.7894736842" calcext:value-type="float">
            <text:p>0.7894736842</text:p>
          </table:table-cell>
          <table:table-cell table:style-name="ce2" office:value-type="float" office:value="2.034565" calcext:value-type="float">
            <text:p>2.034565</text:p>
          </table:table-cell>
          <table:table-cell table:style-name="ce2" office:value-type="float" office:value="0.7733333333" calcext:value-type="float">
            <text:p>0.7733333333</text:p>
          </table:table-cell>
          <table:table-cell table:style-name="ce2" office:value-type="float" office:value="2.666148" calcext:value-type="float">
            <text:p>2.666148</text:p>
          </table:table-cell>
          <table:table-cell table:style-name="ce2" office:value-type="float" office:value="0.8051948052" calcext:value-type="float">
            <text:p>0.8051948052</text:p>
          </table:table-cell>
          <table:table-cell table:style-name="ce2" office:value-type="float" office:value="5.468767" calcext:value-type="float">
            <text:p>5.468767</text:p>
          </table:table-cell>
          <table:table-cell table:style-name="ce2" office:value-type="float" office:value="0.8051948052" calcext:value-type="float">
            <text:p>0.805194805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989776" calcext:value-type="float">
            <text:p>0.989776</text:p>
          </table:table-cell>
          <table:table-cell table:style-name="ce2" office:value-type="float" office:value="0.5263157895" calcext:value-type="float">
            <text:p>0.5263157895</text:p>
          </table:table-cell>
          <table:table-cell table:style-name="ce2" office:value-type="float" office:value="1.643773" calcext:value-type="float">
            <text:p>1.643773</text:p>
          </table:table-cell>
          <table:table-cell table:style-name="ce2" office:value-type="float" office:value="0.5263157895" calcext:value-type="float">
            <text:p>0.5263157895</text:p>
          </table:table-cell>
          <table:table-cell table:style-name="ce2" office:value-type="float" office:value="1.977708" calcext:value-type="float">
            <text:p>1.977708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2.596452" calcext:value-type="float">
            <text:p>2.596452</text:p>
          </table:table-cell>
          <table:table-cell table:style-name="ce2" office:value-type="float" office:value="0.4946236559" calcext:value-type="float">
            <text:p>0.4946236559</text:p>
          </table:table-cell>
          <table:table-cell table:style-name="ce2" office:value-type="float" office:value="5.334907" calcext:value-type="float">
            <text:p>5.334907</text:p>
          </table:table-cell>
          <table:table-cell table:style-name="ce2" office:value-type="float" office:value="0.4782608696" calcext:value-type="float">
            <text:p>0.478260869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076" calcext:value-type="float">
            <text:p>0.310076</text:p>
          </table:table-cell>
          <table:table-cell table:style-name="ce2" office:value-type="float" office:value="0.2388059701" calcext:value-type="float">
            <text:p>0.2388059701</text:p>
          </table:table-cell>
          <table:table-cell table:style-name="ce2" office:value-type="float" office:value="0.332623" calcext:value-type="float">
            <text:p>0.332623</text:p>
          </table:table-cell>
          <table:table-cell table:style-name="ce2" office:value-type="float" office:value="0.3611111111" calcext:value-type="float">
            <text:p>0.3611111111</text:p>
          </table:table-cell>
          <table:table-cell table:style-name="ce2" office:value-type="float" office:value="0.347388" calcext:value-type="float">
            <text:p>0.347388</text:p>
          </table:table-cell>
          <table:table-cell table:style-name="ce2" office:value-type="float" office:value="0.3611111111" calcext:value-type="float">
            <text:p>0.3611111111</text:p>
          </table:table-cell>
          <table:table-cell table:style-name="ce2" office:value-type="float" office:value="0.371377" calcext:value-type="float">
            <text:p>0.371377</text:p>
          </table:table-cell>
          <table:table-cell table:style-name="ce2" office:value-type="float" office:value="0.3611111111" calcext:value-type="float">
            <text:p>0.3611111111</text:p>
          </table:table-cell>
          <table:table-cell table:style-name="ce2" office:value-type="float" office:value="0.493325" calcext:value-type="float">
            <text:p>0.493325</text:p>
          </table:table-cell>
          <table:table-cell table:style-name="ce2" office:value-type="float" office:value="0.3611111111" calcext:value-type="float">
            <text:p>0.36111111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51435" calcext:value-type="float">
            <text:p>0.351435</text:p>
          </table:table-cell>
          <table:table-cell table:style-name="ce2" office:value-type="float" office:value="0.09375" calcext:value-type="float">
            <text:p>0.09375</text:p>
          </table:table-cell>
          <table:table-cell table:style-name="ce2" office:value-type="float" office:value="0.469548" calcext:value-type="float">
            <text:p>0.469548</text:p>
          </table:table-cell>
          <table:table-cell table:style-name="ce2" office:value-type="float" office:value="0.1230769231" calcext:value-type="float">
            <text:p>0.1230769231</text:p>
          </table:table-cell>
          <table:table-cell table:style-name="ce2" office:value-type="float" office:value="0.534187" calcext:value-type="float">
            <text:p>0.534187</text:p>
          </table:table-cell>
          <table:table-cell table:style-name="ce2" office:value-type="float" office:value="0.09375" calcext:value-type="float">
            <text:p>0.09375</text:p>
          </table:table-cell>
          <table:table-cell table:style-name="ce2" office:value-type="float" office:value="0.650224" calcext:value-type="float">
            <text:p>0.650224</text:p>
          </table:table-cell>
          <table:table-cell table:style-name="ce2" office:value-type="float" office:value="0.09375" calcext:value-type="float">
            <text:p>0.09375</text:p>
          </table:table-cell>
          <table:table-cell table:style-name="ce2" office:value-type="float" office:value="1.179361" calcext:value-type="float">
            <text:p>1.179361</text:p>
          </table:table-cell>
          <table:table-cell table:style-name="ce2" office:value-type="float" office:value="0.09375" calcext:value-type="float">
            <text:p>0.093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7119" calcext:value-type="float">
            <text:p>0.157119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 office:value-type="float" office:value="0.159701" calcext:value-type="float">
            <text:p>0.159701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 office:value-type="float" office:value="0.161493" calcext:value-type="float">
            <text:p>0.161493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 office:value-type="float" office:value="0.171701" calcext:value-type="float">
            <text:p>0.171701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 office:value-type="float" office:value="0.21506" calcext:value-type="float">
            <text:p>0.21506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3758" calcext:value-type="float">
            <text:p>0.083758</text:p>
          </table:table-cell>
          <table:table-cell table:style-name="ce2" office:value-type="float" office:value="0.0487804878" calcext:value-type="float">
            <text:p>0.0487804878</text:p>
          </table:table-cell>
          <table:table-cell table:style-name="ce2" office:value-type="float" office:value="0.086155" calcext:value-type="float">
            <text:p>0.086155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097649" calcext:value-type="float">
            <text:p>0.097649</text:p>
          </table:table-cell>
          <table:table-cell table:style-name="ce2" office:value-type="float" office:value="0.2978723404" calcext:value-type="float">
            <text:p>0.2978723404</text:p>
          </table:table-cell>
          <table:table-cell table:style-name="ce2" office:value-type="float" office:value="0.118789" calcext:value-type="float">
            <text:p>0.118789</text:p>
          </table:table-cell>
          <table:table-cell table:style-name="ce2" office:value-type="float" office:value="0.2978723404" calcext:value-type="float">
            <text:p>0.2978723404</text:p>
          </table:table-cell>
          <table:table-cell table:style-name="ce2" office:value-type="float" office:value="0.216046" calcext:value-type="float">
            <text:p>0.216046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25859" calcext:value-type="float">
            <text:p>0.325859</text:p>
          </table:table-cell>
          <table:table-cell table:style-name="ce2" office:value-type="float" office:value="0.8039215686" calcext:value-type="float">
            <text:p>0.8039215686</text:p>
          </table:table-cell>
          <table:table-cell table:style-name="ce2" office:value-type="float" office:value="0.403495" calcext:value-type="float">
            <text:p>0.403495</text:p>
          </table:table-cell>
          <table:table-cell table:style-name="ce2" office:value-type="float" office:value="0.7021276596" calcext:value-type="float">
            <text:p>0.7021276596</text:p>
          </table:table-cell>
          <table:table-cell table:style-name="ce2" office:value-type="float" office:value="0.444168" calcext:value-type="float">
            <text:p>0.444168</text:p>
          </table:table-cell>
          <table:table-cell table:style-name="ce2" office:value-type="float" office:value="0.9572649573" calcext:value-type="float">
            <text:p>0.9572649573</text:p>
          </table:table-cell>
          <table:table-cell table:style-name="ce2" office:value-type="float" office:value="0.51204" calcext:value-type="float">
            <text:p>0.512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3731" calcext:value-type="float">
            <text:p>0.8373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32143" calcext:value-type="float">
            <text:p>0.332143</text:p>
          </table:table-cell>
          <table:table-cell table:style-name="ce2" office:value-type="float" office:value="0.7435897436" calcext:value-type="float">
            <text:p>0.7435897436</text:p>
          </table:table-cell>
          <table:table-cell table:style-name="ce2" office:value-type="float" office:value="0.421034" calcext:value-type="float">
            <text:p>0.4210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66215" calcext:value-type="float">
            <text:p>0.466215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543405" calcext:value-type="float">
            <text:p>0.543405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91819" calcext:value-type="float">
            <text:p>0.91819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42573" calcext:value-type="float">
            <text:p>0.42573</text:p>
          </table:table-cell>
          <table:table-cell table:style-name="ce2" office:value-type="float" office:value="0.7105263158" calcext:value-type="float">
            <text:p>0.7105263158</text:p>
          </table:table-cell>
          <table:table-cell table:style-name="ce2" office:value-type="float" office:value="0.653312" calcext:value-type="float">
            <text:p>0.653312</text:p>
          </table:table-cell>
          <table:table-cell table:style-name="ce2" office:value-type="float" office:value="0.8735632184" calcext:value-type="float">
            <text:p>0.8735632184</text:p>
          </table:table-cell>
          <table:table-cell table:style-name="ce2" office:value-type="float" office:value="0.777684" calcext:value-type="float">
            <text:p>0.777684</text:p>
          </table:table-cell>
          <table:table-cell table:style-name="ce2" office:value-type="float" office:value="0.8735632184" calcext:value-type="float">
            <text:p>0.8735632184</text:p>
          </table:table-cell>
          <table:table-cell table:style-name="ce2" office:value-type="float" office:value="1.001068" calcext:value-type="float">
            <text:p>1.001068</text:p>
          </table:table-cell>
          <table:table-cell table:style-name="ce2" office:value-type="float" office:value="0.8735632184" calcext:value-type="float">
            <text:p>0.8735632184</text:p>
          </table:table-cell>
          <table:table-cell table:style-name="ce2" office:value-type="float" office:value="1.992806" calcext:value-type="float">
            <text:p>1.992806</text:p>
          </table:table-cell>
          <table:table-cell table:style-name="ce2" office:value-type="float" office:value="0.8735632184" calcext:value-type="float">
            <text:p>0.873563218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454284" calcext:value-type="float">
            <text:p>0.454284</text:p>
          </table:table-cell>
          <table:table-cell table:style-name="ce2" office:value-type="float" office:value="0.5945945946" calcext:value-type="float">
            <text:p>0.5945945946</text:p>
          </table:table-cell>
          <table:table-cell table:style-name="ce2" office:value-type="float" office:value="0.748405" calcext:value-type="float">
            <text:p>0.748405</text:p>
          </table:table-cell>
          <table:table-cell table:style-name="ce2" office:value-type="float" office:value="0.5945945946" calcext:value-type="float">
            <text:p>0.5945945946</text:p>
          </table:table-cell>
          <table:table-cell table:style-name="ce2" office:value-type="float" office:value="0.899416" calcext:value-type="float">
            <text:p>0.899416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1.177459" calcext:value-type="float">
            <text:p>1.177459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2.412981" calcext:value-type="float">
            <text:p>2.412981</text:p>
          </table:table-cell>
          <table:table-cell table:style-name="ce2" office:value-type="float" office:value="0.5753424658" calcext:value-type="float">
            <text:p>0.575342465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54884" calcext:value-type="float">
            <text:p>0.354884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 office:value-type="float" office:value="0.488167" calcext:value-type="float">
            <text:p>0.488167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 office:value-type="float" office:value="0.553051" calcext:value-type="float">
            <text:p>0.553051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 office:value-type="float" office:value="0.680275" calcext:value-type="float">
            <text:p>0.680275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 office:value-type="float" office:value="1.251362" calcext:value-type="float">
            <text:p>1.251362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147" calcext:value-type="float">
            <text:p>0.309147</text:p>
          </table:table-cell>
          <table:table-cell table:style-name="ce2" office:value-type="float" office:value="0.2181818182" calcext:value-type="float">
            <text:p>0.2181818182</text:p>
          </table:table-cell>
          <table:table-cell table:style-name="ce2" office:value-type="float" office:value="0.318029" calcext:value-type="float">
            <text:p>0.318029</text:p>
          </table:table-cell>
          <table:table-cell table:style-name="ce2" office:value-type="float" office:value="0.6756756757" calcext:value-type="float">
            <text:p>0.6756756757</text:p>
          </table:table-cell>
          <table:table-cell table:style-name="ce2" office:value-type="float" office:value="0.306878" calcext:value-type="float">
            <text:p>0.306878</text:p>
          </table:table-cell>
          <table:table-cell table:style-name="ce2" office:value-type="float" office:value="0.7105263158" calcext:value-type="float">
            <text:p>0.7105263158</text:p>
          </table:table-cell>
          <table:table-cell table:style-name="ce2" office:value-type="float" office:value="0.310071" calcext:value-type="float">
            <text:p>0.310071</text:p>
          </table:table-cell>
          <table:table-cell table:style-name="ce2" office:value-type="float" office:value="0.6388888889" calcext:value-type="float">
            <text:p>0.6388888889</text:p>
          </table:table-cell>
          <table:table-cell table:style-name="ce2" office:value-type="float" office:value="0.341189" calcext:value-type="float">
            <text:p>0.341189</text:p>
          </table:table-cell>
          <table:table-cell table:style-name="ce2" office:value-type="float" office:value="0.6575342466" calcext:value-type="float">
            <text:p>0.657534246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421" calcext:value-type="float">
            <text:p>0.306421</text:p>
          </table:table-cell>
          <table:table-cell table:style-name="ce2" office:value-type="float" office:value="0.1230769231" calcext:value-type="float">
            <text:p>0.1230769231</text:p>
          </table:table-cell>
          <table:table-cell table:style-name="ce2" office:value-type="float" office:value="0.342567" calcext:value-type="float">
            <text:p>0.342567</text:p>
          </table:table-cell>
          <table:table-cell table:style-name="ce2" office:value-type="float" office:value="0.512195122" calcext:value-type="float">
            <text:p>0.512195122</text:p>
          </table:table-cell>
          <table:table-cell table:style-name="ce2" office:value-type="float" office:value="0.361125" calcext:value-type="float">
            <text:p>0.361125</text:p>
          </table:table-cell>
          <table:table-cell table:style-name="ce2" office:value-type="float" office:value="0.4938271605" calcext:value-type="float">
            <text:p>0.4938271605</text:p>
          </table:table-cell>
          <table:table-cell table:style-name="ce2" office:value-type="float" office:value="0.39436" calcext:value-type="float">
            <text:p>0.39436</text:p>
          </table:table-cell>
          <table:table-cell table:style-name="ce2" office:value-type="float" office:value="0.512195122" calcext:value-type="float">
            <text:p>0.512195122</text:p>
          </table:table-cell>
          <table:table-cell table:style-name="ce2" office:value-type="float" office:value="0.543375" calcext:value-type="float">
            <text:p>0.543375</text:p>
          </table:table-cell>
          <table:table-cell table:style-name="ce2" office:value-type="float" office:value="0.512195122" calcext:value-type="float">
            <text:p>0.5121951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94568" calcext:value-type="float">
            <text:p>0.294568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319824" calcext:value-type="float">
            <text:p>0.319824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336014" calcext:value-type="float">
            <text:p>0.336014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364865" calcext:value-type="float">
            <text:p>0.364865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486135" calcext:value-type="float">
            <text:p>0.486135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7473" calcext:value-type="float">
            <text:p>0.057473</text:p>
          </table:table-cell>
          <table:table-cell table:style-name="ce2" office:value-type="float" office:value="0.6233766234" calcext:value-type="float">
            <text:p>0.6233766234</text:p>
          </table:table-cell>
          <table:table-cell table:style-name="ce2" office:value-type="float" office:value="0.061537" calcext:value-type="float">
            <text:p>0.061537</text:p>
          </table:table-cell>
          <table:table-cell table:style-name="ce2" office:value-type="float" office:value="0.9607843137" calcext:value-type="float">
            <text:p>0.9607843137</text:p>
          </table:table-cell>
          <table:table-cell table:style-name="ce2" office:value-type="float" office:value="0.074335" calcext:value-type="float">
            <text:p>0.074335</text:p>
          </table:table-cell>
          <table:table-cell table:style-name="ce2" office:value-type="float" office:value="0.9607843137" calcext:value-type="float">
            <text:p>0.9607843137</text:p>
          </table:table-cell>
          <table:table-cell table:style-name="ce2" office:value-type="float" office:value="0.0978" calcext:value-type="float">
            <text:p>0.0978</text:p>
          </table:table-cell>
          <table:table-cell table:style-name="ce2" office:value-type="float" office:value="0.9607843137" calcext:value-type="float">
            <text:p>0.9607843137</text:p>
          </table:table-cell>
          <table:table-cell table:style-name="ce2" office:value-type="float" office:value="0.201673" calcext:value-type="float">
            <text:p>0.201673</text:p>
          </table:table-cell>
          <table:table-cell table:style-name="ce2" office:value-type="float" office:value="0.9607843137" calcext:value-type="float">
            <text:p>0.960784313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57796" calcext:value-type="float">
            <text:p>0.357796</text:p>
          </table:table-cell>
          <table:table-cell table:style-name="ce2" office:value-type="float" office:value="0.1224489796" calcext:value-type="float">
            <text:p>0.1224489796</text:p>
          </table:table-cell>
          <table:table-cell table:style-name="ce2" office:value-type="float" office:value="0.491783" calcext:value-type="float">
            <text:p>0.491783</text:p>
          </table:table-cell>
          <table:table-cell table:style-name="ce2" office:value-type="float" office:value="0.7397260274" calcext:value-type="float">
            <text:p>0.7397260274</text:p>
          </table:table-cell>
          <table:table-cell table:style-name="ce2" office:value-type="float" office:value="0.558948" calcext:value-type="float">
            <text:p>0.558948</text:p>
          </table:table-cell>
          <table:table-cell table:style-name="ce2" office:value-type="float" office:value="0.7397260274" calcext:value-type="float">
            <text:p>0.7397260274</text:p>
          </table:table-cell>
          <table:table-cell table:style-name="ce2" office:value-type="float" office:value="0.696822" calcext:value-type="float">
            <text:p>0.696822</text:p>
          </table:table-cell>
          <table:table-cell table:style-name="ce2" office:value-type="float" office:value="0.7397260274" calcext:value-type="float">
            <text:p>0.7397260274</text:p>
          </table:table-cell>
          <table:table-cell table:style-name="ce2" office:value-type="float" office:value="1.294054" calcext:value-type="float">
            <text:p>1.294054</text:p>
          </table:table-cell>
          <table:table-cell table:style-name="ce2" office:value-type="float" office:value="0.7397260274" calcext:value-type="float">
            <text:p>0.739726027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6819" calcext:value-type="float">
            <text:p>0.676819</text:p>
          </table:table-cell>
          <table:table-cell table:style-name="ce2" office:value-type="float" office:value="0.04166666667" calcext:value-type="float">
            <text:p>0.04166666667</text:p>
          </table:table-cell>
          <table:table-cell table:style-name="ce2" office:value-type="float" office:value="0.80049" calcext:value-type="float">
            <text:p>0.80049</text:p>
          </table:table-cell>
          <table:table-cell table:style-name="ce2" office:value-type="float" office:value="0.3063063063" calcext:value-type="float">
            <text:p>0.3063063063</text:p>
          </table:table-cell>
          <table:table-cell table:style-name="ce2" office:value-type="float" office:value="0.859179" calcext:value-type="float">
            <text:p>0.859179</text:p>
          </table:table-cell>
          <table:table-cell table:style-name="ce2" office:value-type="float" office:value="0.3063063063" calcext:value-type="float">
            <text:p>0.3063063063</text:p>
          </table:table-cell>
          <table:table-cell table:style-name="ce2" office:value-type="float" office:value="0.964002" calcext:value-type="float">
            <text:p>0.964002</text:p>
          </table:table-cell>
          <table:table-cell table:style-name="ce2" office:value-type="float" office:value="0.3214285714" calcext:value-type="float">
            <text:p>0.3214285714</text:p>
          </table:table-cell>
          <table:table-cell table:style-name="ce2" office:value-type="float" office:value="1.483458" calcext:value-type="float">
            <text:p>1.483458</text:p>
          </table:table-cell>
          <table:table-cell table:style-name="ce2" office:value-type="float" office:value="0.3214285714" calcext:value-type="float">
            <text:p>0.321428571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5661" calcext:value-type="float">
            <text:p>0.305661</text:p>
          </table:table-cell>
          <table:table-cell table:style-name="ce2" office:value-type="float" office:value="0.2058823529" calcext:value-type="float">
            <text:p>0.2058823529</text:p>
          </table:table-cell>
          <table:table-cell table:style-name="ce2" office:value-type="float" office:value="0.322718" calcext:value-type="float">
            <text:p>0.322718</text:p>
          </table:table-cell>
          <table:table-cell table:style-name="ce2" office:value-type="float" office:value="0.6292134831" calcext:value-type="float">
            <text:p>0.6292134831</text:p>
          </table:table-cell>
          <table:table-cell table:style-name="ce2" office:value-type="float" office:value="0.307151" calcext:value-type="float">
            <text:p>0.307151</text:p>
          </table:table-cell>
          <table:table-cell table:style-name="ce2" office:value-type="float" office:value="0.4556962025" calcext:value-type="float">
            <text:p>0.4556962025</text:p>
          </table:table-cell>
          <table:table-cell table:style-name="ce2" office:value-type="float" office:value="0.311795" calcext:value-type="float">
            <text:p>0.311795</text:p>
          </table:table-cell>
          <table:table-cell table:style-name="ce2" office:value-type="float" office:value="0.03225806452" calcext:value-type="float">
            <text:p>0.03225806452</text:p>
          </table:table-cell>
          <table:table-cell table:style-name="ce2" office:value-type="float" office:value="0.341614" calcext:value-type="float">
            <text:p>0.341614</text:p>
          </table:table-cell>
          <table:table-cell table:style-name="ce2" office:value-type="float" office:value="0.6593406593" calcext:value-type="float">
            <text:p>0.659340659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4917" calcext:value-type="float">
            <text:p>0.134917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139833" calcext:value-type="float">
            <text:p>0.13983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35208" calcext:value-type="float">
            <text:p>0.13520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143" calcext:value-type="float">
            <text:p>0.143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153417" calcext:value-type="float">
            <text:p>0.153417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1.331136" calcext:value-type="float">
            <text:p>1.331136</text:p>
          </table:table-cell>
          <table:table-cell table:style-name="ce2" office:value-type="float" office:value="0.6101694915" calcext:value-type="float">
            <text:p>0.6101694915</text:p>
          </table:table-cell>
          <table:table-cell table:style-name="ce2" office:value-type="float" office:value="2.671508" calcext:value-type="float">
            <text:p>2.6715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31533" calcext:value-type="float">
            <text:p>3.3315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542628" calcext:value-type="float">
            <text:p>4.5426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972538" calcext:value-type="float">
            <text:p>9.97253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3085" calcext:value-type="float">
            <text:p>0.313085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331881" calcext:value-type="float">
            <text:p>0.331881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35139" calcext:value-type="float">
            <text:p>0.35139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37222" calcext:value-type="float">
            <text:p>0.37222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487068" calcext:value-type="float">
            <text:p>0.487068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2627" calcext:value-type="float">
            <text:p>0.152627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 office:value-type="float" office:value="0.162041" calcext:value-type="float">
            <text:p>0.16204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67923" calcext:value-type="float">
            <text:p>0.16792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64089" calcext:value-type="float">
            <text:p>0.164089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74231" calcext:value-type="float">
            <text:p>0.174231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4432" calcext:value-type="float">
            <text:p>0.24432</text:p>
          </table:table-cell>
          <table:table-cell table:style-name="ce2" office:value-type="float" office:value="0.08510638298" calcext:value-type="float">
            <text:p>0.08510638298</text:p>
          </table:table-cell>
          <table:table-cell table:style-name="ce2" office:value-type="float" office:value="0.245676" calcext:value-type="float">
            <text:p>0.245676</text:p>
          </table:table-cell>
          <table:table-cell table:style-name="ce2" office:value-type="float" office:value="0.3018867925" calcext:value-type="float">
            <text:p>0.3018867925</text:p>
          </table:table-cell>
          <table:table-cell table:style-name="ce2" office:value-type="float" office:value="0.258968" calcext:value-type="float">
            <text:p>0.258968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281443" calcext:value-type="float">
            <text:p>0.281443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37547" calcext:value-type="float">
            <text:p>0.37547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5712" calcext:value-type="float">
            <text:p>0.155712</text:p>
          </table:table-cell>
          <table:table-cell table:style-name="ce2" office:value-type="float" office:value="0.2666666667" calcext:value-type="float">
            <text:p>0.2666666667</text:p>
          </table:table-cell>
          <table:table-cell table:style-name="ce2" office:value-type="float" office:value="0.164271" calcext:value-type="float">
            <text:p>0.164271</text:p>
          </table:table-cell>
          <table:table-cell table:style-name="ce2" office:value-type="float" office:value="0.8181818182" calcext:value-type="float">
            <text:p>0.8181818182</text:p>
          </table:table-cell>
          <table:table-cell table:style-name="ce2" office:value-type="float" office:value="0.175915" calcext:value-type="float">
            <text:p>0.175915</text:p>
          </table:table-cell>
          <table:table-cell table:style-name="ce2" office:value-type="float" office:value="0.7619047619" calcext:value-type="float">
            <text:p>0.7619047619</text:p>
          </table:table-cell>
          <table:table-cell table:style-name="ce2" office:value-type="float" office:value="0.162424" calcext:value-type="float">
            <text:p>0.162424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 office:value-type="float" office:value="0.184864" calcext:value-type="float">
            <text:p>0.184864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878" calcext:value-type="float">
            <text:p>0.15878</text:p>
          </table:table-cell>
          <table:table-cell table:style-name="ce2" office:value-type="float" office:value="0.4186046512" calcext:value-type="float">
            <text:p>0.4186046512</text:p>
          </table:table-cell>
          <table:table-cell table:style-name="ce2" office:value-type="float" office:value="0.158902" calcext:value-type="float">
            <text:p>0.158902</text:p>
          </table:table-cell>
          <table:table-cell table:style-name="ce2" office:value-type="float" office:value="0.5217391304" calcext:value-type="float">
            <text:p>0.5217391304</text:p>
          </table:table-cell>
          <table:table-cell table:style-name="ce2" office:value-type="float" office:value="0.157787" calcext:value-type="float">
            <text:p>0.157787</text:p>
          </table:table-cell>
          <table:table-cell table:style-name="ce2" office:value-type="float" office:value="0.5217391304" calcext:value-type="float">
            <text:p>0.5217391304</text:p>
          </table:table-cell>
          <table:table-cell table:style-name="ce2" office:value-type="float" office:value="0.168982" calcext:value-type="float">
            <text:p>0.168982</text:p>
          </table:table-cell>
          <table:table-cell table:style-name="ce2" office:value-type="float" office:value="0.5833333333" calcext:value-type="float">
            <text:p>0.5833333333</text:p>
          </table:table-cell>
          <table:table-cell table:style-name="ce2" office:value-type="float" office:value="0.209585" calcext:value-type="float">
            <text:p>0.209585</text:p>
          </table:table-cell>
          <table:table-cell table:style-name="ce2" office:value-type="float" office:value="0.5531914894" calcext:value-type="float">
            <text:p>0.553191489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07" calcext:value-type="float">
            <text:p>0.707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777414" calcext:value-type="float">
            <text:p>0.777414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82031" calcext:value-type="float">
            <text:p>0.82031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892069" calcext:value-type="float">
            <text:p>0.892069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1.217966" calcext:value-type="float">
            <text:p>1.21796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6592" calcext:value-type="float">
            <text:p>0.676592</text:p>
          </table:table-cell>
          <table:table-cell table:style-name="ce2" office:value-type="float" office:value="0.2380952381" calcext:value-type="float">
            <text:p>0.2380952381</text:p>
          </table:table-cell>
          <table:table-cell table:style-name="ce2" office:value-type="float" office:value="0.664369" calcext:value-type="float">
            <text:p>0.664369</text:p>
          </table:table-cell>
          <table:table-cell table:style-name="ce2" office:value-type="float" office:value="0.5769230769" calcext:value-type="float">
            <text:p>0.5769230769</text:p>
          </table:table-cell>
          <table:table-cell table:style-name="ce2" office:value-type="float" office:value="0.674598" calcext:value-type="float">
            <text:p>0.674598</text:p>
          </table:table-cell>
          <table:table-cell table:style-name="ce2" office:value-type="float" office:value="0.2790697674" calcext:value-type="float">
            <text:p>0.2790697674</text:p>
          </table:table-cell>
          <table:table-cell table:style-name="ce2" office:value-type="float" office:value="0.680637" calcext:value-type="float">
            <text:p>0.680637</text:p>
          </table:table-cell>
          <table:table-cell table:style-name="ce2" office:value-type="float" office:value="0.4255319149" calcext:value-type="float">
            <text:p>0.4255319149</text:p>
          </table:table-cell>
          <table:table-cell table:style-name="ce2" office:value-type="float" office:value="0.734693" calcext:value-type="float">
            <text:p>0.734693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58814" calcext:value-type="float">
            <text:p>0.358814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488102" calcext:value-type="float">
            <text:p>0.488102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560864" calcext:value-type="float">
            <text:p>0.560864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687542" calcext:value-type="float">
            <text:p>0.687542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1.270153" calcext:value-type="float">
            <text:p>1.270153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7594" calcext:value-type="float">
            <text:p>0.677594</text:p>
          </table:table-cell>
          <table:table-cell table:style-name="ce2" office:value-type="float" office:value="0.2352941176" calcext:value-type="float">
            <text:p>0.2352941176</text:p>
          </table:table-cell>
          <table:table-cell table:style-name="ce2" office:value-type="float" office:value="0.675261" calcext:value-type="float">
            <text:p>0.6752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86159" calcext:value-type="float">
            <text:p>0.6861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97928" calcext:value-type="float">
            <text:p>0.6979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58609" calcext:value-type="float">
            <text:p>0.75860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89613" calcext:value-type="float">
            <text:p>0.689613</text:p>
          </table:table-cell>
          <table:table-cell table:style-name="ce2" office:value-type="float" office:value="0.393442623" calcext:value-type="float">
            <text:p>0.393442623</text:p>
          </table:table-cell>
          <table:table-cell table:style-name="ce2" office:value-type="float" office:value="0.797454" calcext:value-type="float">
            <text:p>0.797454</text:p>
          </table:table-cell>
          <table:table-cell table:style-name="ce2" office:value-type="float" office:value="0.775" calcext:value-type="float">
            <text:p>0.775</text:p>
          </table:table-cell>
          <table:table-cell table:style-name="ce2" office:value-type="float" office:value="0.842692" calcext:value-type="float">
            <text:p>0.842692</text:p>
          </table:table-cell>
          <table:table-cell table:style-name="ce2" office:value-type="float" office:value="0.775" calcext:value-type="float">
            <text:p>0.775</text:p>
          </table:table-cell>
          <table:table-cell table:style-name="ce2" office:value-type="float" office:value="0.934933" calcext:value-type="float">
            <text:p>0.934933</text:p>
          </table:table-cell>
          <table:table-cell table:style-name="ce2" office:value-type="float" office:value="0.7594936709" calcext:value-type="float">
            <text:p>0.7594936709</text:p>
          </table:table-cell>
          <table:table-cell table:style-name="ce2" office:value-type="float" office:value="1.371825" calcext:value-type="float">
            <text:p>1.371825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4046" calcext:value-type="float">
            <text:p>0.304046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305246" calcext:value-type="float">
            <text:p>0.305246</text:p>
          </table:table-cell>
          <table:table-cell table:style-name="ce2" office:value-type="float" office:value="0.03921568627" calcext:value-type="float">
            <text:p>0.03921568627</text:p>
          </table:table-cell>
          <table:table-cell table:style-name="ce2" office:value-type="float" office:value="0.305271" calcext:value-type="float">
            <text:p>0.305271</text:p>
          </table:table-cell>
          <table:table-cell table:style-name="ce2" office:value-type="float" office:value="0.03921568627" calcext:value-type="float">
            <text:p>0.03921568627</text:p>
          </table:table-cell>
          <table:table-cell table:style-name="ce2" office:value-type="float" office:value="0.31465" calcext:value-type="float">
            <text:p>0.31465</text:p>
          </table:table-cell>
          <table:table-cell table:style-name="ce2" office:value-type="float" office:value="0.03921568627" calcext:value-type="float">
            <text:p>0.03921568627</text:p>
          </table:table-cell>
          <table:table-cell table:style-name="ce2" office:value-type="float" office:value="0.3075" calcext:value-type="float">
            <text:p>0.3075</text:p>
          </table:table-cell>
          <table:table-cell table:style-name="ce2" office:value-type="float" office:value="0.03921568627" calcext:value-type="float">
            <text:p>0.0392156862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487" calcext:value-type="float">
            <text:p>0.309487</text:p>
          </table:table-cell>
          <table:table-cell table:style-name="ce2" office:value-type="float" office:value="0.1481481481" calcext:value-type="float">
            <text:p>0.1481481481</text:p>
          </table:table-cell>
          <table:table-cell table:style-name="ce2" office:value-type="float" office:value="0.320975" calcext:value-type="float">
            <text:p>0.320975</text:p>
          </table:table-cell>
          <table:table-cell table:style-name="ce2" office:value-type="float" office:value="0.4375" calcext:value-type="float">
            <text:p>0.4375</text:p>
          </table:table-cell>
          <table:table-cell table:style-name="ce2" office:value-type="float" office:value="0.309773" calcext:value-type="float">
            <text:p>0.309773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312529" calcext:value-type="float">
            <text:p>0.312529</text:p>
          </table:table-cell>
          <table:table-cell table:style-name="ce2" office:value-type="float" office:value="0.5294117647" calcext:value-type="float">
            <text:p>0.5294117647</text:p>
          </table:table-cell>
          <table:table-cell table:style-name="ce2" office:value-type="float" office:value="0.345462" calcext:value-type="float">
            <text:p>0.345462</text:p>
          </table:table-cell>
          <table:table-cell table:style-name="ce2" office:value-type="float" office:value="0.4848484848" calcext:value-type="float">
            <text:p>0.484848484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7061" calcext:value-type="float">
            <text:p>0.037061</text:p>
          </table:table-cell>
          <table:table-cell table:style-name="ce2" office:value-type="float" office:value="0.71875" calcext:value-type="float">
            <text:p>0.71875</text:p>
          </table:table-cell>
          <table:table-cell table:style-name="ce2" office:value-type="float" office:value="0.052415" calcext:value-type="float">
            <text:p>0.052415</text:p>
          </table:table-cell>
          <table:table-cell table:style-name="ce2" office:value-type="float" office:value="0.975" calcext:value-type="float">
            <text:p>0.975</text:p>
          </table:table-cell>
          <table:table-cell table:style-name="ce2" office:value-type="float" office:value="0.059089" calcext:value-type="float">
            <text:p>0.059089</text:p>
          </table:table-cell>
          <table:table-cell table:style-name="ce2" office:value-type="float" office:value="0.9620253165" calcext:value-type="float">
            <text:p>0.9620253165</text:p>
          </table:table-cell>
          <table:table-cell table:style-name="ce2" office:value-type="float" office:value="0.045724" calcext:value-type="float">
            <text:p>0.045724</text:p>
          </table:table-cell>
          <table:table-cell table:style-name="ce2" office:value-type="float" office:value="0.9620253165" calcext:value-type="float">
            <text:p>0.9620253165</text:p>
          </table:table-cell>
          <table:table-cell table:style-name="ce2" office:value-type="float" office:value="0.074185" calcext:value-type="float">
            <text:p>0.074185</text:p>
          </table:table-cell>
          <table:table-cell table:style-name="ce2" office:value-type="float" office:value="0.9620253165" calcext:value-type="float">
            <text:p>0.962025316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4883" calcext:value-type="float">
            <text:p>0.044883</text:p>
          </table:table-cell>
          <table:table-cell table:style-name="ce2" office:value-type="float" office:value="0.7843137255" calcext:value-type="float">
            <text:p>0.7843137255</text:p>
          </table:table-cell>
          <table:table-cell table:style-name="ce2" office:value-type="float" office:value="0.049758" calcext:value-type="float">
            <text:p>0.0497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8513" calcext:value-type="float">
            <text:p>0.0485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9265" calcext:value-type="float">
            <text:p>0.0592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05748" calcext:value-type="float">
            <text:p>0.10574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6695" calcext:value-type="float">
            <text:p>0.676695</text:p>
          </table:table-cell>
          <table:table-cell table:style-name="ce2" office:value-type="float" office:value="0.06451612903" calcext:value-type="float">
            <text:p>0.06451612903</text:p>
          </table:table-cell>
          <table:table-cell table:style-name="ce2" office:value-type="float" office:value="0.732099" calcext:value-type="float">
            <text:p>0.732099</text:p>
          </table:table-cell>
          <table:table-cell table:style-name="ce2" office:value-type="float" office:value="0.3783783784" calcext:value-type="float">
            <text:p>0.3783783784</text:p>
          </table:table-cell>
          <table:table-cell table:style-name="ce2" office:value-type="float" office:value="0.760149" calcext:value-type="float">
            <text:p>0.760149</text:p>
          </table:table-cell>
          <table:table-cell table:style-name="ce2" office:value-type="float" office:value="0.3783783784" calcext:value-type="float">
            <text:p>0.3783783784</text:p>
          </table:table-cell>
          <table:table-cell table:style-name="ce2" office:value-type="float" office:value="0.815908" calcext:value-type="float">
            <text:p>0.815908</text:p>
          </table:table-cell>
          <table:table-cell table:style-name="ce2" office:value-type="float" office:value="0.3783783784" calcext:value-type="float">
            <text:p>0.3783783784</text:p>
          </table:table-cell>
          <table:table-cell table:style-name="ce2" office:value-type="float" office:value="1.054135" calcext:value-type="float">
            <text:p>1.054135</text:p>
          </table:table-cell>
          <table:table-cell table:style-name="ce2" office:value-type="float" office:value="0.3783783784" calcext:value-type="float">
            <text:p>0.378378378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0173" calcext:value-type="float">
            <text:p>0.040173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 office:value-type="float" office:value="0.051624" calcext:value-type="float">
            <text:p>0.05162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57484" calcext:value-type="float">
            <text:p>0.057484</text:p>
          </table:table-cell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0.06415" calcext:value-type="float">
            <text:p>0.06415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66755" calcext:value-type="float">
            <text:p>0.066755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2879" calcext:value-type="float">
            <text:p>0.1528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2434" calcext:value-type="float">
            <text:p>0.152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2242" calcext:value-type="float">
            <text:p>0.1622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9919" calcext:value-type="float">
            <text:p>0.1799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8636" calcext:value-type="float">
            <text:p>0.25863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0642" calcext:value-type="float">
            <text:p>0.03064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35173" calcext:value-type="float">
            <text:p>0.03517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36358" calcext:value-type="float">
            <text:p>0.03635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40148" calcext:value-type="float">
            <text:p>0.04014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5658" calcext:value-type="float">
            <text:p>0.05658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059" calcext:value-type="float">
            <text:p>0.309059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0.338076" calcext:value-type="float">
            <text:p>0.338076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0.353345" calcext:value-type="float">
            <text:p>0.353345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0.382563" calcext:value-type="float">
            <text:p>0.382563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0.511983" calcext:value-type="float">
            <text:p>0.511983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8085" calcext:value-type="float">
            <text:p>0.138085</text:p>
          </table:table-cell>
          <table:table-cell table:style-name="ce2" office:value-type="float" office:value="0.9736842105" calcext:value-type="float">
            <text:p>0.9736842105</text:p>
          </table:table-cell>
          <table:table-cell table:style-name="ce2" office:value-type="float" office:value="0.22354" calcext:value-type="float">
            <text:p>0.22354</text:p>
          </table:table-cell>
          <table:table-cell table:style-name="ce2" office:value-type="float" office:value="0.6315789474" calcext:value-type="float">
            <text:p>0.6315789474</text:p>
          </table:table-cell>
          <table:table-cell table:style-name="ce2" office:value-type="float" office:value="0.267296" calcext:value-type="float">
            <text:p>0.267296</text:p>
          </table:table-cell>
          <table:table-cell table:style-name="ce2" office:value-type="float" office:value="0.9736842105" calcext:value-type="float">
            <text:p>0.9736842105</text:p>
          </table:table-cell>
          <table:table-cell table:style-name="ce2" office:value-type="float" office:value="0.347529" calcext:value-type="float">
            <text:p>0.347529</text:p>
          </table:table-cell>
          <table:table-cell table:style-name="ce2" office:value-type="float" office:value="0.9736842105" calcext:value-type="float">
            <text:p>0.9736842105</text:p>
          </table:table-cell>
          <table:table-cell table:style-name="ce2" office:value-type="float" office:value="0.717646" calcext:value-type="float">
            <text:p>0.717646</text:p>
          </table:table-cell>
          <table:table-cell table:style-name="ce2" office:value-type="float" office:value="0.9736842105" calcext:value-type="float">
            <text:p>0.973684210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4831" calcext:value-type="float">
            <text:p>0.074831</text:p>
          </table:table-cell>
          <table:table-cell table:style-name="ce2" office:value-type="float" office:value="0.04651162791" calcext:value-type="float">
            <text:p>0.04651162791</text:p>
          </table:table-cell>
          <table:table-cell table:style-name="ce2" office:value-type="float" office:value="0.08006" calcext:value-type="float">
            <text:p>0.08006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085522" calcext:value-type="float">
            <text:p>0.085522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085856" calcext:value-type="float">
            <text:p>0.085856</text:p>
          </table:table-cell>
          <table:table-cell table:style-name="ce2" office:value-type="float" office:value="0.2127659574" calcext:value-type="float">
            <text:p>0.2127659574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127659574" calcext:value-type="float">
            <text:p>0.212765957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5029" calcext:value-type="float">
            <text:p>0.075029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080942" calcext:value-type="float">
            <text:p>0.080942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086052" calcext:value-type="float">
            <text:p>0.086052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087808" calcext:value-type="float">
            <text:p>0.087808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10064" calcext:value-type="float">
            <text:p>0.10064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7449" calcext:value-type="float">
            <text:p>0.117449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 office:value-type="float" office:value="0.200357" calcext:value-type="float">
            <text:p>0.200357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 office:value-type="float" office:value="0.243327" calcext:value-type="float">
            <text:p>0.243327</text:p>
          </table:table-cell>
          <table:table-cell table:style-name="ce2" office:value-type="float" office:value="0.1739130435" calcext:value-type="float">
            <text:p>0.1739130435</text:p>
          </table:table-cell>
          <table:table-cell table:style-name="ce2" office:value-type="float" office:value="0.327367" calcext:value-type="float">
            <text:p>0.327367</text:p>
          </table:table-cell>
          <table:table-cell table:style-name="ce2" office:value-type="float" office:value="0.3846153846" calcext:value-type="float">
            <text:p>0.3846153846</text:p>
          </table:table-cell>
          <table:table-cell table:style-name="ce2" office:value-type="float" office:value="0.702092" calcext:value-type="float">
            <text:p>0.70209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1209" calcext:value-type="float">
            <text:p>0.031209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041749" calcext:value-type="float">
            <text:p>0.041749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45682" calcext:value-type="float">
            <text:p>0.045682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52368" calcext:value-type="float">
            <text:p>0.052368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51054" calcext:value-type="float">
            <text:p>0.05105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0613" calcext:value-type="float">
            <text:p>0.670613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662978" calcext:value-type="float">
            <text:p>0.662978</text:p>
          </table:table-cell>
          <table:table-cell table:style-name="ce2" office:value-type="float" office:value="0.5853658537" calcext:value-type="float">
            <text:p>0.5853658537</text:p>
          </table:table-cell>
          <table:table-cell table:style-name="ce2" office:value-type="float" office:value="0.667766" calcext:value-type="float">
            <text:p>0.667766</text:p>
          </table:table-cell>
          <table:table-cell table:style-name="ce2" office:value-type="float" office:value="0.5853658537" calcext:value-type="float">
            <text:p>0.5853658537</text:p>
          </table:table-cell>
          <table:table-cell table:style-name="ce2" office:value-type="float" office:value="0.674204" calcext:value-type="float">
            <text:p>0.674204</text:p>
          </table:table-cell>
          <table:table-cell table:style-name="ce2" office:value-type="float" office:value="0.5853658537" calcext:value-type="float">
            <text:p>0.5853658537</text:p>
          </table:table-cell>
          <table:table-cell table:style-name="ce2" office:value-type="float" office:value="0.703409" calcext:value-type="float">
            <text:p>0.703409</text:p>
          </table:table-cell>
          <table:table-cell table:style-name="ce2" office:value-type="float" office:value="0.55" calcext:value-type="float">
            <text:p>0.5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38322" calcext:value-type="float">
            <text:p>0.638322</text:p>
          </table:table-cell>
          <table:table-cell table:style-name="ce2" office:value-type="float" office:value="0.7179487179" calcext:value-type="float">
            <text:p>0.7179487179</text:p>
          </table:table-cell>
          <table:table-cell table:style-name="ce2" office:value-type="float" office:value="1.307271" calcext:value-type="float">
            <text:p>1.307271</text:p>
          </table:table-cell>
          <table:table-cell table:style-name="ce2" office:value-type="float" office:value="0.6842105263" calcext:value-type="float">
            <text:p>0.6842105263</text:p>
          </table:table-cell>
          <table:table-cell table:style-name="ce2" office:value-type="float" office:value="1.642873" calcext:value-type="float">
            <text:p>1.642873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2.267398" calcext:value-type="float">
            <text:p>2.267398</text:p>
          </table:table-cell>
          <table:table-cell table:style-name="ce2" office:value-type="float" office:value="0.6842105263" calcext:value-type="float">
            <text:p>0.6842105263</text:p>
          </table:table-cell>
          <table:table-cell table:style-name="ce2" office:value-type="float" office:value="5.040042" calcext:value-type="float">
            <text:p>5.040042</text:p>
          </table:table-cell>
          <table:table-cell table:style-name="ce2" office:value-type="float" office:value="0.6842105263" calcext:value-type="float">
            <text:p>0.684210526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1927" calcext:value-type="float">
            <text:p>0.141927</text:p>
          </table:table-cell>
          <table:table-cell table:style-name="ce2" office:value-type="float" office:value="0.1578947368" calcext:value-type="float">
            <text:p>0.1578947368</text:p>
          </table:table-cell>
          <table:table-cell table:style-name="ce2" office:value-type="float" office:value="0.145512" calcext:value-type="float">
            <text:p>0.1455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4398" calcext:value-type="float">
            <text:p>0.143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2808" calcext:value-type="float">
            <text:p>0.1528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93401" calcext:value-type="float">
            <text:p>0.19340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25" calcext:value-type="float">
            <text:p>0.325</text:p>
          </table:table-cell>
          <table:table-cell table:style-name="ce2" office:value-type="float" office:value="0.4193548387" calcext:value-type="float">
            <text:p>0.4193548387</text:p>
          </table:table-cell>
          <table:table-cell table:style-name="ce2" office:value-type="float" office:value="0.401946" calcext:value-type="float">
            <text:p>0.401946</text:p>
          </table:table-cell>
          <table:table-cell table:style-name="ce2" office:value-type="float" office:value="0.393442623" calcext:value-type="float">
            <text:p>0.393442623</text:p>
          </table:table-cell>
          <table:table-cell table:style-name="ce2" office:value-type="float" office:value="0.430946" calcext:value-type="float">
            <text:p>0.430946</text:p>
          </table:table-cell>
          <table:table-cell table:style-name="ce2" office:value-type="float" office:value="0.393442623" calcext:value-type="float">
            <text:p>0.393442623</text:p>
          </table:table-cell>
          <table:table-cell table:style-name="ce2" office:value-type="float" office:value="0.49382" calcext:value-type="float">
            <text:p>0.49382</text:p>
          </table:table-cell>
          <table:table-cell table:style-name="ce2" office:value-type="float" office:value="0.393442623" calcext:value-type="float">
            <text:p>0.393442623</text:p>
          </table:table-cell>
          <table:table-cell table:style-name="ce2" office:value-type="float" office:value="0.790197" calcext:value-type="float">
            <text:p>0.790197</text:p>
          </table:table-cell>
          <table:table-cell table:style-name="ce2" office:value-type="float" office:value="0.4193548387" calcext:value-type="float">
            <text:p>0.419354838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0796" calcext:value-type="float">
            <text:p>0.130796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137477" calcext:value-type="float">
            <text:p>0.137477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138426" calcext:value-type="float">
            <text:p>0.138426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141051" calcext:value-type="float">
            <text:p>0.14105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154833" calcext:value-type="float">
            <text:p>0.154833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0795" calcext:value-type="float">
            <text:p>0.130795</text:p>
          </table:table-cell>
          <table:table-cell table:style-name="ce2" office:value-type="float" office:value="0.08333333333" calcext:value-type="float">
            <text:p>0.08333333333</text:p>
          </table:table-cell>
          <table:table-cell table:style-name="ce2" office:value-type="float" office:value="0.134757" calcext:value-type="float">
            <text:p>0.134757</text:p>
          </table:table-cell>
          <table:table-cell table:style-name="ce2" office:value-type="float" office:value="0.08333333333" calcext:value-type="float">
            <text:p>0.08333333333</text:p>
          </table:table-cell>
          <table:table-cell table:style-name="ce2" office:value-type="float" office:value="0.137552" calcext:value-type="float">
            <text:p>0.137552</text:p>
          </table:table-cell>
          <table:table-cell table:style-name="ce2" office:value-type="float" office:value="0.08333333333" calcext:value-type="float">
            <text:p>0.08333333333</text:p>
          </table:table-cell>
          <table:table-cell table:style-name="ce2" office:value-type="float" office:value="0.139729" calcext:value-type="float">
            <text:p>0.139729</text:p>
          </table:table-cell>
          <table:table-cell table:style-name="ce2" office:value-type="float" office:value="0.08333333333" calcext:value-type="float">
            <text:p>0.08333333333</text:p>
          </table:table-cell>
          <table:table-cell table:style-name="ce2" office:value-type="float" office:value="0.15351" calcext:value-type="float">
            <text:p>0.15351</text:p>
          </table:table-cell>
          <table:table-cell table:style-name="ce2" office:value-type="float" office:value="0.08333333333" calcext:value-type="float">
            <text:p>0.08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5081" calcext:value-type="float">
            <text:p>0.135081</text:p>
          </table:table-cell>
          <table:table-cell table:style-name="ce2" office:value-type="float" office:value="0.7676767677" calcext:value-type="float">
            <text:p>0.7676767677</text:p>
          </table:table-cell>
          <table:table-cell table:style-name="ce2" office:value-type="float" office:value="0.14674" calcext:value-type="float">
            <text:p>0.14674</text:p>
          </table:table-cell>
          <table:table-cell table:style-name="ce2" office:value-type="float" office:value="0.5977011494" calcext:value-type="float">
            <text:p>0.5977011494</text:p>
          </table:table-cell>
          <table:table-cell table:style-name="ce2" office:value-type="float" office:value="0.152524" calcext:value-type="float">
            <text:p>0.152524</text:p>
          </table:table-cell>
          <table:table-cell table:style-name="ce2" office:value-type="float" office:value="0.6593406593" calcext:value-type="float">
            <text:p>0.6593406593</text:p>
          </table:table-cell>
          <table:table-cell table:style-name="ce2" office:value-type="float" office:value="0.142416" calcext:value-type="float">
            <text:p>0.142416</text:p>
          </table:table-cell>
          <table:table-cell table:style-name="ce2" office:value-type="float" office:value="0.6444444444" calcext:value-type="float">
            <text:p>0.6444444444</text:p>
          </table:table-cell>
          <table:table-cell table:style-name="ce2" office:value-type="float" office:value="0.161466" calcext:value-type="float">
            <text:p>0.161466</text:p>
          </table:table-cell>
          <table:table-cell table:style-name="ce2" office:value-type="float" office:value="0.6444444444" calcext:value-type="float">
            <text:p>0.64444444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395" calcext:value-type="float">
            <text:p>0.30395</text:p>
          </table:table-cell>
          <table:table-cell table:style-name="ce2" office:value-type="float" office:value="0.1791044776" calcext:value-type="float">
            <text:p>0.1791044776</text:p>
          </table:table-cell>
          <table:table-cell table:style-name="ce2" office:value-type="float" office:value="0.307779" calcext:value-type="float">
            <text:p>0.307779</text:p>
          </table:table-cell>
          <table:table-cell table:style-name="ce2" office:value-type="float" office:value="0.9833333333" calcext:value-type="float">
            <text:p>0.9833333333</text:p>
          </table:table-cell>
          <table:table-cell table:style-name="ce2" office:value-type="float" office:value="0.308846" calcext:value-type="float">
            <text:p>0.308846</text:p>
          </table:table-cell>
          <table:table-cell table:style-name="ce2" office:value-type="float" office:value="0.9833333333" calcext:value-type="float">
            <text:p>0.9833333333</text:p>
          </table:table-cell>
          <table:table-cell table:style-name="ce2" office:value-type="float" office:value="0.315013" calcext:value-type="float">
            <text:p>0.315013</text:p>
          </table:table-cell>
          <table:table-cell table:style-name="ce2" office:value-type="float" office:value="0.9833333333" calcext:value-type="float">
            <text:p>0.9833333333</text:p>
          </table:table-cell>
          <table:table-cell table:style-name="ce2" office:value-type="float" office:value="0.310973" calcext:value-type="float">
            <text:p>0.310973</text:p>
          </table:table-cell>
          <table:table-cell table:style-name="ce2" office:value-type="float" office:value="0.974789916" calcext:value-type="float">
            <text:p>0.97478991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088" calcext:value-type="float">
            <text:p>0.30608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316235" calcext:value-type="float">
            <text:p>0.316235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317118" calcext:value-type="float">
            <text:p>0.317118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317294" calcext:value-type="float">
            <text:p>0.317294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325706" calcext:value-type="float">
            <text:p>0.325706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911" calcext:value-type="float">
            <text:p>0.308911</text:p>
          </table:table-cell>
          <table:table-cell table:style-name="ce2" office:value-type="float" office:value="0.4137931034" calcext:value-type="float">
            <text:p>0.4137931034</text:p>
          </table:table-cell>
          <table:table-cell table:style-name="ce2" office:value-type="float" office:value="0.321371" calcext:value-type="float">
            <text:p>0.3213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7196" calcext:value-type="float">
            <text:p>0.307196</text:p>
          </table:table-cell>
          <table:table-cell table:style-name="ce2" office:value-type="float" office:value="0.9777777778" calcext:value-type="float">
            <text:p>0.9777777778</text:p>
          </table:table-cell>
          <table:table-cell table:style-name="ce2" office:value-type="float" office:value="0.313991" calcext:value-type="float">
            <text:p>0.313991</text:p>
          </table:table-cell>
          <table:table-cell table:style-name="ce2" office:value-type="float" office:value="0.9545454545" calcext:value-type="float">
            <text:p>0.9545454545</text:p>
          </table:table-cell>
          <table:table-cell table:style-name="ce2" office:value-type="float" office:value="0.349205" calcext:value-type="float">
            <text:p>0.34920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536" calcext:value-type="float">
            <text:p>0.310536</text:p>
          </table:table-cell>
          <table:table-cell table:style-name="ce2" office:value-type="float" office:value="0.3606557377" calcext:value-type="float">
            <text:p>0.3606557377</text:p>
          </table:table-cell>
          <table:table-cell table:style-name="ce2" office:value-type="float" office:value="0.305836" calcext:value-type="float">
            <text:p>0.305836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312105" calcext:value-type="float">
            <text:p>0.312105</text:p>
          </table:table-cell>
          <table:table-cell table:style-name="ce2" office:value-type="float" office:value="0.9583333333" calcext:value-type="float">
            <text:p>0.9583333333</text:p>
          </table:table-cell>
          <table:table-cell table:style-name="ce2" office:value-type="float" office:value="0.327913" calcext:value-type="float">
            <text:p>0.327913</text:p>
          </table:table-cell>
          <table:table-cell table:style-name="ce2" office:value-type="float" office:value="0.9949748744" calcext:value-type="float">
            <text:p>0.9949748744</text:p>
          </table:table-cell>
          <table:table-cell table:style-name="ce2" office:value-type="float" office:value="0.374976" calcext:value-type="float">
            <text:p>0.374976</text:p>
          </table:table-cell>
          <table:table-cell table:style-name="ce2" office:value-type="float" office:value="0.9795918367" calcext:value-type="float">
            <text:p>0.97959183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43941" calcext:value-type="float">
            <text:p>0.243941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240043" calcext:value-type="float">
            <text:p>0.240043</text:p>
          </table:table-cell>
          <table:table-cell table:style-name="ce2" office:value-type="float" office:value="0.96069869" calcext:value-type="float">
            <text:p>0.96069869</text:p>
          </table:table-cell>
          <table:table-cell table:style-name="ce2" office:value-type="float" office:value="0.249054" calcext:value-type="float">
            <text:p>0.249054</text:p>
          </table:table-cell>
          <table:table-cell table:style-name="ce2" office:value-type="float" office:value="0.9561403509" calcext:value-type="float">
            <text:p>0.9561403509</text:p>
          </table:table-cell>
          <table:table-cell table:style-name="ce2" office:value-type="float" office:value="0.263732" calcext:value-type="float">
            <text:p>0.263732</text:p>
          </table:table-cell>
          <table:table-cell table:style-name="ce2" office:value-type="float" office:value="0.9515418502" calcext:value-type="float">
            <text:p>0.9515418502</text:p>
          </table:table-cell>
          <table:table-cell table:style-name="ce2" office:value-type="float" office:value="0.330701" calcext:value-type="float">
            <text:p>0.330701</text:p>
          </table:table-cell>
          <table:table-cell table:style-name="ce2" office:value-type="float" office:value="0.9515418502" calcext:value-type="float">
            <text:p>0.951541850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3488" calcext:value-type="float">
            <text:p>0.103488</text:p>
          </table:table-cell>
          <table:table-cell table:style-name="ce2" office:value-type="float" office:value="0.3225806452" calcext:value-type="float">
            <text:p>0.3225806452</text:p>
          </table:table-cell>
          <table:table-cell table:style-name="ce2" office:value-type="float" office:value="0.11575" calcext:value-type="float">
            <text:p>0.11575</text:p>
          </table:table-cell>
          <table:table-cell table:style-name="ce2" office:value-type="float" office:value="0.4242424242" calcext:value-type="float">
            <text:p>0.4242424242</text:p>
          </table:table-cell>
          <table:table-cell table:style-name="ce2" office:value-type="float" office:value="0.118956" calcext:value-type="float">
            <text:p>0.118956</text:p>
          </table:table-cell>
          <table:table-cell table:style-name="ce2" office:value-type="float" office:value="0.4242424242" calcext:value-type="float">
            <text:p>0.4242424242</text:p>
          </table:table-cell>
          <table:table-cell table:style-name="ce2" office:value-type="float" office:value="0.126855" calcext:value-type="float">
            <text:p>0.126855</text:p>
          </table:table-cell>
          <table:table-cell table:style-name="ce2" office:value-type="float" office:value="0.4242424242" calcext:value-type="float">
            <text:p>0.4242424242</text:p>
          </table:table-cell>
          <table:table-cell table:style-name="ce2" office:value-type="float" office:value="0.126887" calcext:value-type="float">
            <text:p>0.126887</text:p>
          </table:table-cell>
          <table:table-cell table:style-name="ce2" office:value-type="float" office:value="0.4242424242" calcext:value-type="float">
            <text:p>0.424242424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88088" calcext:value-type="float">
            <text:p>0.688088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760772" calcext:value-type="float">
            <text:p>0.7607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0493" calcext:value-type="float">
            <text:p>0.804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2474" calcext:value-type="float">
            <text:p>0.8724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85316" calcext:value-type="float">
            <text:p>1.18531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1054" calcext:value-type="float">
            <text:p>0.081054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 office:value-type="float" office:value="0.088779" calcext:value-type="float">
            <text:p>0.088779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 office:value-type="float" office:value="0.094221" calcext:value-type="float">
            <text:p>0.094221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 office:value-type="float" office:value="0.100591" calcext:value-type="float">
            <text:p>0.100591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 office:value-type="float" office:value="0.100282" calcext:value-type="float">
            <text:p>0.100282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3049" calcext:value-type="float">
            <text:p>0.113049</text:p>
          </table:table-cell>
          <table:table-cell table:style-name="ce2" office:value-type="float" office:value="0.3076923077" calcext:value-type="float">
            <text:p>0.3076923077</text:p>
          </table:table-cell>
          <table:table-cell table:style-name="ce2" office:value-type="float" office:value="0.115233" calcext:value-type="float">
            <text:p>0.115233</text:p>
          </table:table-cell>
          <table:table-cell table:style-name="ce2" office:value-type="float" office:value="0.8108108108" calcext:value-type="float">
            <text:p>0.8108108108</text:p>
          </table:table-cell>
          <table:table-cell table:style-name="ce2" office:value-type="float" office:value="0.117835" calcext:value-type="float">
            <text:p>0.117835</text:p>
          </table:table-cell>
          <table:table-cell table:style-name="ce2" office:value-type="float" office:value="0.8421052632" calcext:value-type="float">
            <text:p>0.8421052632</text:p>
          </table:table-cell>
          <table:table-cell table:style-name="ce2" office:value-type="float" office:value="0.129515" calcext:value-type="float">
            <text:p>0.129515</text:p>
          </table:table-cell>
          <table:table-cell table:style-name="ce2" office:value-type="float" office:value="0.7428571429" calcext:value-type="float">
            <text:p>0.7428571429</text:p>
          </table:table-cell>
          <table:table-cell table:style-name="ce2" office:value-type="float" office:value="0.179796" calcext:value-type="float">
            <text:p>0.179796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357" calcext:value-type="float">
            <text:p>0.309357</text:p>
          </table:table-cell>
          <table:table-cell table:style-name="ce2" office:value-type="float" office:value="0.3238095238" calcext:value-type="float">
            <text:p>0.3238095238</text:p>
          </table:table-cell>
          <table:table-cell table:style-name="ce2" office:value-type="float" office:value="0.312429" calcext:value-type="float">
            <text:p>0.312429</text:p>
          </table:table-cell>
          <table:table-cell table:style-name="ce2" office:value-type="float" office:value="0.5084745763" calcext:value-type="float">
            <text:p>0.5084745763</text:p>
          </table:table-cell>
          <table:table-cell table:style-name="ce2" office:value-type="float" office:value="0.3112" calcext:value-type="float">
            <text:p>0.3112</text:p>
          </table:table-cell>
          <table:table-cell table:style-name="ce2" office:value-type="float" office:value="0.6356589147" calcext:value-type="float">
            <text:p>0.6356589147</text:p>
          </table:table-cell>
          <table:table-cell table:style-name="ce2" office:value-type="float" office:value="0.318014" calcext:value-type="float">
            <text:p>0.318014</text:p>
          </table:table-cell>
          <table:table-cell table:style-name="ce2" office:value-type="float" office:value="0.5691056911" calcext:value-type="float">
            <text:p>0.5691056911</text:p>
          </table:table-cell>
          <table:table-cell table:style-name="ce2" office:value-type="float" office:value="0.358585" calcext:value-type="float">
            <text:p>0.358585</text:p>
          </table:table-cell>
          <table:table-cell table:style-name="ce2" office:value-type="float" office:value="0.8717948718" calcext:value-type="float">
            <text:p>0.871794871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4956" calcext:value-type="float">
            <text:p>0.114956</text:p>
          </table:table-cell>
          <table:table-cell table:style-name="ce2" office:value-type="float" office:value="0.4705882353" calcext:value-type="float">
            <text:p>0.4705882353</text:p>
          </table:table-cell>
          <table:table-cell table:style-name="ce2" office:value-type="float" office:value="0.114209" calcext:value-type="float">
            <text:p>0.114209</text:p>
          </table:table-cell>
          <table:table-cell table:style-name="ce2" office:value-type="float" office:value="0.5945945946" calcext:value-type="float">
            <text:p>0.5945945946</text:p>
          </table:table-cell>
          <table:table-cell table:style-name="ce2" office:value-type="float" office:value="0.118627" calcext:value-type="float">
            <text:p>0.118627</text:p>
          </table:table-cell>
          <table:table-cell table:style-name="ce2" office:value-type="float" office:value="0.6315789474" calcext:value-type="float">
            <text:p>0.6315789474</text:p>
          </table:table-cell>
          <table:table-cell table:style-name="ce2" office:value-type="float" office:value="0.130815" calcext:value-type="float">
            <text:p>0.130815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 office:value-type="float" office:value="0.179558" calcext:value-type="float">
            <text:p>0.179558</text:p>
          </table:table-cell>
          <table:table-cell table:style-name="ce2" office:value-type="float" office:value="0.2666666667" calcext:value-type="float">
            <text:p>0.2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7056" calcext:value-type="float">
            <text:p>0.317056</text:p>
          </table:table-cell>
          <table:table-cell table:style-name="ce2" office:value-type="float" office:value="0.8484848485" calcext:value-type="float">
            <text:p>0.8484848485</text:p>
          </table:table-cell>
          <table:table-cell table:style-name="ce2" office:value-type="float" office:value="0.315213" calcext:value-type="float">
            <text:p>0.315213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326629" calcext:value-type="float">
            <text:p>0.326629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340944" calcext:value-type="float">
            <text:p>0.340944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403876" calcext:value-type="float">
            <text:p>0.403876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2429" calcext:value-type="float">
            <text:p>0.312429</text:p>
          </table:table-cell>
          <table:table-cell table:style-name="ce2" office:value-type="float" office:value="0.78125" calcext:value-type="float">
            <text:p>0.78125</text:p>
          </table:table-cell>
          <table:table-cell table:style-name="ce2" office:value-type="float" office:value="0.309153" calcext:value-type="float">
            <text:p>0.309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9497" calcext:value-type="float">
            <text:p>0.3094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20455" calcext:value-type="float">
            <text:p>0.3204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0979" calcext:value-type="float">
            <text:p>0.36097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9572" calcext:value-type="float">
            <text:p>0.109572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121297" calcext:value-type="float">
            <text:p>0.121297</text:p>
          </table:table-cell>
          <table:table-cell table:style-name="ce2" office:value-type="float" office:value="0.06451612903" calcext:value-type="float">
            <text:p>0.06451612903</text:p>
          </table:table-cell>
          <table:table-cell table:style-name="ce2" office:value-type="float" office:value="0.123498" calcext:value-type="float">
            <text:p>0.123498</text:p>
          </table:table-cell>
          <table:table-cell table:style-name="ce2" office:value-type="float" office:value="0.06451612903" calcext:value-type="float">
            <text:p>0.06451612903</text:p>
          </table:table-cell>
          <table:table-cell table:style-name="ce2" office:value-type="float" office:value="0.11681" calcext:value-type="float">
            <text:p>0.11681</text:p>
          </table:table-cell>
          <table:table-cell table:style-name="ce2" office:value-type="float" office:value="0.06451612903" calcext:value-type="float">
            <text:p>0.06451612903</text:p>
          </table:table-cell>
          <table:table-cell table:style-name="ce2" office:value-type="float" office:value="0.148836" calcext:value-type="float">
            <text:p>0.148836</text:p>
          </table:table-cell>
          <table:table-cell table:style-name="ce2" office:value-type="float" office:value="0.06451612903" calcext:value-type="float">
            <text:p>0.0645161290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9238" calcext:value-type="float">
            <text:p>0.109238</text:p>
          </table:table-cell>
          <table:table-cell table:style-name="ce2" office:value-type="float" office:value="0.231884058" calcext:value-type="float">
            <text:p>0.231884058</text:p>
          </table:table-cell>
          <table:table-cell table:style-name="ce2" office:value-type="float" office:value="0.122669" calcext:value-type="float">
            <text:p>0.122669</text:p>
          </table:table-cell>
          <table:table-cell table:style-name="ce2" office:value-type="float" office:value="0.2571428571" calcext:value-type="float">
            <text:p>0.2571428571</text:p>
          </table:table-cell>
          <table:table-cell table:style-name="ce2" office:value-type="float" office:value="0.117218" calcext:value-type="float">
            <text:p>0.117218</text:p>
          </table:table-cell>
          <table:table-cell table:style-name="ce2" office:value-type="float" office:value="0.2816901408" calcext:value-type="float">
            <text:p>0.2816901408</text:p>
          </table:table-cell>
          <table:table-cell table:style-name="ce2" office:value-type="float" office:value="0.117063" calcext:value-type="float">
            <text:p>0.117063</text:p>
          </table:table-cell>
          <table:table-cell table:style-name="ce2" office:value-type="float" office:value="0.3055555556" calcext:value-type="float">
            <text:p>0.3055555556</text:p>
          </table:table-cell>
          <table:table-cell table:style-name="ce2" office:value-type="float" office:value="0.1481" calcext:value-type="float">
            <text:p>0.1481</text:p>
          </table:table-cell>
          <table:table-cell table:style-name="ce2" office:value-type="float" office:value="0.3055555556" calcext:value-type="float">
            <text:p>0.305555555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90902" calcext:value-type="float">
            <text:p>0.690902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767146" calcext:value-type="float">
            <text:p>0.767146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 office:value-type="float" office:value="0.813512" calcext:value-type="float">
            <text:p>0.813512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 office:value-type="float" office:value="0.885976" calcext:value-type="float">
            <text:p>0.885976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 office:value-type="float" office:value="1.220183" calcext:value-type="float">
            <text:p>1.220183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328" calcext:value-type="float">
            <text:p>0.3093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7101" calcext:value-type="float">
            <text:p>0.317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6021" calcext:value-type="float">
            <text:p>0.3060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3026" calcext:value-type="float">
            <text:p>0.3130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8455" calcext:value-type="float">
            <text:p>0.34845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7937" calcext:value-type="float">
            <text:p>0.307937</text:p>
          </table:table-cell>
          <table:table-cell table:style-name="ce2" office:value-type="float" office:value="0.2564102564" calcext:value-type="float">
            <text:p>0.2564102564</text:p>
          </table:table-cell>
          <table:table-cell table:style-name="ce2" office:value-type="float" office:value="0.314656" calcext:value-type="float">
            <text:p>0.3146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7575" calcext:value-type="float">
            <text:p>0.3175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6025" calcext:value-type="float">
            <text:p>0.306025</text:p>
          </table:table-cell>
          <table:table-cell table:style-name="ce2" office:value-type="float" office:value="0.7169811321" calcext:value-type="float">
            <text:p>0.7169811321</text:p>
          </table:table-cell>
          <table:table-cell table:style-name="ce2" office:value-type="float" office:value="0.323625" calcext:value-type="float">
            <text:p>0.32362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7743" calcext:value-type="float">
            <text:p>0.057743</text:p>
          </table:table-cell>
          <table:table-cell table:style-name="ce2" office:value-type="float" office:value="0.1785714286" calcext:value-type="float">
            <text:p>0.1785714286</text:p>
          </table:table-cell>
          <table:table-cell table:style-name="ce2" office:value-type="float" office:value="0.063622" calcext:value-type="float">
            <text:p>0.063622</text:p>
          </table:table-cell>
          <table:table-cell table:style-name="ce2" office:value-type="float" office:value="0.5633802817" calcext:value-type="float">
            <text:p>0.5633802817</text:p>
          </table:table-cell>
          <table:table-cell table:style-name="ce2" office:value-type="float" office:value="0.067675" calcext:value-type="float">
            <text:p>0.067675</text:p>
          </table:table-cell>
          <table:table-cell table:style-name="ce2" office:value-type="float" office:value="0.5633802817" calcext:value-type="float">
            <text:p>0.5633802817</text:p>
          </table:table-cell>
          <table:table-cell table:style-name="ce2" office:value-type="float" office:value="0.07298" calcext:value-type="float">
            <text:p>0.07298</text:p>
          </table:table-cell>
          <table:table-cell table:style-name="ce2" office:value-type="float" office:value="0.5633802817" calcext:value-type="float">
            <text:p>0.5633802817</text:p>
          </table:table-cell>
          <table:table-cell table:style-name="ce2" office:value-type="float" office:value="0.080699" calcext:value-type="float">
            <text:p>0.080699</text:p>
          </table:table-cell>
          <table:table-cell table:style-name="ce2" office:value-type="float" office:value="0.5633802817" calcext:value-type="float">
            <text:p>0.563380281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46422" calcext:value-type="float">
            <text:p>0.246422</text:p>
          </table:table-cell>
          <table:table-cell table:style-name="ce2" office:value-type="float" office:value="0.1846153846" calcext:value-type="float">
            <text:p>0.1846153846</text:p>
          </table:table-cell>
          <table:table-cell table:style-name="ce2" office:value-type="float" office:value="0.243502" calcext:value-type="float">
            <text:p>0.2435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4183" calcext:value-type="float">
            <text:p>0.2541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71353" calcext:value-type="float">
            <text:p>0.2713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9955" calcext:value-type="float">
            <text:p>0.34995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6191" calcext:value-type="float">
            <text:p>0.76191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 office:value-type="float" office:value="0.983753" calcext:value-type="float">
            <text:p>0.983753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 office:value-type="float" office:value="1.092551" calcext:value-type="float">
            <text:p>1.092551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 office:value-type="float" office:value="1.305135" calcext:value-type="float">
            <text:p>1.305135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 office:value-type="float" office:value="2.24109" calcext:value-type="float">
            <text:p>2.24109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6652" calcext:value-type="float">
            <text:p>0.676652</text:p>
          </table:table-cell>
          <table:table-cell table:style-name="ce2" office:value-type="float" office:value="0.8823529412" calcext:value-type="float">
            <text:p>0.8823529412</text:p>
          </table:table-cell>
          <table:table-cell table:style-name="ce2" office:value-type="float" office:value="0.672539" calcext:value-type="float">
            <text:p>0.672539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675" calcext:value-type="float">
            <text:p>0.675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69027" calcext:value-type="float">
            <text:p>0.69027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741124" calcext:value-type="float">
            <text:p>0.741124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5659" calcext:value-type="float">
            <text:p>0.085659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094977" calcext:value-type="float">
            <text:p>0.0949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7273" calcext:value-type="float">
            <text:p>0.0972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1477" calcext:value-type="float">
            <text:p>0.0914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135" calcext:value-type="float">
            <text:p>0.113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8647" calcext:value-type="float">
            <text:p>0.678647</text:p>
          </table:table-cell>
          <table:table-cell table:style-name="ce2" office:value-type="float" office:value="0.2580645161" calcext:value-type="float">
            <text:p>0.2580645161</text:p>
          </table:table-cell>
          <table:table-cell table:style-name="ce2" office:value-type="float" office:value="0.671639" calcext:value-type="float">
            <text:p>0.6716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70185" calcext:value-type="float">
            <text:p>0.670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90277" calcext:value-type="float">
            <text:p>0.6902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3279" calcext:value-type="float">
            <text:p>0.7327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1162" calcext:value-type="float">
            <text:p>0.671162</text:p>
          </table:table-cell>
          <table:table-cell table:style-name="ce2" office:value-type="float" office:value="0.5517241379" calcext:value-type="float">
            <text:p>0.5517241379</text:p>
          </table:table-cell>
          <table:table-cell table:style-name="ce2" office:value-type="float" office:value="0.674707" calcext:value-type="float">
            <text:p>0.6747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78141" calcext:value-type="float">
            <text:p>0.6781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95283" calcext:value-type="float">
            <text:p>0.6952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52828" calcext:value-type="float">
            <text:p>0.75282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8297" calcext:value-type="float">
            <text:p>0.678297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730527" calcext:value-type="float">
            <text:p>0.730527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 office:value-type="float" office:value="0.751459" calcext:value-type="float">
            <text:p>0.751459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 office:value-type="float" office:value="0.804297" calcext:value-type="float">
            <text:p>0.8042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19378" calcext:value-type="float">
            <text:p>1.01937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4481" calcext:value-type="float">
            <text:p>0.674481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684076" calcext:value-type="float">
            <text:p>0.684076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685684" calcext:value-type="float">
            <text:p>0.685684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705177" calcext:value-type="float">
            <text:p>0.7051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8886" calcext:value-type="float">
            <text:p>0.76888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1488" calcext:value-type="float">
            <text:p>0.06148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68163" calcext:value-type="float">
            <text:p>0.06816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74395" calcext:value-type="float">
            <text:p>0.074395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73558" calcext:value-type="float">
            <text:p>0.07355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79326" calcext:value-type="float">
            <text:p>0.079326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131" calcext:value-type="float">
            <text:p>0.308131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321295" calcext:value-type="float">
            <text:p>0.321295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316721" calcext:value-type="float">
            <text:p>0.316721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310869" calcext:value-type="float">
            <text:p>0.310869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335443" calcext:value-type="float">
            <text:p>0.335443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2.634396" calcext:value-type="float">
            <text:p>2.634396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2.657369" calcext:value-type="float">
            <text:p>2.657369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2.661495" calcext:value-type="float">
            <text:p>2.661495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2.678829" calcext:value-type="float">
            <text:p>2.678829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2.791829" calcext:value-type="float">
            <text:p>2.791829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154" calcext:value-type="float">
            <text:p>0.23154</text:p>
          </table:table-cell>
          <table:table-cell table:style-name="ce2" office:value-type="float" office:value="0.1860465116" calcext:value-type="float">
            <text:p>0.1860465116</text:p>
          </table:table-cell>
          <table:table-cell table:style-name="ce2" office:value-type="float" office:value="0.243153" calcext:value-type="float">
            <text:p>0.243153</text:p>
          </table:table-cell>
          <table:table-cell table:style-name="ce2" office:value-type="float" office:value="0.2666666667" calcext:value-type="float">
            <text:p>0.2666666667</text:p>
          </table:table-cell>
          <table:table-cell table:style-name="ce2" office:value-type="float" office:value="0.244534" calcext:value-type="float">
            <text:p>0.244534</text:p>
          </table:table-cell>
          <table:table-cell table:style-name="ce2" office:value-type="float" office:value="0.2272727273" calcext:value-type="float">
            <text:p>0.2272727273</text:p>
          </table:table-cell>
          <table:table-cell table:style-name="ce2" office:value-type="float" office:value="0.234757" calcext:value-type="float">
            <text:p>0.234757</text:p>
          </table:table-cell>
          <table:table-cell table:style-name="ce2" office:value-type="float" office:value="0.2666666667" calcext:value-type="float">
            <text:p>0.2666666667</text:p>
          </table:table-cell>
          <table:table-cell table:style-name="ce2" office:value-type="float" office:value="0.259016" calcext:value-type="float">
            <text:p>0.259016</text:p>
          </table:table-cell>
          <table:table-cell table:style-name="ce2" office:value-type="float" office:value="0.2666666667" calcext:value-type="float">
            <text:p>0.2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22433" calcext:value-type="float">
            <text:p>0.222433</text:p>
          </table:table-cell>
          <table:table-cell table:style-name="ce2" office:value-type="float" office:value="0.5490196078" calcext:value-type="float">
            <text:p>0.5490196078</text:p>
          </table:table-cell>
          <table:table-cell table:style-name="ce2" office:value-type="float" office:value="0.214348" calcext:value-type="float">
            <text:p>0.214348</text:p>
          </table:table-cell>
          <table:table-cell table:style-name="ce2" office:value-type="float" office:value="0.9275362319" calcext:value-type="float">
            <text:p>0.9275362319</text:p>
          </table:table-cell>
          <table:table-cell table:style-name="ce2" office:value-type="float" office:value="0.220697" calcext:value-type="float">
            <text:p>0.220697</text:p>
          </table:table-cell>
          <table:table-cell table:style-name="ce2" office:value-type="float" office:value="0.9722222222" calcext:value-type="float">
            <text:p>0.9722222222</text:p>
          </table:table-cell>
          <table:table-cell table:style-name="ce2" office:value-type="float" office:value="0.230287" calcext:value-type="float">
            <text:p>0.230287</text:p>
          </table:table-cell>
          <table:table-cell table:style-name="ce2" office:value-type="float" office:value="0.9275362319" calcext:value-type="float">
            <text:p>0.9275362319</text:p>
          </table:table-cell>
          <table:table-cell table:style-name="ce2" office:value-type="float" office:value="0.284949" calcext:value-type="float">
            <text:p>0.284949</text:p>
          </table:table-cell>
          <table:table-cell table:style-name="ce2" office:value-type="float" office:value="0.9722222222" calcext:value-type="float">
            <text:p>0.97222222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4456" calcext:value-type="float">
            <text:p>0.134456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135392" calcext:value-type="float">
            <text:p>0.135392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13857" calcext:value-type="float">
            <text:p>0.13857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141899" calcext:value-type="float">
            <text:p>0.141899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150418" calcext:value-type="float">
            <text:p>0.150418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1731" calcext:value-type="float">
            <text:p>0.131731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35885" calcext:value-type="float">
            <text:p>0.135885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37173" calcext:value-type="float">
            <text:p>0.137173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415" calcext:value-type="float">
            <text:p>0.1415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53904" calcext:value-type="float">
            <text:p>0.153904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3617" calcext:value-type="float">
            <text:p>0.303617</text:p>
          </table:table-cell>
          <table:table-cell table:style-name="ce2" office:value-type="float" office:value="0.4923076923" calcext:value-type="float">
            <text:p>0.4923076923</text:p>
          </table:table-cell>
          <table:table-cell table:style-name="ce2" office:value-type="float" office:value="0.314366" calcext:value-type="float">
            <text:p>0.314366</text:p>
          </table:table-cell>
          <table:table-cell table:style-name="ce2" office:value-type="float" office:value="0.3103448276" calcext:value-type="float">
            <text:p>0.3103448276</text:p>
          </table:table-cell>
          <table:table-cell table:style-name="ce2" office:value-type="float" office:value="0.317804" calcext:value-type="float">
            <text:p>0.317804</text:p>
          </table:table-cell>
          <table:table-cell table:style-name="ce2" office:value-type="float" office:value="0.3103448276" calcext:value-type="float">
            <text:p>0.3103448276</text:p>
          </table:table-cell>
          <table:table-cell table:style-name="ce2" office:value-type="float" office:value="0.317689" calcext:value-type="float">
            <text:p>0.317689</text:p>
          </table:table-cell>
          <table:table-cell table:style-name="ce2" office:value-type="float" office:value="0.3103448276" calcext:value-type="float">
            <text:p>0.3103448276</text:p>
          </table:table-cell>
          <table:table-cell table:style-name="ce2" office:value-type="float" office:value="0.318651" calcext:value-type="float">
            <text:p>0.318651</text:p>
          </table:table-cell>
          <table:table-cell table:style-name="ce2" office:value-type="float" office:value="0.3103448276" calcext:value-type="float">
            <text:p>0.310344827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2515" calcext:value-type="float">
            <text:p>0.302515</text:p>
          </table:table-cell>
          <table:table-cell table:style-name="ce2" office:value-type="float" office:value="0.3947368421" calcext:value-type="float">
            <text:p>0.3947368421</text:p>
          </table:table-cell>
          <table:table-cell table:style-name="ce2" office:value-type="float" office:value="0.310763" calcext:value-type="float">
            <text:p>0.310763</text:p>
          </table:table-cell>
          <table:table-cell table:style-name="ce2" office:value-type="float" office:value="0.880733945" calcext:value-type="float">
            <text:p>0.880733945</text:p>
          </table:table-cell>
          <table:table-cell table:style-name="ce2" office:value-type="float" office:value="0.312878" calcext:value-type="float">
            <text:p>0.312878</text:p>
          </table:table-cell>
          <table:table-cell table:style-name="ce2" office:value-type="float" office:value="0.6136363636" calcext:value-type="float">
            <text:p>0.6136363636</text:p>
          </table:table-cell>
          <table:table-cell table:style-name="ce2" office:value-type="float" office:value="0.320132" calcext:value-type="float">
            <text:p>0.320132</text:p>
          </table:table-cell>
          <table:table-cell table:style-name="ce2" office:value-type="float" office:value="0.6593406593" calcext:value-type="float">
            <text:p>0.6593406593</text:p>
          </table:table-cell>
          <table:table-cell table:style-name="ce2" office:value-type="float" office:value="0.313305" calcext:value-type="float">
            <text:p>0.313305</text:p>
          </table:table-cell>
          <table:table-cell table:style-name="ce2" office:value-type="float" office:value="0.6292134831" calcext:value-type="float">
            <text:p>0.629213483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519" calcext:value-type="float">
            <text:p>0.306519</text:p>
          </table:table-cell>
          <table:table-cell table:style-name="ce2" office:value-type="float" office:value="0.475" calcext:value-type="float">
            <text:p>0.475</text:p>
          </table:table-cell>
          <table:table-cell table:style-name="ce2" office:value-type="float" office:value="0.314122" calcext:value-type="float">
            <text:p>0.314122</text:p>
          </table:table-cell>
          <table:table-cell table:style-name="ce2" office:value-type="float" office:value="0.4556962025" calcext:value-type="float">
            <text:p>0.4556962025</text:p>
          </table:table-cell>
          <table:table-cell table:style-name="ce2" office:value-type="float" office:value="0.317295" calcext:value-type="float">
            <text:p>0.317295</text:p>
          </table:table-cell>
          <table:table-cell table:style-name="ce2" office:value-type="float" office:value="0.5977011494" calcext:value-type="float">
            <text:p>0.5977011494</text:p>
          </table:table-cell>
          <table:table-cell table:style-name="ce2" office:value-type="float" office:value="0.312953" calcext:value-type="float">
            <text:p>0.312953</text:p>
          </table:table-cell>
          <table:table-cell table:style-name="ce2" office:value-type="float" office:value="0.6739130435" calcext:value-type="float">
            <text:p>0.6739130435</text:p>
          </table:table-cell>
          <table:table-cell table:style-name="ce2" office:value-type="float" office:value="0.317603" calcext:value-type="float">
            <text:p>0.317603</text:p>
          </table:table-cell>
          <table:table-cell table:style-name="ce2" office:value-type="float" office:value="0.5813953488" calcext:value-type="float">
            <text:p>0.581395348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7728" calcext:value-type="float">
            <text:p>0.317728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317536" calcext:value-type="float">
            <text:p>0.317536</text:p>
          </table:table-cell>
          <table:table-cell table:style-name="ce2" office:value-type="float" office:value="0.9574468085" calcext:value-type="float">
            <text:p>0.9574468085</text:p>
          </table:table-cell>
          <table:table-cell table:style-name="ce2" office:value-type="float" office:value="0.333356" calcext:value-type="float">
            <text:p>0.3333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55368" calcext:value-type="float">
            <text:p>0.3553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5387" calcext:value-type="float">
            <text:p>0.4538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6254" calcext:value-type="float">
            <text:p>0.056254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058796" calcext:value-type="float">
            <text:p>0.058796</text:p>
          </table:table-cell>
          <table:table-cell table:style-name="ce2" office:value-type="float" office:value="0.6086956522" calcext:value-type="float">
            <text:p>0.6086956522</text:p>
          </table:table-cell>
          <table:table-cell table:style-name="ce2" office:value-type="float" office:value="0.060923" calcext:value-type="float">
            <text:p>0.060923</text:p>
          </table:table-cell>
          <table:table-cell table:style-name="ce2" office:value-type="float" office:value="0.6086956522" calcext:value-type="float">
            <text:p>0.6086956522</text:p>
          </table:table-cell>
          <table:table-cell table:style-name="ce2" office:value-type="float" office:value="0.065394" calcext:value-type="float">
            <text:p>0.065394</text:p>
          </table:table-cell>
          <table:table-cell table:style-name="ce2" office:value-type="float" office:value="0.6086956522" calcext:value-type="float">
            <text:p>0.6086956522</text:p>
          </table:table-cell>
          <table:table-cell table:style-name="ce2" office:value-type="float" office:value="0.077204" calcext:value-type="float">
            <text:p>0.077204</text:p>
          </table:table-cell>
          <table:table-cell table:style-name="ce2" office:value-type="float" office:value="0.6086956522" calcext:value-type="float">
            <text:p>0.60869565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90479" calcext:value-type="float">
            <text:p>0.090479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096684" calcext:value-type="float">
            <text:p>0.096684</text:p>
          </table:table-cell>
          <table:table-cell table:style-name="ce2" office:value-type="float" office:value="0.8648648649" calcext:value-type="float">
            <text:p>0.8648648649</text:p>
          </table:table-cell>
          <table:table-cell table:style-name="ce2" office:value-type="float" office:value="0.099958" calcext:value-type="float">
            <text:p>0.099958</text:p>
          </table:table-cell>
          <table:table-cell table:style-name="ce2" office:value-type="float" office:value="0.8648648649" calcext:value-type="float">
            <text:p>0.8648648649</text:p>
          </table:table-cell>
          <table:table-cell table:style-name="ce2" office:value-type="float" office:value="0.106058" calcext:value-type="float">
            <text:p>0.106058</text:p>
          </table:table-cell>
          <table:table-cell table:style-name="ce2" office:value-type="float" office:value="0.8648648649" calcext:value-type="float">
            <text:p>0.8648648649</text:p>
          </table:table-cell>
          <table:table-cell table:style-name="ce2" office:value-type="float" office:value="0.120211" calcext:value-type="float">
            <text:p>0.120211</text:p>
          </table:table-cell>
          <table:table-cell table:style-name="ce2" office:value-type="float" office:value="0.8648648649" calcext:value-type="float">
            <text:p>0.864864864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5038" calcext:value-type="float">
            <text:p>0.035038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46974" calcext:value-type="float">
            <text:p>0.046974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52449" calcext:value-type="float">
            <text:p>0.052449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61756" calcext:value-type="float">
            <text:p>0.061756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61141" calcext:value-type="float">
            <text:p>0.061141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9591" calcext:value-type="float">
            <text:p>0.319591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320602" calcext:value-type="float">
            <text:p>0.320602</text:p>
          </table:table-cell>
          <table:table-cell table:style-name="ce2" office:value-type="float" office:value="0.9908256881" calcext:value-type="float">
            <text:p>0.9908256881</text:p>
          </table:table-cell>
          <table:table-cell table:style-name="ce2" office:value-type="float" office:value="0.331948" calcext:value-type="float">
            <text:p>0.3319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54245" calcext:value-type="float">
            <text:p>0.3542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43245" calcext:value-type="float">
            <text:p>0.44324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28312" calcext:value-type="float">
            <text:p>0.128312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 office:value-type="float" office:value="0.130436" calcext:value-type="float">
            <text:p>0.130436</text:p>
          </table:table-cell>
          <table:table-cell table:style-name="ce2" office:value-type="float" office:value="0.9925925926" calcext:value-type="float">
            <text:p>0.9925925926</text:p>
          </table:table-cell>
          <table:table-cell table:style-name="ce2" office:value-type="float" office:value="0.14298" calcext:value-type="float">
            <text:p>0.14298</text:p>
          </table:table-cell>
          <table:table-cell table:style-name="ce2" office:value-type="float" office:value="0.9925925926" calcext:value-type="float">
            <text:p>0.9925925926</text:p>
          </table:table-cell>
          <table:table-cell table:style-name="ce2" office:value-type="float" office:value="0.168966" calcext:value-type="float">
            <text:p>0.168966</text:p>
          </table:table-cell>
          <table:table-cell table:style-name="ce2" office:value-type="float" office:value="0.9925925926" calcext:value-type="float">
            <text:p>0.9925925926</text:p>
          </table:table-cell>
          <table:table-cell table:style-name="ce2" office:value-type="float" office:value="0.272696" calcext:value-type="float">
            <text:p>0.272696</text:p>
          </table:table-cell>
          <table:table-cell table:style-name="ce2" office:value-type="float" office:value="0.9925925926" calcext:value-type="float">
            <text:p>0.992592592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2466" calcext:value-type="float">
            <text:p>0.67246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76023" calcext:value-type="float">
            <text:p>0.676023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686545" calcext:value-type="float">
            <text:p>0.686545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70442" calcext:value-type="float">
            <text:p>0.70442</text:p>
          </table:table-cell>
          <table:table-cell table:style-name="ce2" office:value-type="float" office:value="0.8387096774" calcext:value-type="float">
            <text:p>0.8387096774</text:p>
          </table:table-cell>
          <table:table-cell table:style-name="ce2" office:value-type="float" office:value="0.773295" calcext:value-type="float">
            <text:p>0.773295</text:p>
          </table:table-cell>
          <table:table-cell table:style-name="ce2" office:value-type="float" office:value="0.8387096774" calcext:value-type="float">
            <text:p>0.838709677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8829" calcext:value-type="float">
            <text:p>0.318829</text:p>
          </table:table-cell>
          <table:table-cell table:style-name="ce2" office:value-type="float" office:value="0.0487804878" calcext:value-type="float">
            <text:p>0.0487804878</text:p>
          </table:table-cell>
          <table:table-cell table:style-name="ce2" office:value-type="float" office:value="0.319146" calcext:value-type="float">
            <text:p>0.319146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 office:value-type="float" office:value="0.331045" calcext:value-type="float">
            <text:p>0.331045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 office:value-type="float" office:value="0.354322" calcext:value-type="float">
            <text:p>0.354322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 office:value-type="float" office:value="0.440452" calcext:value-type="float">
            <text:p>0.440452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375" calcext:value-type="float">
            <text:p>0.310375</text:p>
          </table:table-cell>
          <table:table-cell table:style-name="ce2" office:value-type="float" office:value="0.7428571429" calcext:value-type="float">
            <text:p>0.7428571429</text:p>
          </table:table-cell>
          <table:table-cell table:style-name="ce2" office:value-type="float" office:value="0.322038" calcext:value-type="float">
            <text:p>0.322038</text:p>
          </table:table-cell>
          <table:table-cell table:style-name="ce2" office:value-type="float" office:value="0.976744186" calcext:value-type="float">
            <text:p>0.976744186</text:p>
          </table:table-cell>
          <table:table-cell table:style-name="ce2" office:value-type="float" office:value="0.337933" calcext:value-type="float">
            <text:p>0.3379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1577" calcext:value-type="float">
            <text:p>0.3615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6799" calcext:value-type="float">
            <text:p>0.4679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8056" calcext:value-type="float">
            <text:p>0.138056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152434" calcext:value-type="float">
            <text:p>0.152434</text:p>
          </table:table-cell>
          <table:table-cell table:style-name="ce2" office:value-type="float" office:value="0.5357142857" calcext:value-type="float">
            <text:p>0.5357142857</text:p>
          </table:table-cell>
          <table:table-cell table:style-name="ce2" office:value-type="float" office:value="0.142495" calcext:value-type="float">
            <text:p>0.142495</text:p>
          </table:table-cell>
          <table:table-cell table:style-name="ce2" office:value-type="float" office:value="0.5614035088" calcext:value-type="float">
            <text:p>0.5614035088</text:p>
          </table:table-cell>
          <table:table-cell table:style-name="ce2" office:value-type="float" office:value="0.146929" calcext:value-type="float">
            <text:p>0.146929</text:p>
          </table:table-cell>
          <table:table-cell table:style-name="ce2" office:value-type="float" office:value="0.5614035088" calcext:value-type="float">
            <text:p>0.5614035088</text:p>
          </table:table-cell>
          <table:table-cell table:style-name="ce2" office:value-type="float" office:value="0.175783" calcext:value-type="float">
            <text:p>0.175783</text:p>
          </table:table-cell>
          <table:table-cell table:style-name="ce2" office:value-type="float" office:value="0.5614035088" calcext:value-type="float">
            <text:p>0.561403508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2663" calcext:value-type="float">
            <text:p>0.132663</text:p>
          </table:table-cell>
          <table:table-cell table:style-name="ce2" office:value-type="float" office:value="0.3137254902" calcext:value-type="float">
            <text:p>0.3137254902</text:p>
          </table:table-cell>
          <table:table-cell table:style-name="ce2" office:value-type="float" office:value="0.13999" calcext:value-type="float">
            <text:p>0.13999</text:p>
          </table:table-cell>
          <table:table-cell table:style-name="ce2" office:value-type="float" office:value="0.8974358974" calcext:value-type="float">
            <text:p>0.8974358974</text:p>
          </table:table-cell>
          <table:table-cell table:style-name="ce2" office:value-type="float" office:value="0.144293" calcext:value-type="float">
            <text:p>0.144293</text:p>
          </table:table-cell>
          <table:table-cell table:style-name="ce2" office:value-type="float" office:value="0.9113924051" calcext:value-type="float">
            <text:p>0.9113924051</text:p>
          </table:table-cell>
          <table:table-cell table:style-name="ce2" office:value-type="float" office:value="0.150249" calcext:value-type="float">
            <text:p>0.150249</text:p>
          </table:table-cell>
          <table:table-cell table:style-name="ce2" office:value-type="float" office:value="0.9113924051" calcext:value-type="float">
            <text:p>0.9113924051</text:p>
          </table:table-cell>
          <table:table-cell table:style-name="ce2" office:value-type="float" office:value="0.147215" calcext:value-type="float">
            <text:p>0.147215</text:p>
          </table:table-cell>
          <table:table-cell table:style-name="ce2" office:value-type="float" office:value="0.9113924051" calcext:value-type="float">
            <text:p>0.911392405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5" calcext:value-type="float">
            <text:p>0.3065</text:p>
          </table:table-cell>
          <table:table-cell table:style-name="ce2" office:value-type="float" office:value="0.3870967742" calcext:value-type="float">
            <text:p>0.3870967742</text:p>
          </table:table-cell>
          <table:table-cell table:style-name="ce2" office:value-type="float" office:value="0.314339" calcext:value-type="float">
            <text:p>0.3143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0508" calcext:value-type="float">
            <text:p>0.3105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9381" calcext:value-type="float">
            <text:p>0.3193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52941" calcext:value-type="float">
            <text:p>0.3529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3923" calcext:value-type="float">
            <text:p>0.143923</text:p>
          </table:table-cell>
          <table:table-cell table:style-name="ce2" office:value-type="float" office:value="0.3703703704" calcext:value-type="float">
            <text:p>0.3703703704</text:p>
          </table:table-cell>
          <table:table-cell table:style-name="ce2" office:value-type="float" office:value="0.177279" calcext:value-type="float">
            <text:p>0.1772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95769" calcext:value-type="float">
            <text:p>0.1957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28221" calcext:value-type="float">
            <text:p>0.2282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79779" calcext:value-type="float">
            <text:p>0.37977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60551" calcext:value-type="float">
            <text:p>0.160551</text:p>
          </table:table-cell>
          <table:table-cell table:style-name="ce2" office:value-type="float" office:value="0.4166666667" calcext:value-type="float">
            <text:p>0.4166666667</text:p>
          </table:table-cell>
          <table:table-cell table:style-name="ce2" office:value-type="float" office:value="0.157157" calcext:value-type="float">
            <text:p>0.157157</text:p>
          </table:table-cell>
          <table:table-cell table:style-name="ce2" office:value-type="float" office:value="0.6428571429" calcext:value-type="float">
            <text:p>0.6428571429</text:p>
          </table:table-cell>
          <table:table-cell table:style-name="ce2" office:value-type="float" office:value="0.163388" calcext:value-type="float">
            <text:p>0.163388</text:p>
          </table:table-cell>
          <table:table-cell table:style-name="ce2" office:value-type="float" office:value="0.8125" calcext:value-type="float">
            <text:p>0.8125</text:p>
          </table:table-cell>
          <table:table-cell table:style-name="ce2" office:value-type="float" office:value="0.174567" calcext:value-type="float">
            <text:p>0.174567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 office:value-type="float" office:value="0.221343" calcext:value-type="float">
            <text:p>0.221343</text:p>
          </table:table-cell>
          <table:table-cell table:style-name="ce2" office:value-type="float" office:value="0.8125" calcext:value-type="float">
            <text:p>0.8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1183" calcext:value-type="float">
            <text:p>0.671183</text:p>
          </table:table-cell>
          <table:table-cell table:style-name="ce2" office:value-type="float" office:value="0.183908046" calcext:value-type="float">
            <text:p>0.183908046</text:p>
          </table:table-cell>
          <table:table-cell table:style-name="ce2" office:value-type="float" office:value="0.662429" calcext:value-type="float">
            <text:p>0.662429</text:p>
          </table:table-cell>
          <table:table-cell table:style-name="ce2" office:value-type="float" office:value="0.4356435644" calcext:value-type="float">
            <text:p>0.4356435644</text:p>
          </table:table-cell>
          <table:table-cell table:style-name="ce2" office:value-type="float" office:value="0.668825" calcext:value-type="float">
            <text:p>0.668825</text:p>
          </table:table-cell>
          <table:table-cell table:style-name="ce2" office:value-type="float" office:value="0.3541666667" calcext:value-type="float">
            <text:p>0.3541666667</text:p>
          </table:table-cell>
          <table:table-cell table:style-name="ce2" office:value-type="float" office:value="0.679488" calcext:value-type="float">
            <text:p>0.679488</text:p>
          </table:table-cell>
          <table:table-cell table:style-name="ce2" office:value-type="float" office:value="0.387755102" calcext:value-type="float">
            <text:p>0.387755102</text:p>
          </table:table-cell>
          <table:table-cell table:style-name="ce2" office:value-type="float" office:value="0.726504" calcext:value-type="float">
            <text:p>0.726504</text:p>
          </table:table-cell>
          <table:table-cell table:style-name="ce2" office:value-type="float" office:value="0.3541666667" calcext:value-type="float">
            <text:p>0.3541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997" calcext:value-type="float">
            <text:p>0.306997</text:p>
          </table:table-cell>
          <table:table-cell table:style-name="ce2" office:value-type="float" office:value="0.2469135802" calcext:value-type="float">
            <text:p>0.2469135802</text:p>
          </table:table-cell>
          <table:table-cell table:style-name="ce2" office:value-type="float" office:value="0.317768" calcext:value-type="float">
            <text:p>0.317768</text:p>
          </table:table-cell>
          <table:table-cell table:style-name="ce2" office:value-type="float" office:value="0.9929078014" calcext:value-type="float">
            <text:p>0.9929078014</text:p>
          </table:table-cell>
          <table:table-cell table:style-name="ce2" office:value-type="float" office:value="0.307309" calcext:value-type="float">
            <text:p>0.307309</text:p>
          </table:table-cell>
          <table:table-cell table:style-name="ce2" office:value-type="float" office:value="0.8166666667" calcext:value-type="float">
            <text:p>0.8166666667</text:p>
          </table:table-cell>
          <table:table-cell table:style-name="ce2" office:value-type="float" office:value="0.313874" calcext:value-type="float">
            <text:p>0.313874</text:p>
          </table:table-cell>
          <table:table-cell table:style-name="ce2" office:value-type="float" office:value="0.8992248062" calcext:value-type="float">
            <text:p>0.8992248062</text:p>
          </table:table-cell>
          <table:table-cell table:style-name="ce2" office:value-type="float" office:value="0.34616" calcext:value-type="float">
            <text:p>0.34616</text:p>
          </table:table-cell>
          <table:table-cell table:style-name="ce2" office:value-type="float" office:value="0.9160305344" calcext:value-type="float">
            <text:p>0.91603053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9871" calcext:value-type="float">
            <text:p>0.139871</text:p>
          </table:table-cell>
          <table:table-cell table:style-name="ce2" office:value-type="float" office:value="0.6534653465" calcext:value-type="float">
            <text:p>0.6534653465</text:p>
          </table:table-cell>
          <table:table-cell table:style-name="ce2" office:value-type="float" office:value="0.230033" calcext:value-type="float">
            <text:p>0.230033</text:p>
          </table:table-cell>
          <table:table-cell table:style-name="ce2" office:value-type="float" office:value="0.6534653465" calcext:value-type="float">
            <text:p>0.6534653465</text:p>
          </table:table-cell>
          <table:table-cell table:style-name="ce2" office:value-type="float" office:value="0.275754" calcext:value-type="float">
            <text:p>0.275754</text:p>
          </table:table-cell>
          <table:table-cell table:style-name="ce2" office:value-type="float" office:value="0.6534653465" calcext:value-type="float">
            <text:p>0.6534653465</text:p>
          </table:table-cell>
          <table:table-cell table:style-name="ce2" office:value-type="float" office:value="0.36276" calcext:value-type="float">
            <text:p>0.36276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751724" calcext:value-type="float">
            <text:p>0.751724</text:p>
          </table:table-cell>
          <table:table-cell table:style-name="ce2" office:value-type="float" office:value="0.6262626263" calcext:value-type="float">
            <text:p>0.626262626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7412" calcext:value-type="float">
            <text:p>0.237412</text:p>
          </table:table-cell>
          <table:table-cell table:style-name="ce2" office:value-type="float" office:value="0.7692307692" calcext:value-type="float">
            <text:p>0.7692307692</text:p>
          </table:table-cell>
          <table:table-cell table:style-name="ce2" office:value-type="float" office:value="0.267676" calcext:value-type="float">
            <text:p>0.267676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0.283118" calcext:value-type="float">
            <text:p>0.283118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0.317441" calcext:value-type="float">
            <text:p>0.317441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0.452971" calcext:value-type="float">
            <text:p>0.452971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93" calcext:value-type="float">
            <text:p>0.31093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 office:value-type="float" office:value="0.319513" calcext:value-type="float">
            <text:p>0.319513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 office:value-type="float" office:value="0.309391" calcext:value-type="float">
            <text:p>0.309391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 office:value-type="float" office:value="0.308957" calcext:value-type="float">
            <text:p>0.308957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 office:value-type="float" office:value="0.342243" calcext:value-type="float">
            <text:p>0.342243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631" calcext:value-type="float">
            <text:p>0.3631</text:p>
          </table:table-cell>
          <table:table-cell table:style-name="ce2" office:value-type="float" office:value="0.380952381" calcext:value-type="float">
            <text:p>0.380952381</text:p>
          </table:table-cell>
          <table:table-cell table:style-name="ce2" office:value-type="float" office:value="0.507475" calcext:value-type="float">
            <text:p>0.507475</text:p>
          </table:table-cell>
          <table:table-cell table:style-name="ce2" office:value-type="float" office:value="0.5833333333" calcext:value-type="float">
            <text:p>0.5833333333</text:p>
          </table:table-cell>
          <table:table-cell table:style-name="ce2" office:value-type="float" office:value="0.583044" calcext:value-type="float">
            <text:p>0.583044</text:p>
          </table:table-cell>
          <table:table-cell table:style-name="ce2" office:value-type="float" office:value="0.9850746269" calcext:value-type="float">
            <text:p>0.9850746269</text:p>
          </table:table-cell>
          <table:table-cell table:style-name="ce2" office:value-type="float" office:value="0.722769" calcext:value-type="float">
            <text:p>0.7227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30637" calcext:value-type="float">
            <text:p>1.33063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183" calcext:value-type="float">
            <text:p>0.308183</text:p>
          </table:table-cell>
          <table:table-cell table:style-name="ce2" office:value-type="float" office:value="0.4137931034" calcext:value-type="float">
            <text:p>0.4137931034</text:p>
          </table:table-cell>
          <table:table-cell table:style-name="ce2" office:value-type="float" office:value="0.311128" calcext:value-type="float">
            <text:p>0.311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9266" calcext:value-type="float">
            <text:p>0.3192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21404" calcext:value-type="float">
            <text:p>0.3214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20193" calcext:value-type="float">
            <text:p>0.32019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5415" calcext:value-type="float">
            <text:p>0.305415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309274" calcext:value-type="float">
            <text:p>0.309274</text:p>
          </table:table-cell>
          <table:table-cell table:style-name="ce2" office:value-type="float" office:value="0.9777777778" calcext:value-type="float">
            <text:p>0.9777777778</text:p>
          </table:table-cell>
          <table:table-cell table:style-name="ce2" office:value-type="float" office:value="0.31466" calcext:value-type="float">
            <text:p>0.314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9736" calcext:value-type="float">
            <text:p>0.3197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2028" calcext:value-type="float">
            <text:p>0.31202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3065" calcext:value-type="float">
            <text:p>0.303065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318577" calcext:value-type="float">
            <text:p>0.318577</text:p>
          </table:table-cell>
          <table:table-cell table:style-name="ce2" office:value-type="float" office:value="0.8256880734" calcext:value-type="float">
            <text:p>0.8256880734</text:p>
          </table:table-cell>
          <table:table-cell table:style-name="ce2" office:value-type="float" office:value="0.306974" calcext:value-type="float">
            <text:p>0.306974</text:p>
          </table:table-cell>
          <table:table-cell table:style-name="ce2" office:value-type="float" office:value="0.9921259843" calcext:value-type="float">
            <text:p>0.9921259843</text:p>
          </table:table-cell>
          <table:table-cell table:style-name="ce2" office:value-type="float" office:value="0.309123" calcext:value-type="float">
            <text:p>0.309123</text:p>
          </table:table-cell>
          <table:table-cell table:style-name="ce2" office:value-type="float" office:value="0.8148148148" calcext:value-type="float">
            <text:p>0.8148148148</text:p>
          </table:table-cell>
          <table:table-cell table:style-name="ce2" office:value-type="float" office:value="0.339442" calcext:value-type="float">
            <text:p>0.339442</text:p>
          </table:table-cell>
          <table:table-cell table:style-name="ce2" office:value-type="float" office:value="0.8256880734" calcext:value-type="float">
            <text:p>0.825688073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4689" calcext:value-type="float">
            <text:p>0.234689</text:p>
          </table:table-cell>
          <table:table-cell table:style-name="ce2" office:value-type="float" office:value="0.7111111111" calcext:value-type="float">
            <text:p>0.7111111111</text:p>
          </table:table-cell>
          <table:table-cell table:style-name="ce2" office:value-type="float" office:value="0.250785" calcext:value-type="float">
            <text:p>0.250785</text:p>
          </table:table-cell>
          <table:table-cell table:style-name="ce2" office:value-type="float" office:value="0.7916666667" calcext:value-type="float">
            <text:p>0.7916666667</text:p>
          </table:table-cell>
          <table:table-cell table:style-name="ce2" office:value-type="float" office:value="0.237519" calcext:value-type="float">
            <text:p>0.237519</text:p>
          </table:table-cell>
          <table:table-cell table:style-name="ce2" office:value-type="float" office:value="0.7916666667" calcext:value-type="float">
            <text:p>0.7916666667</text:p>
          </table:table-cell>
          <table:table-cell table:style-name="ce2" office:value-type="float" office:value="0.240511" calcext:value-type="float">
            <text:p>0.240511</text:p>
          </table:table-cell>
          <table:table-cell table:style-name="ce2" office:value-type="float" office:value="0.7916666667" calcext:value-type="float">
            <text:p>0.7916666667</text:p>
          </table:table-cell>
          <table:table-cell table:style-name="ce2" office:value-type="float" office:value="0.274667" calcext:value-type="float">
            <text:p>0.274667</text:p>
          </table:table-cell>
          <table:table-cell table:style-name="ce2" office:value-type="float" office:value="0.7916666667" calcext:value-type="float">
            <text:p>0.791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5802" calcext:value-type="float">
            <text:p>0.665802</text:p>
          </table:table-cell>
          <table:table-cell table:style-name="ce2" office:value-type="float" office:value="0.6976744186" calcext:value-type="float">
            <text:p>0.6976744186</text:p>
          </table:table-cell>
          <table:table-cell table:style-name="ce2" office:value-type="float" office:value="0.699992" calcext:value-type="float">
            <text:p>0.699992</text:p>
          </table:table-cell>
          <table:table-cell table:style-name="ce2" office:value-type="float" office:value="0.962962963" calcext:value-type="float">
            <text:p>0.962962963</text:p>
          </table:table-cell>
          <table:table-cell table:style-name="ce2" office:value-type="float" office:value="0.713481" calcext:value-type="float">
            <text:p>0.713481</text:p>
          </table:table-cell>
          <table:table-cell table:style-name="ce2" office:value-type="float" office:value="0.962962963" calcext:value-type="float">
            <text:p>0.962962963</text:p>
          </table:table-cell>
          <table:table-cell table:style-name="ce2" office:value-type="float" office:value="0.743779" calcext:value-type="float">
            <text:p>0.743779</text:p>
          </table:table-cell>
          <table:table-cell table:style-name="ce2" office:value-type="float" office:value="0.962962963" calcext:value-type="float">
            <text:p>0.962962963</text:p>
          </table:table-cell>
          <table:table-cell table:style-name="ce2" office:value-type="float" office:value="0.884137" calcext:value-type="float">
            <text:p>0.884137</text:p>
          </table:table-cell>
          <table:table-cell table:style-name="ce2" office:value-type="float" office:value="0.962962963" calcext:value-type="float">
            <text:p>0.96296296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5052" calcext:value-type="float">
            <text:p>0.305052</text:p>
          </table:table-cell>
          <table:table-cell table:style-name="ce2" office:value-type="float" office:value="0.1355932203" calcext:value-type="float">
            <text:p>0.1355932203</text:p>
          </table:table-cell>
          <table:table-cell table:style-name="ce2" office:value-type="float" office:value="0.313056" calcext:value-type="float">
            <text:p>0.313056</text:p>
          </table:table-cell>
          <table:table-cell table:style-name="ce2" office:value-type="float" office:value="0.28125" calcext:value-type="float">
            <text:p>0.28125</text:p>
          </table:table-cell>
          <table:table-cell table:style-name="ce2" office:value-type="float" office:value="0.317736" calcext:value-type="float">
            <text:p>0.317736</text:p>
          </table:table-cell>
          <table:table-cell table:style-name="ce2" office:value-type="float" office:value="0.28125" calcext:value-type="float">
            <text:p>0.28125</text:p>
          </table:table-cell>
          <table:table-cell table:style-name="ce2" office:value-type="float" office:value="0.319896" calcext:value-type="float">
            <text:p>0.319896</text:p>
          </table:table-cell>
          <table:table-cell table:style-name="ce2" office:value-type="float" office:value="0.28125" calcext:value-type="float">
            <text:p>0.28125</text:p>
          </table:table-cell>
          <table:table-cell table:style-name="ce2" office:value-type="float" office:value="0.316777" calcext:value-type="float">
            <text:p>0.316777</text:p>
          </table:table-cell>
          <table:table-cell table:style-name="ce2" office:value-type="float" office:value="0.28125" calcext:value-type="float">
            <text:p>0.28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28063" calcext:value-type="float">
            <text:p>0.728063</text:p>
          </table:table-cell>
          <table:table-cell table:style-name="ce2" office:value-type="float" office:value="0.3902439024" calcext:value-type="float">
            <text:p>0.3902439024</text:p>
          </table:table-cell>
          <table:table-cell table:style-name="ce2" office:value-type="float" office:value="0.892673" calcext:value-type="float">
            <text:p>0.892673</text:p>
          </table:table-cell>
          <table:table-cell table:style-name="ce2" office:value-type="float" office:value="0.8421052632" calcext:value-type="float">
            <text:p>0.8421052632</text:p>
          </table:table-cell>
          <table:table-cell table:style-name="ce2" office:value-type="float" office:value="0.967069" calcext:value-type="float">
            <text:p>0.967069</text:p>
          </table:table-cell>
          <table:table-cell table:style-name="ce2" office:value-type="float" office:value="0.8421052632" calcext:value-type="float">
            <text:p>0.8421052632</text:p>
          </table:table-cell>
          <table:table-cell table:style-name="ce2" office:value-type="float" office:value="1.120704" calcext:value-type="float">
            <text:p>1.120704</text:p>
          </table:table-cell>
          <table:table-cell table:style-name="ce2" office:value-type="float" office:value="0.8421052632" calcext:value-type="float">
            <text:p>0.8421052632</text:p>
          </table:table-cell>
          <table:table-cell table:style-name="ce2" office:value-type="float" office:value="1.815642" calcext:value-type="float">
            <text:p>1.815642</text:p>
          </table:table-cell>
          <table:table-cell table:style-name="ce2" office:value-type="float" office:value="0.8421052632" calcext:value-type="float">
            <text:p>0.842105263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4837" calcext:value-type="float">
            <text:p>0.674837</text:p>
          </table:table-cell>
          <table:table-cell table:style-name="ce2" office:value-type="float" office:value="0.2142857143" calcext:value-type="float">
            <text:p>0.2142857143</text:p>
          </table:table-cell>
          <table:table-cell table:style-name="ce2" office:value-type="float" office:value="0.736022" calcext:value-type="float">
            <text:p>0.736022</text:p>
          </table:table-cell>
          <table:table-cell table:style-name="ce2" office:value-type="float" office:value="0.7179487179" calcext:value-type="float">
            <text:p>0.7179487179</text:p>
          </table:table-cell>
          <table:table-cell table:style-name="ce2" office:value-type="float" office:value="0.763572" calcext:value-type="float">
            <text:p>0.763572</text:p>
          </table:table-cell>
          <table:table-cell table:style-name="ce2" office:value-type="float" office:value="0.7603305785" calcext:value-type="float">
            <text:p>0.7603305785</text:p>
          </table:table-cell>
          <table:table-cell table:style-name="ce2" office:value-type="float" office:value="0.822263" calcext:value-type="float">
            <text:p>0.822263</text:p>
          </table:table-cell>
          <table:table-cell table:style-name="ce2" office:value-type="float" office:value="0.7288135593" calcext:value-type="float">
            <text:p>0.7288135593</text:p>
          </table:table-cell>
          <table:table-cell table:style-name="ce2" office:value-type="float" office:value="1.060997" calcext:value-type="float">
            <text:p>1.060997</text:p>
          </table:table-cell>
          <table:table-cell table:style-name="ce2" office:value-type="float" office:value="0.7603305785" calcext:value-type="float">
            <text:p>0.760330578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488358" calcext:value-type="float">
            <text:p>0.488358</text:p>
          </table:table-cell>
          <table:table-cell table:style-name="ce2" office:value-type="float" office:value="0.02040816327" calcext:value-type="float">
            <text:p>0.02040816327</text:p>
          </table:table-cell>
          <table:table-cell table:style-name="ce2" office:value-type="float" office:value="0.521958" calcext:value-type="float">
            <text:p>0.521958</text:p>
          </table:table-cell>
          <table:table-cell table:style-name="ce2" office:value-type="float" office:value="0.02040816327" calcext:value-type="float">
            <text:p>0.02040816327</text:p>
          </table:table-cell>
          <table:table-cell table:style-name="ce2" office:value-type="float" office:value="0.532701" calcext:value-type="float">
            <text:p>0.532701</text:p>
          </table:table-cell>
          <table:table-cell table:style-name="ce2" office:value-type="float" office:value="0.02040816327" calcext:value-type="float">
            <text:p>0.02040816327</text:p>
          </table:table-cell>
          <table:table-cell table:style-name="ce2" office:value-type="float" office:value="0.554284" calcext:value-type="float">
            <text:p>0.554284</text:p>
          </table:table-cell>
          <table:table-cell table:style-name="ce2" office:value-type="float" office:value="0.02040816327" calcext:value-type="float">
            <text:p>0.02040816327</text:p>
          </table:table-cell>
          <table:table-cell table:style-name="ce2" office:value-type="float" office:value="0.686926" calcext:value-type="float">
            <text:p>0.686926</text:p>
          </table:table-cell>
          <table:table-cell table:style-name="ce2" office:value-type="float" office:value="0.02040816327" calcext:value-type="float">
            <text:p>0.0204081632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7759" calcext:value-type="float">
            <text:p>0.667759</text:p>
          </table:table-cell>
          <table:table-cell table:style-name="ce2" office:value-type="float" office:value="0.9375" calcext:value-type="float">
            <text:p>0.9375</text:p>
          </table:table-cell>
          <table:table-cell table:style-name="ce2" office:value-type="float" office:value="0.699266" calcext:value-type="float">
            <text:p>0.699266</text:p>
          </table:table-cell>
          <table:table-cell table:style-name="ce2" office:value-type="float" office:value="0.7857142857" calcext:value-type="float">
            <text:p>0.7857142857</text:p>
          </table:table-cell>
          <table:table-cell table:style-name="ce2" office:value-type="float" office:value="0.711861" calcext:value-type="float">
            <text:p>0.711861</text:p>
          </table:table-cell>
          <table:table-cell table:style-name="ce2" office:value-type="float" office:value="0.7407407407" calcext:value-type="float">
            <text:p>0.7407407407</text:p>
          </table:table-cell>
          <table:table-cell table:style-name="ce2" office:value-type="float" office:value="0.738494" calcext:value-type="float">
            <text:p>0.738494</text:p>
          </table:table-cell>
          <table:table-cell table:style-name="ce2" office:value-type="float" office:value="0.7857142857" calcext:value-type="float">
            <text:p>0.7857142857</text:p>
          </table:table-cell>
          <table:table-cell table:style-name="ce2" office:value-type="float" office:value="0.876215" calcext:value-type="float">
            <text:p>0.876215</text:p>
          </table:table-cell>
          <table:table-cell table:style-name="ce2" office:value-type="float" office:value="0.7857142857" calcext:value-type="float">
            <text:p>0.78571428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837" calcext:value-type="float">
            <text:p>0.308837</text:p>
          </table:table-cell>
          <table:table-cell table:style-name="ce2" office:value-type="float" office:value="0.7532467532" calcext:value-type="float">
            <text:p>0.7532467532</text:p>
          </table:table-cell>
          <table:table-cell table:style-name="ce2" office:value-type="float" office:value="0.308957" calcext:value-type="float">
            <text:p>0.308957</text:p>
          </table:table-cell>
          <table:table-cell table:style-name="ce2" office:value-type="float" office:value="0.9565217391" calcext:value-type="float">
            <text:p>0.9565217391</text:p>
          </table:table-cell>
          <table:table-cell table:style-name="ce2" office:value-type="float" office:value="0.313386" calcext:value-type="float">
            <text:p>0.313386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 office:value-type="float" office:value="0.317451" calcext:value-type="float">
            <text:p>0.317451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 office:value-type="float" office:value="0.365648" calcext:value-type="float">
            <text:p>0.365648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396" calcext:value-type="float">
            <text:p>0.309396</text:p>
          </table:table-cell>
          <table:table-cell table:style-name="ce2" office:value-type="float" office:value="0.07843137255" calcext:value-type="float">
            <text:p>0.07843137255</text:p>
          </table:table-cell>
          <table:table-cell table:style-name="ce2" office:value-type="float" office:value="0.308502" calcext:value-type="float">
            <text:p>0.308502</text:p>
          </table:table-cell>
          <table:table-cell table:style-name="ce2" office:value-type="float" office:value="0.1851851852" calcext:value-type="float">
            <text:p>0.1851851852</text:p>
          </table:table-cell>
          <table:table-cell table:style-name="ce2" office:value-type="float" office:value="0.309409" calcext:value-type="float">
            <text:p>0.309409</text:p>
          </table:table-cell>
          <table:table-cell table:style-name="ce2" office:value-type="float" office:value="0.1851851852" calcext:value-type="float">
            <text:p>0.1851851852</text:p>
          </table:table-cell>
          <table:table-cell table:style-name="ce2" office:value-type="float" office:value="0.315085" calcext:value-type="float">
            <text:p>0.315085</text:p>
          </table:table-cell>
          <table:table-cell table:style-name="ce2" office:value-type="float" office:value="0.1851851852" calcext:value-type="float">
            <text:p>0.1851851852</text:p>
          </table:table-cell>
          <table:table-cell table:style-name="ce2" office:value-type="float" office:value="0.359149" calcext:value-type="float">
            <text:p>0.359149</text:p>
          </table:table-cell>
          <table:table-cell table:style-name="ce2" office:value-type="float" office:value="0.1851851852" calcext:value-type="float">
            <text:p>0.185185185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802" calcext:value-type="float">
            <text:p>0.310802</text:p>
          </table:table-cell>
          <table:table-cell table:style-name="ce2" office:value-type="float" office:value="0.07339449541" calcext:value-type="float">
            <text:p>0.07339449541</text:p>
          </table:table-cell>
          <table:table-cell table:style-name="ce2" office:value-type="float" office:value="0.309318" calcext:value-type="float">
            <text:p>0.309318</text:p>
          </table:table-cell>
          <table:table-cell table:style-name="ce2" office:value-type="float" office:value="0.1081081081" calcext:value-type="float">
            <text:p>0.1081081081</text:p>
          </table:table-cell>
          <table:table-cell table:style-name="ce2" office:value-type="float" office:value="0.31363" calcext:value-type="float">
            <text:p>0.31363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 office:value-type="float" office:value="0.32611" calcext:value-type="float">
            <text:p>0.32611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 office:value-type="float" office:value="0.371825" calcext:value-type="float">
            <text:p>0.371825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472" calcext:value-type="float">
            <text:p>0.308472</text:p>
          </table:table-cell>
          <table:table-cell table:style-name="ce2" office:value-type="float" office:value="0.2631578947" calcext:value-type="float">
            <text:p>0.2631578947</text:p>
          </table:table-cell>
          <table:table-cell table:style-name="ce2" office:value-type="float" office:value="0.317396" calcext:value-type="float">
            <text:p>0.317396</text:p>
          </table:table-cell>
          <table:table-cell table:style-name="ce2" office:value-type="float" office:value="0.2162162162" calcext:value-type="float">
            <text:p>0.2162162162</text:p>
          </table:table-cell>
          <table:table-cell table:style-name="ce2" office:value-type="float" office:value="0.321761" calcext:value-type="float">
            <text:p>0.321761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307648" calcext:value-type="float">
            <text:p>0.307648</text:p>
          </table:table-cell>
          <table:table-cell table:style-name="ce2" office:value-type="float" office:value="0.2162162162" calcext:value-type="float">
            <text:p>0.2162162162</text:p>
          </table:table-cell>
          <table:table-cell table:style-name="ce2" office:value-type="float" office:value="0.329679" calcext:value-type="float">
            <text:p>0.329679</text:p>
          </table:table-cell>
          <table:table-cell table:style-name="ce2" office:value-type="float" office:value="0.2162162162" calcext:value-type="float">
            <text:p>0.21621621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1101" calcext:value-type="float">
            <text:p>0.311101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 office:value-type="float" office:value="0.309832" calcext:value-type="float">
            <text:p>0.309832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 office:value-type="float" office:value="0.308508" calcext:value-type="float">
            <text:p>0.308508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0.317765" calcext:value-type="float">
            <text:p>0.317765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 office:value-type="float" office:value="0.361547" calcext:value-type="float">
            <text:p>0.361547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9592" calcext:value-type="float">
            <text:p>0.319592</text:p>
          </table:table-cell>
          <table:table-cell table:style-name="ce2" office:value-type="float" office:value="0.9411764706" calcext:value-type="float">
            <text:p>0.9411764706</text:p>
          </table:table-cell>
          <table:table-cell table:style-name="ce2" office:value-type="float" office:value="0.320178" calcext:value-type="float">
            <text:p>0.3201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32822" calcext:value-type="float">
            <text:p>0.3328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5708" calcext:value-type="float">
            <text:p>0.357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54155" calcext:value-type="float">
            <text:p>0.45415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074" calcext:value-type="float">
            <text:p>0.306074</text:p>
          </table:table-cell>
          <table:table-cell table:style-name="ce2" office:value-type="float" office:value="0.1558441558" calcext:value-type="float">
            <text:p>0.1558441558</text:p>
          </table:table-cell>
          <table:table-cell table:style-name="ce2" office:value-type="float" office:value="0.317011" calcext:value-type="float">
            <text:p>0.317011</text:p>
          </table:table-cell>
          <table:table-cell table:style-name="ce2" office:value-type="float" office:value="0.4395604396" calcext:value-type="float">
            <text:p>0.4395604396</text:p>
          </table:table-cell>
          <table:table-cell table:style-name="ce2" office:value-type="float" office:value="0.309249" calcext:value-type="float">
            <text:p>0.309249</text:p>
          </table:table-cell>
          <table:table-cell table:style-name="ce2" office:value-type="float" office:value="0.8455284553" calcext:value-type="float">
            <text:p>0.8455284553</text:p>
          </table:table-cell>
          <table:table-cell table:style-name="ce2" office:value-type="float" office:value="0.310281" calcext:value-type="float">
            <text:p>0.310281</text:p>
          </table:table-cell>
          <table:table-cell table:style-name="ce2" office:value-type="float" office:value="0.6213592233" calcext:value-type="float">
            <text:p>0.6213592233</text:p>
          </table:table-cell>
          <table:table-cell table:style-name="ce2" office:value-type="float" office:value="0.339295" calcext:value-type="float">
            <text:p>0.339295</text:p>
          </table:table-cell>
          <table:table-cell table:style-name="ce2" office:value-type="float" office:value="0.6346153846" calcext:value-type="float">
            <text:p>0.634615384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48444" calcext:value-type="float">
            <text:p>0.74844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904593" calcext:value-type="float">
            <text:p>0.904593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984037" calcext:value-type="float">
            <text:p>0.984037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1.138926" calcext:value-type="float">
            <text:p>1.138926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1.835259" calcext:value-type="float">
            <text:p>1.835259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481" calcext:value-type="float">
            <text:p>0.66481</text:p>
          </table:table-cell>
          <table:table-cell table:style-name="ce2" office:value-type="float" office:value="0.7213114754" calcext:value-type="float">
            <text:p>0.7213114754</text:p>
          </table:table-cell>
          <table:table-cell table:style-name="ce2" office:value-type="float" office:value="0.673201" calcext:value-type="float">
            <text:p>0.673201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0.681646" calcext:value-type="float">
            <text:p>0.681646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0.699011" calcext:value-type="float">
            <text:p>0.699011</text:p>
          </table:table-cell>
          <table:table-cell table:style-name="ce2" office:value-type="float" office:value="0.3043478261" calcext:value-type="float">
            <text:p>0.3043478261</text:p>
          </table:table-cell>
          <table:table-cell table:style-name="ce2" office:value-type="float" office:value="0.779302" calcext:value-type="float">
            <text:p>0.779302</text:p>
          </table:table-cell>
          <table:table-cell table:style-name="ce2" office:value-type="float" office:value="0.44" calcext:value-type="float">
            <text:p>0.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612" calcext:value-type="float">
            <text:p>0.306612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320543" calcext:value-type="float">
            <text:p>0.320543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317659" calcext:value-type="float">
            <text:p>0.317659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309581" calcext:value-type="float">
            <text:p>0.309581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336659" calcext:value-type="float">
            <text:p>0.336659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4658" calcext:value-type="float">
            <text:p>0.674658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67407" calcext:value-type="float">
            <text:p>0.67407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680035" calcext:value-type="float">
            <text:p>0.680035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693211" calcext:value-type="float">
            <text:p>0.693211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753404" calcext:value-type="float">
            <text:p>0.753404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20591" calcext:value-type="float">
            <text:p>0.320591</text:p>
          </table:table-cell>
          <table:table-cell table:style-name="ce2" office:value-type="float" office:value="0.2941176471" calcext:value-type="float">
            <text:p>0.2941176471</text:p>
          </table:table-cell>
          <table:table-cell table:style-name="ce2" office:value-type="float" office:value="0.319219" calcext:value-type="float">
            <text:p>0.319219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 office:value-type="float" office:value="0.331606" calcext:value-type="float">
            <text:p>0.331606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 office:value-type="float" office:value="0.352022" calcext:value-type="float">
            <text:p>0.352022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 office:value-type="float" office:value="0.446591" calcext:value-type="float">
            <text:p>0.446591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2611" calcext:value-type="float">
            <text:p>0.312611</text:p>
          </table:table-cell>
          <table:table-cell table:style-name="ce2" office:value-type="float" office:value="0.3571428571" calcext:value-type="float">
            <text:p>0.3571428571</text:p>
          </table:table-cell>
          <table:table-cell table:style-name="ce2" office:value-type="float" office:value="0.360389" calcext:value-type="float">
            <text:p>0.360389</text:p>
          </table:table-cell>
          <table:table-cell table:style-name="ce2" office:value-type="float" office:value="0.8205128205" calcext:value-type="float">
            <text:p>0.8205128205</text:p>
          </table:table-cell>
          <table:table-cell table:style-name="ce2" office:value-type="float" office:value="0.384717" calcext:value-type="float">
            <text:p>0.384717</text:p>
          </table:table-cell>
          <table:table-cell table:style-name="ce2" office:value-type="float" office:value="0.8205128205" calcext:value-type="float">
            <text:p>0.8205128205</text:p>
          </table:table-cell>
          <table:table-cell table:style-name="ce2" office:value-type="float" office:value="0.428558" calcext:value-type="float">
            <text:p>0.428558</text:p>
          </table:table-cell>
          <table:table-cell table:style-name="ce2" office:value-type="float" office:value="0.7894736842" calcext:value-type="float">
            <text:p>0.7894736842</text:p>
          </table:table-cell>
          <table:table-cell table:style-name="ce2" office:value-type="float" office:value="0.624257" calcext:value-type="float">
            <text:p>0.624257</text:p>
          </table:table-cell>
          <table:table-cell table:style-name="ce2" office:value-type="float" office:value="0.7894736842" calcext:value-type="float">
            <text:p>0.789473684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4916" calcext:value-type="float">
            <text:p>0.664916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682376" calcext:value-type="float">
            <text:p>0.682376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692798" calcext:value-type="float">
            <text:p>0.692798</text:p>
          </table:table-cell>
          <table:table-cell table:style-name="ce2" office:value-type="float" office:value="0.1621621622" calcext:value-type="float">
            <text:p>0.1621621622</text:p>
          </table:table-cell>
          <table:table-cell table:style-name="ce2" office:value-type="float" office:value="0.708983" calcext:value-type="float">
            <text:p>0.708983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804163" calcext:value-type="float">
            <text:p>0.804163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1845" calcext:value-type="float">
            <text:p>0.661845</text:p>
          </table:table-cell>
          <table:table-cell table:style-name="ce2" office:value-type="float" office:value="0.08547008547" calcext:value-type="float">
            <text:p>0.08547008547</text:p>
          </table:table-cell>
          <table:table-cell table:style-name="ce2" office:value-type="float" office:value="0.668347" calcext:value-type="float">
            <text:p>0.668347</text:p>
          </table:table-cell>
          <table:table-cell table:style-name="ce2" office:value-type="float" office:value="0.06896551724" calcext:value-type="float">
            <text:p>0.06896551724</text:p>
          </table:table-cell>
          <table:table-cell table:style-name="ce2" office:value-type="float" office:value="0.667491" calcext:value-type="float">
            <text:p>0.667491</text:p>
          </table:table-cell>
          <table:table-cell table:style-name="ce2" office:value-type="float" office:value="0.06896551724" calcext:value-type="float">
            <text:p>0.06896551724</text:p>
          </table:table-cell>
          <table:table-cell table:style-name="ce2" office:value-type="float" office:value="0.682297" calcext:value-type="float">
            <text:p>0.682297</text:p>
          </table:table-cell>
          <table:table-cell table:style-name="ce2" office:value-type="float" office:value="0.06896551724" calcext:value-type="float">
            <text:p>0.06896551724</text:p>
          </table:table-cell>
          <table:table-cell table:style-name="ce2" office:value-type="float" office:value="0.73889" calcext:value-type="float">
            <text:p>0.73889</text:p>
          </table:table-cell>
          <table:table-cell table:style-name="ce2" office:value-type="float" office:value="0.06896551724" calcext:value-type="float">
            <text:p>0.068965517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388" calcext:value-type="float">
            <text:p>0.309388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31632" calcext:value-type="float">
            <text:p>0.31632</text:p>
          </table:table-cell>
          <table:table-cell table:style-name="ce2" office:value-type="float" office:value="0.3076923077" calcext:value-type="float">
            <text:p>0.3076923077</text:p>
          </table:table-cell>
          <table:table-cell table:style-name="ce2" office:value-type="float" office:value="0.322243" calcext:value-type="float">
            <text:p>0.322243</text:p>
          </table:table-cell>
          <table:table-cell table:style-name="ce2" office:value-type="float" office:value="0.4285714286" calcext:value-type="float">
            <text:p>0.4285714286</text:p>
          </table:table-cell>
          <table:table-cell table:style-name="ce2" office:value-type="float" office:value="0.306893" calcext:value-type="float">
            <text:p>0.306893</text:p>
          </table:table-cell>
          <table:table-cell table:style-name="ce2" office:value-type="float" office:value="0.4827586207" calcext:value-type="float">
            <text:p>0.4827586207</text:p>
          </table:table-cell>
          <table:table-cell table:style-name="ce2" office:value-type="float" office:value="0.33001" calcext:value-type="float">
            <text:p>0.33001</text:p>
          </table:table-cell>
          <table:table-cell table:style-name="ce2" office:value-type="float" office:value="0.3076923077" calcext:value-type="float">
            <text:p>0.307692307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6185" calcext:value-type="float">
            <text:p>0.316185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333148" calcext:value-type="float">
            <text:p>0.333148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321407" calcext:value-type="float">
            <text:p>0.3214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963" calcext:value-type="float">
            <text:p>0.31963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354296" calcext:value-type="float">
            <text:p>0.35429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183" calcext:value-type="float">
            <text:p>0.15183</text:p>
          </table:table-cell>
          <table:table-cell table:style-name="ce2" office:value-type="float" office:value="0.4242424242" calcext:value-type="float">
            <text:p>0.4242424242</text:p>
          </table:table-cell>
          <table:table-cell table:style-name="ce2" office:value-type="float" office:value="0.161375" calcext:value-type="float">
            <text:p>0.161375</text:p>
          </table:table-cell>
          <table:table-cell table:style-name="ce2" office:value-type="float" office:value="0.7160493827" calcext:value-type="float">
            <text:p>0.7160493827</text:p>
          </table:table-cell>
          <table:table-cell table:style-name="ce2" office:value-type="float" office:value="0.169525" calcext:value-type="float">
            <text:p>0.169525</text:p>
          </table:table-cell>
          <table:table-cell table:style-name="ce2" office:value-type="float" office:value="0.7619047619" calcext:value-type="float">
            <text:p>0.7619047619</text:p>
          </table:table-cell>
          <table:table-cell table:style-name="ce2" office:value-type="float" office:value="0.170764" calcext:value-type="float">
            <text:p>0.170764</text:p>
          </table:table-cell>
          <table:table-cell table:style-name="ce2" office:value-type="float" office:value="0.7160493827" calcext:value-type="float">
            <text:p>0.7160493827</text:p>
          </table:table-cell>
          <table:table-cell table:style-name="ce2" office:value-type="float" office:value="0.17268" calcext:value-type="float">
            <text:p>0.17268</text:p>
          </table:table-cell>
          <table:table-cell table:style-name="ce2" office:value-type="float" office:value="0.7317073171" calcext:value-type="float">
            <text:p>0.731707317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92989" calcext:value-type="float">
            <text:p>0.692989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789835" calcext:value-type="float">
            <text:p>0.789835</text:p>
          </table:table-cell>
          <table:table-cell table:style-name="ce2" office:value-type="float" office:value="0.5194805195" calcext:value-type="float">
            <text:p>0.5194805195</text:p>
          </table:table-cell>
          <table:table-cell table:style-name="ce2" office:value-type="float" office:value="0.839785" calcext:value-type="float">
            <text:p>0.83978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933441" calcext:value-type="float">
            <text:p>0.933441</text:p>
          </table:table-cell>
          <table:table-cell table:style-name="ce2" office:value-type="float" office:value="0.5194805195" calcext:value-type="float">
            <text:p>0.5194805195</text:p>
          </table:table-cell>
          <table:table-cell table:style-name="ce2" office:value-type="float" office:value="1.349652" calcext:value-type="float">
            <text:p>1.349652</text:p>
          </table:table-cell>
          <table:table-cell table:style-name="ce2" office:value-type="float" office:value="0.6428571429" calcext:value-type="float">
            <text:p>0.642857142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462" calcext:value-type="float">
            <text:p>0.31046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09513" calcext:value-type="float">
            <text:p>0.30951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11103" calcext:value-type="float">
            <text:p>0.31110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16744" calcext:value-type="float">
            <text:p>0.31674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19487" calcext:value-type="float">
            <text:p>0.319487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50216" calcext:value-type="float">
            <text:p>0.250216</text:p>
          </table:table-cell>
          <table:table-cell table:style-name="ce2" office:value-type="float" office:value="0.8863636364" calcext:value-type="float">
            <text:p>0.8863636364</text:p>
          </table:table-cell>
          <table:table-cell table:style-name="ce2" office:value-type="float" office:value="0.317426" calcext:value-type="float">
            <text:p>0.3174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5147" calcext:value-type="float">
            <text:p>0.35147</text:p>
          </table:table-cell>
          <table:table-cell table:style-name="ce2" office:value-type="float" office:value="0.9791666667" calcext:value-type="float">
            <text:p>0.9791666667</text:p>
          </table:table-cell>
          <table:table-cell table:style-name="ce2" office:value-type="float" office:value="0.411182" calcext:value-type="float">
            <text:p>0.411182</text:p>
          </table:table-cell>
          <table:table-cell table:style-name="ce2" office:value-type="float" office:value="0.6756756757" calcext:value-type="float">
            <text:p>0.6756756757</text:p>
          </table:table-cell>
          <table:table-cell table:style-name="ce2" office:value-type="float" office:value="0.693856" calcext:value-type="float">
            <text:p>0.693856</text:p>
          </table:table-cell>
          <table:table-cell table:style-name="ce2" office:value-type="float" office:value="0.6756756757" calcext:value-type="float">
            <text:p>0.67567567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54349" calcext:value-type="float">
            <text:p>0.254349</text:p>
          </table:table-cell>
          <table:table-cell table:style-name="ce2" office:value-type="float" office:value="0.4931506849" calcext:value-type="float">
            <text:p>0.4931506849</text:p>
          </table:table-cell>
          <table:table-cell table:style-name="ce2" office:value-type="float" office:value="0.33717" calcext:value-type="float">
            <text:p>0.33717</text:p>
          </table:table-cell>
          <table:table-cell table:style-name="ce2" office:value-type="float" office:value="0.5135135135" calcext:value-type="float">
            <text:p>0.5135135135</text:p>
          </table:table-cell>
          <table:table-cell table:style-name="ce2" office:value-type="float" office:value="0.378716" calcext:value-type="float">
            <text:p>0.378716</text:p>
          </table:table-cell>
          <table:table-cell table:style-name="ce2" office:value-type="float" office:value="0.6075949367" calcext:value-type="float">
            <text:p>0.6075949367</text:p>
          </table:table-cell>
          <table:table-cell table:style-name="ce2" office:value-type="float" office:value="0.458189" calcext:value-type="float">
            <text:p>0.458189</text:p>
          </table:table-cell>
          <table:table-cell table:style-name="ce2" office:value-type="float" office:value="0.5526315789" calcext:value-type="float">
            <text:p>0.5526315789</text:p>
          </table:table-cell>
          <table:table-cell table:style-name="ce2" office:value-type="float" office:value="0.812582" calcext:value-type="float">
            <text:p>0.812582</text:p>
          </table:table-cell>
          <table:table-cell table:style-name="ce2" office:value-type="float" office:value="0.4931506849" calcext:value-type="float">
            <text:p>0.493150684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60399" calcext:value-type="float">
            <text:p>0.360399</text:p>
          </table:table-cell>
          <table:table-cell table:style-name="ce2" office:value-type="float" office:value="0.2333333333" calcext:value-type="float">
            <text:p>0.2333333333</text:p>
          </table:table-cell>
          <table:table-cell table:style-name="ce2" office:value-type="float" office:value="0.625007" calcext:value-type="float">
            <text:p>0.6250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1429" calcext:value-type="float">
            <text:p>0.7614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10156" calcext:value-type="float">
            <text:p>1.0101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122366" calcext:value-type="float">
            <text:p>2.12236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95347" calcext:value-type="float">
            <text:p>0.95347</text:p>
          </table:table-cell>
          <table:table-cell table:style-name="ce2" office:value-type="float" office:value="0.3529411765" calcext:value-type="float">
            <text:p>0.3529411765</text:p>
          </table:table-cell>
          <table:table-cell table:style-name="ce2" office:value-type="float" office:value="1.547243" calcext:value-type="float">
            <text:p>1.5472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849536" calcext:value-type="float">
            <text:p>1.849536</text:p>
          </table:table-cell>
          <table:table-cell table:style-name="ce2" office:value-type="float" office:value="0.3529411765" calcext:value-type="float">
            <text:p>0.3529411765</text:p>
          </table:table-cell>
          <table:table-cell table:style-name="ce2" office:value-type="float" office:value="2.401769" calcext:value-type="float">
            <text:p>2.401769</text:p>
          </table:table-cell>
          <table:table-cell table:style-name="ce2" office:value-type="float" office:value="0.3529411765" calcext:value-type="float">
            <text:p>0.3529411765</text:p>
          </table:table-cell>
          <table:table-cell table:style-name="ce2" office:value-type="float" office:value="4.870225" calcext:value-type="float">
            <text:p>4.870225</text:p>
          </table:table-cell>
          <table:table-cell table:style-name="ce2" office:value-type="float" office:value="0.6451612903" calcext:value-type="float">
            <text:p>0.645161290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67678" calcext:value-type="float">
            <text:p>0.267678</text:p>
          </table:table-cell>
          <table:table-cell table:style-name="ce2" office:value-type="float" office:value="0.4705882353" calcext:value-type="float">
            <text:p>0.4705882353</text:p>
          </table:table-cell>
          <table:table-cell table:style-name="ce2" office:value-type="float" office:value="0.370373" calcext:value-type="float">
            <text:p>0.370373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420559" calcext:value-type="float">
            <text:p>0.420559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520305" calcext:value-type="float">
            <text:p>0.520305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959847" calcext:value-type="float">
            <text:p>0.959847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50362" calcext:value-type="float">
            <text:p>0.75036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955373" calcext:value-type="float">
            <text:p>0.955373</text:p>
          </table:table-cell>
          <table:table-cell table:style-name="ce2" office:value-type="float" office:value="0.3880597015" calcext:value-type="float">
            <text:p>0.3880597015</text:p>
          </table:table-cell>
          <table:table-cell table:style-name="ce2" office:value-type="float" office:value="1.051819" calcext:value-type="float">
            <text:p>1.051819</text:p>
          </table:table-cell>
          <table:table-cell table:style-name="ce2" office:value-type="float" office:value="0.3880597015" calcext:value-type="float">
            <text:p>0.3880597015</text:p>
          </table:table-cell>
          <table:table-cell table:style-name="ce2" office:value-type="float" office:value="1.264312" calcext:value-type="float">
            <text:p>1.264312</text:p>
          </table:table-cell>
          <table:table-cell table:style-name="ce2" office:value-type="float" office:value="0.3880597015" calcext:value-type="float">
            <text:p>0.3880597015</text:p>
          </table:table-cell>
          <table:table-cell table:style-name="ce2" office:value-type="float" office:value="2.156719" calcext:value-type="float">
            <text:p>2.156719</text:p>
          </table:table-cell>
          <table:table-cell table:style-name="ce2" office:value-type="float" office:value="0.3880597015" calcext:value-type="float">
            <text:p>0.388059701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3331" calcext:value-type="float">
            <text:p>0.663331</text:p>
          </table:table-cell>
          <table:table-cell table:style-name="ce2" office:value-type="float" office:value="0.2424242424" calcext:value-type="float">
            <text:p>0.2424242424</text:p>
          </table:table-cell>
          <table:table-cell table:style-name="ce2" office:value-type="float" office:value="0.66841" calcext:value-type="float">
            <text:p>0.66841</text:p>
          </table:table-cell>
          <table:table-cell table:style-name="ce2" office:value-type="float" office:value="0.5128205128" calcext:value-type="float">
            <text:p>0.5128205128</text:p>
          </table:table-cell>
          <table:table-cell table:style-name="ce2" office:value-type="float" office:value="0.675957" calcext:value-type="float">
            <text:p>0.675957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 office:value-type="float" office:value="0.690223" calcext:value-type="float">
            <text:p>0.690223</text:p>
          </table:table-cell>
          <table:table-cell table:style-name="ce2" office:value-type="float" office:value="0.5128205128" calcext:value-type="float">
            <text:p>0.5128205128</text:p>
          </table:table-cell>
          <table:table-cell table:style-name="ce2" office:value-type="float" office:value="0.74323" calcext:value-type="float">
            <text:p>0.74323</text:p>
          </table:table-cell>
          <table:table-cell table:style-name="ce2" office:value-type="float" office:value="0.5128205128" calcext:value-type="float">
            <text:p>0.512820512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6876" calcext:value-type="float">
            <text:p>0.046876</text:p>
          </table:table-cell>
          <table:table-cell table:style-name="ce2" office:value-type="float" office:value="0.8235294118" calcext:value-type="float">
            <text:p>0.8235294118</text:p>
          </table:table-cell>
          <table:table-cell table:style-name="ce2" office:value-type="float" office:value="0.062955" calcext:value-type="float">
            <text:p>0.062955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063831" calcext:value-type="float">
            <text:p>0.063831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056685" calcext:value-type="float">
            <text:p>0.056685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09273" calcext:value-type="float">
            <text:p>0.09273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36288" calcext:value-type="float">
            <text:p>0.736288</text:p>
          </table:table-cell>
          <table:table-cell table:style-name="ce2" office:value-type="float" office:value="0.7441860465" calcext:value-type="float">
            <text:p>0.7441860465</text:p>
          </table:table-cell>
          <table:table-cell table:style-name="ce2" office:value-type="float" office:value="0.90825" calcext:value-type="float">
            <text:p>0.9082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92045" calcext:value-type="float">
            <text:p>0.99204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155008" calcext:value-type="float">
            <text:p>1.15500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887848" calcext:value-type="float">
            <text:p>1.887848</text:p>
          </table:table-cell>
          <table:table-cell table:style-name="ce2" office:value-type="float" office:value="0.8" calcext:value-type="float">
            <text:p>0.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2614" calcext:value-type="float">
            <text:p>0.672614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713895" calcext:value-type="float">
            <text:p>0.71389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34939" calcext:value-type="float">
            <text:p>0.73493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76588" calcext:value-type="float">
            <text:p>0.776588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957579" calcext:value-type="float">
            <text:p>0.957579</text:p>
          </table:table-cell>
          <table:table-cell table:style-name="ce2" office:value-type="float" office:value="0.4" calcext:value-type="float">
            <text:p>0.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8667" calcext:value-type="float">
            <text:p>0.668667</text:p>
          </table:table-cell>
          <table:table-cell table:style-name="ce2" office:value-type="float" office:value="0.5882352941" calcext:value-type="float">
            <text:p>0.5882352941</text:p>
          </table:table-cell>
          <table:table-cell table:style-name="ce2" office:value-type="float" office:value="0.677049" calcext:value-type="float">
            <text:p>0.677049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685976" calcext:value-type="float">
            <text:p>0.685976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705797" calcext:value-type="float">
            <text:p>0.705797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786992" calcext:value-type="float">
            <text:p>0.786992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3508" calcext:value-type="float">
            <text:p>0.063508</text:p>
          </table:table-cell>
          <table:table-cell table:style-name="ce2" office:value-type="float" office:value="0.196969697" calcext:value-type="float">
            <text:p>0.196969697</text:p>
          </table:table-cell>
          <table:table-cell table:style-name="ce2" office:value-type="float" office:value="0.068328" calcext:value-type="float">
            <text:p>0.068328</text:p>
          </table:table-cell>
          <table:table-cell table:style-name="ce2" office:value-type="float" office:value="0.8666666667" calcext:value-type="float">
            <text:p>0.8666666667</text:p>
          </table:table-cell>
          <table:table-cell table:style-name="ce2" office:value-type="float" office:value="0.080939" calcext:value-type="float">
            <text:p>0.080939</text:p>
          </table:table-cell>
          <table:table-cell table:style-name="ce2" office:value-type="float" office:value="0.8502415459" calcext:value-type="float">
            <text:p>0.8502415459</text:p>
          </table:table-cell>
          <table:table-cell table:style-name="ce2" office:value-type="float" office:value="0.102877" calcext:value-type="float">
            <text:p>0.102877</text:p>
          </table:table-cell>
          <table:table-cell table:style-name="ce2" office:value-type="float" office:value="0.8502415459" calcext:value-type="float">
            <text:p>0.8502415459</text:p>
          </table:table-cell>
          <table:table-cell table:style-name="ce2" office:value-type="float" office:value="0.205813" calcext:value-type="float">
            <text:p>0.205813</text:p>
          </table:table-cell>
          <table:table-cell table:style-name="ce2" office:value-type="float" office:value="0.8446601942" calcext:value-type="float">
            <text:p>0.844660194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1483" calcext:value-type="float">
            <text:p>0.051483</text:p>
          </table:table-cell>
          <table:table-cell table:style-name="ce2" office:value-type="float" office:value="0.4422110553" calcext:value-type="float">
            <text:p>0.4422110553</text:p>
          </table:table-cell>
          <table:table-cell table:style-name="ce2" office:value-type="float" office:value="0.053321" calcext:value-type="float">
            <text:p>0.053321</text:p>
          </table:table-cell>
          <table:table-cell table:style-name="ce2" office:value-type="float" office:value="0.9122807018" calcext:value-type="float">
            <text:p>0.9122807018</text:p>
          </table:table-cell>
          <table:table-cell table:style-name="ce2" office:value-type="float" office:value="0.062905" calcext:value-type="float">
            <text:p>0.062905</text:p>
          </table:table-cell>
          <table:table-cell table:style-name="ce2" office:value-type="float" office:value="0.9455782313" calcext:value-type="float">
            <text:p>0.9455782313</text:p>
          </table:table-cell>
          <table:table-cell table:style-name="ce2" office:value-type="float" office:value="0.081096" calcext:value-type="float">
            <text:p>0.081096</text:p>
          </table:table-cell>
          <table:table-cell table:style-name="ce2" office:value-type="float" office:value="0.9198606272" calcext:value-type="float">
            <text:p>0.9198606272</text:p>
          </table:table-cell>
          <table:table-cell table:style-name="ce2" office:value-type="float" office:value="0.158892" calcext:value-type="float">
            <text:p>0.158892</text:p>
          </table:table-cell>
          <table:table-cell table:style-name="ce2" office:value-type="float" office:value="0.9347079038" calcext:value-type="float">
            <text:p>0.934707903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55" calcext:value-type="float">
            <text:p>0.1455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157417" calcext:value-type="float">
            <text:p>0.15741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51" calcext:value-type="float">
            <text:p>0.15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56472" calcext:value-type="float">
            <text:p>0.15647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94806" calcext:value-type="float">
            <text:p>0.194806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6406" calcext:value-type="float">
            <text:p>0.146406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143812" calcext:value-type="float">
            <text:p>0.143812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148578" calcext:value-type="float">
            <text:p>0.148578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158359" calcext:value-type="float">
            <text:p>0.158359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206094" calcext:value-type="float">
            <text:p>0.206094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4801" calcext:value-type="float">
            <text:p>0.144801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145193" calcext:value-type="float">
            <text:p>0.145193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148812" calcext:value-type="float">
            <text:p>0.148812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159365" calcext:value-type="float">
            <text:p>0.159365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210171" calcext:value-type="float">
            <text:p>0.210171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6649" calcext:value-type="float">
            <text:p>0.316649</text:p>
          </table:table-cell>
          <table:table-cell table:style-name="ce2" office:value-type="float" office:value="0.03278688525" calcext:value-type="float">
            <text:p>0.03278688525</text:p>
          </table:table-cell>
          <table:table-cell table:style-name="ce2" office:value-type="float" office:value="0.308755" calcext:value-type="float">
            <text:p>0.308755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 office:value-type="float" office:value="0.315948" calcext:value-type="float">
            <text:p>0.315948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 office:value-type="float" office:value="0.328913" calcext:value-type="float">
            <text:p>0.328913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396416" calcext:value-type="float">
            <text:p>0.396416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856" calcext:value-type="float">
            <text:p>0.31856</text:p>
          </table:table-cell>
          <table:table-cell table:style-name="ce2" office:value-type="float" office:value="0.7536231884" calcext:value-type="float">
            <text:p>0.7536231884</text:p>
          </table:table-cell>
          <table:table-cell table:style-name="ce2" office:value-type="float" office:value="0.31956" calcext:value-type="float">
            <text:p>0.31956</text:p>
          </table:table-cell>
          <table:table-cell table:style-name="ce2" office:value-type="float" office:value="0.9761904762" calcext:value-type="float">
            <text:p>0.9761904762</text:p>
          </table:table-cell>
          <table:table-cell table:style-name="ce2" office:value-type="float" office:value="0.332367" calcext:value-type="float">
            <text:p>0.332367</text:p>
          </table:table-cell>
          <table:table-cell table:style-name="ce2" office:value-type="float" office:value="0.9882352941" calcext:value-type="float">
            <text:p>0.9882352941</text:p>
          </table:table-cell>
          <table:table-cell table:style-name="ce2" office:value-type="float" office:value="0.354454" calcext:value-type="float">
            <text:p>0.354454</text:p>
          </table:table-cell>
          <table:table-cell table:style-name="ce2" office:value-type="float" office:value="0.9882352941" calcext:value-type="float">
            <text:p>0.9882352941</text:p>
          </table:table-cell>
          <table:table-cell table:style-name="ce2" office:value-type="float" office:value="0.444729" calcext:value-type="float">
            <text:p>0.44472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642" calcext:value-type="float">
            <text:p>0.310642</text:p>
          </table:table-cell>
          <table:table-cell table:style-name="ce2" office:value-type="float" office:value="0.7777777778" calcext:value-type="float">
            <text:p>0.7777777778</text:p>
          </table:table-cell>
          <table:table-cell table:style-name="ce2" office:value-type="float" office:value="0.336089" calcext:value-type="float">
            <text:p>0.336089</text:p>
          </table:table-cell>
          <table:table-cell table:style-name="ce2" office:value-type="float" office:value="0.7058823529" calcext:value-type="float">
            <text:p>0.7058823529</text:p>
          </table:table-cell>
          <table:table-cell table:style-name="ce2" office:value-type="float" office:value="0.353553" calcext:value-type="float">
            <text:p>0.353553</text:p>
          </table:table-cell>
          <table:table-cell table:style-name="ce2" office:value-type="float" office:value="0.7058823529" calcext:value-type="float">
            <text:p>0.7058823529</text:p>
          </table:table-cell>
          <table:table-cell table:style-name="ce2" office:value-type="float" office:value="0.378195" calcext:value-type="float">
            <text:p>0.378195</text:p>
          </table:table-cell>
          <table:table-cell table:style-name="ce2" office:value-type="float" office:value="0.7058823529" calcext:value-type="float">
            <text:p>0.7058823529</text:p>
          </table:table-cell>
          <table:table-cell table:style-name="ce2" office:value-type="float" office:value="0.503935" calcext:value-type="float">
            <text:p>0.503935</text:p>
          </table:table-cell>
          <table:table-cell table:style-name="ce2" office:value-type="float" office:value="0.7058823529" calcext:value-type="float">
            <text:p>0.705882352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3482" calcext:value-type="float">
            <text:p>0.143482</text:p>
          </table:table-cell>
          <table:table-cell table:style-name="ce2" office:value-type="float" office:value="0.6153846154" calcext:value-type="float">
            <text:p>0.6153846154</text:p>
          </table:table-cell>
          <table:table-cell table:style-name="ce2" office:value-type="float" office:value="0.149855" calcext:value-type="float">
            <text:p>0.149855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144783" calcext:value-type="float">
            <text:p>0.144783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153867" calcext:value-type="float">
            <text:p>0.153867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19706" calcext:value-type="float">
            <text:p>0.19706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8631" calcext:value-type="float">
            <text:p>0.108631</text:p>
          </table:table-cell>
          <table:table-cell table:style-name="ce2" office:value-type="float" office:value="0.1176470588" calcext:value-type="float">
            <text:p>0.1176470588</text:p>
          </table:table-cell>
          <table:table-cell table:style-name="ce2" office:value-type="float" office:value="0.119705" calcext:value-type="float">
            <text:p>0.119705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12796" calcext:value-type="float">
            <text:p>0.12796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11443" calcext:value-type="float">
            <text:p>0.11443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140738" calcext:value-type="float">
            <text:p>0.140738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3078" calcext:value-type="float">
            <text:p>0.143078</text:p>
          </table:table-cell>
          <table:table-cell table:style-name="ce2" office:value-type="float" office:value="0.101010101" calcext:value-type="float">
            <text:p>0.101010101</text:p>
          </table:table-cell>
          <table:table-cell table:style-name="ce2" office:value-type="float" office:value="0.143961" calcext:value-type="float">
            <text:p>0.143961</text:p>
          </table:table-cell>
          <table:table-cell table:style-name="ce2" office:value-type="float" office:value="0.3362831858" calcext:value-type="float">
            <text:p>0.3362831858</text:p>
          </table:table-cell>
          <table:table-cell table:style-name="ce2" office:value-type="float" office:value="0.147547" calcext:value-type="float">
            <text:p>0.147547</text:p>
          </table:table-cell>
          <table:table-cell table:style-name="ce2" office:value-type="float" office:value="0.3362831858" calcext:value-type="float">
            <text:p>0.3362831858</text:p>
          </table:table-cell>
          <table:table-cell table:style-name="ce2" office:value-type="float" office:value="0.161567" calcext:value-type="float">
            <text:p>0.161567</text:p>
          </table:table-cell>
          <table:table-cell table:style-name="ce2" office:value-type="float" office:value="0.3362831858" calcext:value-type="float">
            <text:p>0.3362831858</text:p>
          </table:table-cell>
          <table:table-cell table:style-name="ce2" office:value-type="float" office:value="0.210248" calcext:value-type="float">
            <text:p>0.210248</text:p>
          </table:table-cell>
          <table:table-cell table:style-name="ce2" office:value-type="float" office:value="0.3362831858" calcext:value-type="float">
            <text:p>0.336283185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8253" calcext:value-type="float">
            <text:p>0.318253</text:p>
          </table:table-cell>
          <table:table-cell table:style-name="ce2" office:value-type="float" office:value="0.2112676056" calcext:value-type="float">
            <text:p>0.2112676056</text:p>
          </table:table-cell>
          <table:table-cell table:style-name="ce2" office:value-type="float" office:value="0.386882" calcext:value-type="float">
            <text:p>0.386882</text:p>
          </table:table-cell>
          <table:table-cell table:style-name="ce2" office:value-type="float" office:value="0.2837837838" calcext:value-type="float">
            <text:p>0.2837837838</text:p>
          </table:table-cell>
          <table:table-cell table:style-name="ce2" office:value-type="float" office:value="0.426062" calcext:value-type="float">
            <text:p>0.426062</text:p>
          </table:table-cell>
          <table:table-cell table:style-name="ce2" office:value-type="float" office:value="0.2837837838" calcext:value-type="float">
            <text:p>0.2837837838</text:p>
          </table:table-cell>
          <table:table-cell table:style-name="ce2" office:value-type="float" office:value="0.490538" calcext:value-type="float">
            <text:p>0.490538</text:p>
          </table:table-cell>
          <table:table-cell table:style-name="ce2" office:value-type="float" office:value="0.2837837838" calcext:value-type="float">
            <text:p>0.2837837838</text:p>
          </table:table-cell>
          <table:table-cell table:style-name="ce2" office:value-type="float" office:value="0.778694" calcext:value-type="float">
            <text:p>0.778694</text:p>
          </table:table-cell>
          <table:table-cell table:style-name="ce2" office:value-type="float" office:value="0.2837837838" calcext:value-type="float">
            <text:p>0.283783783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25553" calcext:value-type="float">
            <text:p>0.725553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875368" calcext:value-type="float">
            <text:p>0.875368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94907" calcext:value-type="float">
            <text:p>0.94907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1.102325" calcext:value-type="float">
            <text:p>1.102325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1.758281" calcext:value-type="float">
            <text:p>1.758281</text:p>
          </table:table-cell>
          <table:table-cell table:style-name="ce2" office:value-type="float" office:value="0.5454545455" calcext:value-type="float">
            <text:p>0.545454545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4602" calcext:value-type="float">
            <text:p>0.234602</text:p>
          </table:table-cell>
          <table:table-cell table:style-name="ce2" office:value-type="float" office:value="0.07272727273" calcext:value-type="float">
            <text:p>0.07272727273</text:p>
          </table:table-cell>
          <table:table-cell table:style-name="ce2" office:value-type="float" office:value="0.232649" calcext:value-type="float">
            <text:p>0.232649</text:p>
          </table:table-cell>
          <table:table-cell table:style-name="ce2" office:value-type="float" office:value="0.1403508772" calcext:value-type="float">
            <text:p>0.1403508772</text:p>
          </table:table-cell>
          <table:table-cell table:style-name="ce2" office:value-type="float" office:value="0.238695" calcext:value-type="float">
            <text:p>0.238695</text:p>
          </table:table-cell>
          <table:table-cell table:style-name="ce2" office:value-type="float" office:value="0.1403508772" calcext:value-type="float">
            <text:p>0.1403508772</text:p>
          </table:table-cell>
          <table:table-cell table:style-name="ce2" office:value-type="float" office:value="0.249653" calcext:value-type="float">
            <text:p>0.249653</text:p>
          </table:table-cell>
          <table:table-cell table:style-name="ce2" office:value-type="float" office:value="0.1403508772" calcext:value-type="float">
            <text:p>0.1403508772</text:p>
          </table:table-cell>
          <table:table-cell table:style-name="ce2" office:value-type="float" office:value="0.300568" calcext:value-type="float">
            <text:p>0.300568</text:p>
          </table:table-cell>
          <table:table-cell table:style-name="ce2" office:value-type="float" office:value="0.1403508772" calcext:value-type="float">
            <text:p>0.140350877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2409" calcext:value-type="float">
            <text:p>0.232409</text:p>
          </table:table-cell>
          <table:table-cell table:style-name="ce2" office:value-type="float" office:value="0.1627906977" calcext:value-type="float">
            <text:p>0.1627906977</text:p>
          </table:table-cell>
          <table:table-cell table:style-name="ce2" office:value-type="float" office:value="0.23638" calcext:value-type="float">
            <text:p>0.23638</text:p>
          </table:table-cell>
          <table:table-cell table:style-name="ce2" office:value-type="float" office:value="0.3191489362" calcext:value-type="float">
            <text:p>0.3191489362</text:p>
          </table:table-cell>
          <table:table-cell table:style-name="ce2" office:value-type="float" office:value="0.233933" calcext:value-type="float">
            <text:p>0.233933</text:p>
          </table:table-cell>
          <table:table-cell table:style-name="ce2" office:value-type="float" office:value="0.3191489362" calcext:value-type="float">
            <text:p>0.3191489362</text:p>
          </table:table-cell>
          <table:table-cell table:style-name="ce2" office:value-type="float" office:value="0.240589" calcext:value-type="float">
            <text:p>0.240589</text:p>
          </table:table-cell>
          <table:table-cell table:style-name="ce2" office:value-type="float" office:value="0.3010752688" calcext:value-type="float">
            <text:p>0.3010752688</text:p>
          </table:table-cell>
          <table:table-cell table:style-name="ce2" office:value-type="float" office:value="0.277419" calcext:value-type="float">
            <text:p>0.277419</text:p>
          </table:table-cell>
          <table:table-cell table:style-name="ce2" office:value-type="float" office:value="0.3010752688" calcext:value-type="float">
            <text:p>0.301075268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802946" calcext:value-type="float">
            <text:p>0.802946</text:p>
          </table:table-cell>
          <table:table-cell table:style-name="ce2" office:value-type="float" office:value="0.4383561644" calcext:value-type="float">
            <text:p>0.4383561644</text:p>
          </table:table-cell>
          <table:table-cell table:style-name="ce2" office:value-type="float" office:value="1.080953" calcext:value-type="float">
            <text:p>1.080953</text:p>
          </table:table-cell>
          <table:table-cell table:style-name="ce2" office:value-type="float" office:value="0.4594594595" calcext:value-type="float">
            <text:p>0.4594594595</text:p>
          </table:table-cell>
          <table:table-cell table:style-name="ce2" office:value-type="float" office:value="1.256151" calcext:value-type="float">
            <text:p>1.256151</text:p>
          </table:table-cell>
          <table:table-cell table:style-name="ce2" office:value-type="float" office:value="0.4594594595" calcext:value-type="float">
            <text:p>0.4594594595</text:p>
          </table:table-cell>
          <table:table-cell table:style-name="ce2" office:value-type="float" office:value="1.508814" calcext:value-type="float">
            <text:p>1.508814</text:p>
          </table:table-cell>
          <table:table-cell table:style-name="ce2" office:value-type="float" office:value="0.4594594595" calcext:value-type="float">
            <text:p>0.4594594595</text:p>
          </table:table-cell>
          <table:table-cell table:style-name="ce2" office:value-type="float" office:value="2.729391" calcext:value-type="float">
            <text:p>2.729391</text:p>
          </table:table-cell>
          <table:table-cell table:style-name="ce2" office:value-type="float" office:value="0.4594594595" calcext:value-type="float">
            <text:p>0.459459459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51535" calcext:value-type="float">
            <text:p>0.651535</text:p>
          </table:table-cell>
          <table:table-cell table:style-name="ce2" office:value-type="float" office:value="0.07142857143" calcext:value-type="float">
            <text:p>0.07142857143</text:p>
          </table:table-cell>
          <table:table-cell table:style-name="ce2" office:value-type="float" office:value="0.637228" calcext:value-type="float">
            <text:p>0.637228</text:p>
          </table:table-cell>
          <table:table-cell table:style-name="ce2" office:value-type="float" office:value="0.1379310345" calcext:value-type="float">
            <text:p>0.1379310345</text:p>
          </table:table-cell>
          <table:table-cell table:style-name="ce2" office:value-type="float" office:value="0.64463" calcext:value-type="float">
            <text:p>0.64463</text:p>
          </table:table-cell>
          <table:table-cell table:style-name="ce2" office:value-type="float" office:value="0.07142857143" calcext:value-type="float">
            <text:p>0.07142857143</text:p>
          </table:table-cell>
          <table:table-cell table:style-name="ce2" office:value-type="float" office:value="0.65311" calcext:value-type="float">
            <text:p>0.65311</text:p>
          </table:table-cell>
          <table:table-cell table:style-name="ce2" office:value-type="float" office:value="0.07142857143" calcext:value-type="float">
            <text:p>0.07142857143</text:p>
          </table:table-cell>
          <table:table-cell table:style-name="ce2" office:value-type="float" office:value="0.704031" calcext:value-type="float">
            <text:p>0.704031</text:p>
          </table:table-cell>
          <table:table-cell table:style-name="ce2" office:value-type="float" office:value="0.07142857143" calcext:value-type="float">
            <text:p>0.071428571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907" calcext:value-type="float">
            <text:p>0.23907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239078" calcext:value-type="float">
            <text:p>0.2390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39211" calcext:value-type="float">
            <text:p>0.2392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44742" calcext:value-type="float">
            <text:p>0.2447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88734" calcext:value-type="float">
            <text:p>0.28873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6337" calcext:value-type="float">
            <text:p>0.676337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671653" calcext:value-type="float">
            <text:p>0.67165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77929" calcext:value-type="float">
            <text:p>0.67792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9048" calcext:value-type="float">
            <text:p>0.6904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743316" calcext:value-type="float">
            <text:p>0.743316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8256" calcext:value-type="float">
            <text:p>0.668256</text:p>
          </table:table-cell>
          <table:table-cell table:style-name="ce2" office:value-type="float" office:value="0.2564102564" calcext:value-type="float">
            <text:p>0.2564102564</text:p>
          </table:table-cell>
          <table:table-cell table:style-name="ce2" office:value-type="float" office:value="0.703366" calcext:value-type="float">
            <text:p>0.703366</text:p>
          </table:table-cell>
          <table:table-cell table:style-name="ce2" office:value-type="float" office:value="0.4545454545" calcext:value-type="float">
            <text:p>0.4545454545</text:p>
          </table:table-cell>
          <table:table-cell table:style-name="ce2" office:value-type="float" office:value="0.720451" calcext:value-type="float">
            <text:p>0.720451</text:p>
          </table:table-cell>
          <table:table-cell table:style-name="ce2" office:value-type="float" office:value="0.4186046512" calcext:value-type="float">
            <text:p>0.4186046512</text:p>
          </table:table-cell>
          <table:table-cell table:style-name="ce2" office:value-type="float" office:value="0.75139" calcext:value-type="float">
            <text:p>0.75139</text:p>
          </table:table-cell>
          <table:table-cell table:style-name="ce2" office:value-type="float" office:value="0.4186046512" calcext:value-type="float">
            <text:p>0.4186046512</text:p>
          </table:table-cell>
          <table:table-cell table:style-name="ce2" office:value-type="float" office:value="0.905909" calcext:value-type="float">
            <text:p>0.905909</text:p>
          </table:table-cell>
          <table:table-cell table:style-name="ce2" office:value-type="float" office:value="0.4186046512" calcext:value-type="float">
            <text:p>0.418604651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20083" calcext:value-type="float">
            <text:p>0.72008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19333" calcext:value-type="float">
            <text:p>0.71933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30167" calcext:value-type="float">
            <text:p>0.73016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41417" calcext:value-type="float">
            <text:p>0.74141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812" calcext:value-type="float">
            <text:p>0.812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22347" calcext:value-type="float">
            <text:p>0.322347</text:p>
          </table:table-cell>
          <table:table-cell table:style-name="ce2" office:value-type="float" office:value="0.2173913043" calcext:value-type="float">
            <text:p>0.2173913043</text:p>
          </table:table-cell>
          <table:table-cell table:style-name="ce2" office:value-type="float" office:value="0.321116" calcext:value-type="float">
            <text:p>0.321116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331377" calcext:value-type="float">
            <text:p>0.331377</text:p>
          </table:table-cell>
          <table:table-cell table:style-name="ce2" office:value-type="float" office:value="0.5614035088" calcext:value-type="float">
            <text:p>0.5614035088</text:p>
          </table:table-cell>
          <table:table-cell table:style-name="ce2" office:value-type="float" office:value="0.349603" calcext:value-type="float">
            <text:p>0.349603</text:p>
          </table:table-cell>
          <table:table-cell table:style-name="ce2" office:value-type="float" office:value="0.6774193548" calcext:value-type="float">
            <text:p>0.6774193548</text:p>
          </table:table-cell>
          <table:table-cell table:style-name="ce2" office:value-type="float" office:value="0.43208" calcext:value-type="float">
            <text:p>0.43208</text:p>
          </table:table-cell>
          <table:table-cell table:style-name="ce2" office:value-type="float" office:value="0.8450704225" calcext:value-type="float">
            <text:p>0.84507042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781" calcext:value-type="float">
            <text:p>0.30781</text:p>
          </table:table-cell>
          <table:table-cell table:style-name="ce2" office:value-type="float" office:value="0.6075949367" calcext:value-type="float">
            <text:p>0.6075949367</text:p>
          </table:table-cell>
          <table:table-cell table:style-name="ce2" office:value-type="float" office:value="0.316944" calcext:value-type="float">
            <text:p>0.316944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316608" calcext:value-type="float">
            <text:p>0.316608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308366" calcext:value-type="float">
            <text:p>0.308366</text:p>
          </table:table-cell>
          <table:table-cell table:style-name="ce2" office:value-type="float" office:value="0.5526315789" calcext:value-type="float">
            <text:p>0.5526315789</text:p>
          </table:table-cell>
          <table:table-cell table:style-name="ce2" office:value-type="float" office:value="0.336903" calcext:value-type="float">
            <text:p>0.336903</text:p>
          </table:table-cell>
          <table:table-cell table:style-name="ce2" office:value-type="float" office:value="0.5526315789" calcext:value-type="float">
            <text:p>0.55263157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9038" calcext:value-type="float">
            <text:p>0.319038</text:p>
          </table:table-cell>
          <table:table-cell table:style-name="ce2" office:value-type="float" office:value="0.09009009009" calcext:value-type="float">
            <text:p>0.09009009009</text:p>
          </table:table-cell>
          <table:table-cell table:style-name="ce2" office:value-type="float" office:value="0.319155" calcext:value-type="float">
            <text:p>0.319155</text:p>
          </table:table-cell>
          <table:table-cell table:style-name="ce2" office:value-type="float" office:value="0.2333333333" calcext:value-type="float">
            <text:p>0.2333333333</text:p>
          </table:table-cell>
          <table:table-cell table:style-name="ce2" office:value-type="float" office:value="0.331496" calcext:value-type="float">
            <text:p>0.331496</text:p>
          </table:table-cell>
          <table:table-cell table:style-name="ce2" office:value-type="float" office:value="0.218487395" calcext:value-type="float">
            <text:p>0.218487395</text:p>
          </table:table-cell>
          <table:table-cell table:style-name="ce2" office:value-type="float" office:value="0.354176" calcext:value-type="float">
            <text:p>0.354176</text:p>
          </table:table-cell>
          <table:table-cell table:style-name="ce2" office:value-type="float" office:value="0.188034188" calcext:value-type="float">
            <text:p>0.188034188</text:p>
          </table:table-cell>
          <table:table-cell table:style-name="ce2" office:value-type="float" office:value="0.447878" calcext:value-type="float">
            <text:p>0.447878</text:p>
          </table:table-cell>
          <table:table-cell table:style-name="ce2" office:value-type="float" office:value="0.304" calcext:value-type="float">
            <text:p>0.30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3306" calcext:value-type="float">
            <text:p>0.14330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30444" calcext:value-type="float">
            <text:p>0.230444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276528" calcext:value-type="float">
            <text:p>0.276528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363778" calcext:value-type="float">
            <text:p>0.363778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745194" calcext:value-type="float">
            <text:p>0.745194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0727" calcext:value-type="float">
            <text:p>0.150727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 office:value-type="float" office:value="0.153609" calcext:value-type="float">
            <text:p>0.153609</text:p>
          </table:table-cell>
          <table:table-cell table:style-name="ce2" office:value-type="float" office:value="0.8735632184" calcext:value-type="float">
            <text:p>0.8735632184</text:p>
          </table:table-cell>
          <table:table-cell table:style-name="ce2" office:value-type="float" office:value="0.164366" calcext:value-type="float">
            <text:p>0.164366</text:p>
          </table:table-cell>
          <table:table-cell table:style-name="ce2" office:value-type="float" office:value="0.4923076923" calcext:value-type="float">
            <text:p>0.4923076923</text:p>
          </table:table-cell>
          <table:table-cell table:style-name="ce2" office:value-type="float" office:value="0.183424" calcext:value-type="float">
            <text:p>0.183424</text:p>
          </table:table-cell>
          <table:table-cell table:style-name="ce2" office:value-type="float" office:value="0.3389830508" calcext:value-type="float">
            <text:p>0.3389830508</text:p>
          </table:table-cell>
          <table:table-cell table:style-name="ce2" office:value-type="float" office:value="0.273332" calcext:value-type="float">
            <text:p>0.273332</text:p>
          </table:table-cell>
          <table:table-cell table:style-name="ce2" office:value-type="float" office:value="0.3389830508" calcext:value-type="float">
            <text:p>0.338983050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7132" calcext:value-type="float">
            <text:p>0.317132</text:p>
          </table:table-cell>
          <table:table-cell table:style-name="ce2" office:value-type="float" office:value="0.3076923077" calcext:value-type="float">
            <text:p>0.3076923077</text:p>
          </table:table-cell>
          <table:table-cell table:style-name="ce2" office:value-type="float" office:value="0.319156" calcext:value-type="float">
            <text:p>0.3191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27409" calcext:value-type="float">
            <text:p>0.3274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7288" calcext:value-type="float">
            <text:p>0.3472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3004" calcext:value-type="float">
            <text:p>0.4300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4143" calcext:value-type="float">
            <text:p>0.064143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0695" calcext:value-type="float">
            <text:p>0.0695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063786" calcext:value-type="float">
            <text:p>0.063786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071429" calcext:value-type="float">
            <text:p>0.071429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085786" calcext:value-type="float">
            <text:p>0.085786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8979" calcext:value-type="float">
            <text:p>0.148979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147396" calcext:value-type="float">
            <text:p>0.147396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152354" calcext:value-type="float">
            <text:p>0.152354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165771" calcext:value-type="float">
            <text:p>0.165771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22475" calcext:value-type="float">
            <text:p>0.22475</text:p>
          </table:table-cell>
          <table:table-cell table:style-name="ce2" office:value-type="float" office:value="0.3076923077" calcext:value-type="float">
            <text:p>0.307692307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29463" calcext:value-type="float">
            <text:p>0.029463</text:p>
          </table:table-cell>
          <table:table-cell table:style-name="ce2" office:value-type="float" office:value="0.243902439" calcext:value-type="float">
            <text:p>0.243902439</text:p>
          </table:table-cell>
          <table:table-cell table:style-name="ce2" office:value-type="float" office:value="0.036698" calcext:value-type="float">
            <text:p>0.036698</text:p>
          </table:table-cell>
          <table:table-cell table:style-name="ce2" office:value-type="float" office:value="0.6153846154" calcext:value-type="float">
            <text:p>0.6153846154</text:p>
          </table:table-cell>
          <table:table-cell table:style-name="ce2" office:value-type="float" office:value="0.039624" calcext:value-type="float">
            <text:p>0.039624</text:p>
          </table:table-cell>
          <table:table-cell table:style-name="ce2" office:value-type="float" office:value="0.6909090909" calcext:value-type="float">
            <text:p>0.6909090909</text:p>
          </table:table-cell>
          <table:table-cell table:style-name="ce2" office:value-type="float" office:value="0.043773" calcext:value-type="float">
            <text:p>0.04377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4602" calcext:value-type="float">
            <text:p>0.04602</text:p>
          </table:table-cell>
          <table:table-cell table:style-name="ce2" office:value-type="float" office:value="0.9253731343" calcext:value-type="float">
            <text:p>0.92537313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4609" calcext:value-type="float">
            <text:p>0.314609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0.315899" calcext:value-type="float">
            <text:p>0.315899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0.312348" calcext:value-type="float">
            <text:p>0.312348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0.32029" calcext:value-type="float">
            <text:p>0.3202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361754" calcext:value-type="float">
            <text:p>0.361754</text:p>
          </table:table-cell>
          <table:table-cell table:style-name="ce2" office:value-type="float" office:value="0.2352941176" calcext:value-type="float">
            <text:p>0.235294117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332" calcext:value-type="float">
            <text:p>0.31332</text:p>
          </table:table-cell>
          <table:table-cell table:style-name="ce2" office:value-type="float" office:value="0.05555555556" calcext:value-type="float">
            <text:p>0.05555555556</text:p>
          </table:table-cell>
          <table:table-cell table:style-name="ce2" office:value-type="float" office:value="0.310231" calcext:value-type="float">
            <text:p>0.310231</text:p>
          </table:table-cell>
          <table:table-cell table:style-name="ce2" office:value-type="float" office:value="0.05555555556" calcext:value-type="float">
            <text:p>0.05555555556</text:p>
          </table:table-cell>
          <table:table-cell table:style-name="ce2" office:value-type="float" office:value="0.317118" calcext:value-type="float">
            <text:p>0.317118</text:p>
          </table:table-cell>
          <table:table-cell table:style-name="ce2" office:value-type="float" office:value="0.05555555556" calcext:value-type="float">
            <text:p>0.05555555556</text:p>
          </table:table-cell>
          <table:table-cell table:style-name="ce2" office:value-type="float" office:value="0.328905" calcext:value-type="float">
            <text:p>0.328905</text:p>
          </table:table-cell>
          <table:table-cell table:style-name="ce2" office:value-type="float" office:value="0.1081081081" calcext:value-type="float">
            <text:p>0.1081081081</text:p>
          </table:table-cell>
          <table:table-cell table:style-name="ce2" office:value-type="float" office:value="0.386544" calcext:value-type="float">
            <text:p>0.386544</text:p>
          </table:table-cell>
          <table:table-cell table:style-name="ce2" office:value-type="float" office:value="0.1081081081" calcext:value-type="float">
            <text:p>0.108108108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1302" calcext:value-type="float">
            <text:p>0.301302</text:p>
          </table:table-cell>
          <table:table-cell table:style-name="ce2" office:value-type="float" office:value="0.01538461538" calcext:value-type="float">
            <text:p>0.01538461538</text:p>
          </table:table-cell>
          <table:table-cell table:style-name="ce2" office:value-type="float" office:value="0.308858" calcext:value-type="float">
            <text:p>0.308858</text:p>
          </table:table-cell>
          <table:table-cell table:style-name="ce2" office:value-type="float" office:value="0.01538461538" calcext:value-type="float">
            <text:p>0.01538461538</text:p>
          </table:table-cell>
          <table:table-cell table:style-name="ce2" office:value-type="float" office:value="0.311221" calcext:value-type="float">
            <text:p>0.311221</text:p>
          </table:table-cell>
          <table:table-cell table:style-name="ce2" office:value-type="float" office:value="0.01538461538" calcext:value-type="float">
            <text:p>0.01538461538</text:p>
          </table:table-cell>
          <table:table-cell table:style-name="ce2" office:value-type="float" office:value="0.319369" calcext:value-type="float">
            <text:p>0.319369</text:p>
          </table:table-cell>
          <table:table-cell table:style-name="ce2" office:value-type="float" office:value="0.01538461538" calcext:value-type="float">
            <text:p>0.01538461538</text:p>
          </table:table-cell>
          <table:table-cell table:style-name="ce2" office:value-type="float" office:value="0.312397" calcext:value-type="float">
            <text:p>0.312397</text:p>
          </table:table-cell>
          <table:table-cell table:style-name="ce2" office:value-type="float" office:value="0.01538461538" calcext:value-type="float">
            <text:p>0.0153846153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23959" calcext:value-type="float">
            <text:p>0.723959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 office:value-type="float" office:value="0.867851" calcext:value-type="float">
            <text:p>0.867851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0.94627" calcext:value-type="float">
            <text:p>0.94627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1.080514" calcext:value-type="float">
            <text:p>1.080514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1.712608" calcext:value-type="float">
            <text:p>1.712608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2966" calcext:value-type="float">
            <text:p>0.132966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139253" calcext:value-type="float">
            <text:p>0.139253</text:p>
          </table:table-cell>
          <table:table-cell table:style-name="ce2" office:value-type="float" office:value="0.4166666667" calcext:value-type="float">
            <text:p>0.4166666667</text:p>
          </table:table-cell>
          <table:table-cell table:style-name="ce2" office:value-type="float" office:value="0.142684" calcext:value-type="float">
            <text:p>0.142684</text:p>
          </table:table-cell>
          <table:table-cell table:style-name="ce2" office:value-type="float" office:value="0.4166666667" calcext:value-type="float">
            <text:p>0.4166666667</text:p>
          </table:table-cell>
          <table:table-cell table:style-name="ce2" office:value-type="float" office:value="0.148713" calcext:value-type="float">
            <text:p>0.148713</text:p>
          </table:table-cell>
          <table:table-cell table:style-name="ce2" office:value-type="float" office:value="0.4166666667" calcext:value-type="float">
            <text:p>0.4166666667</text:p>
          </table:table-cell>
          <table:table-cell table:style-name="ce2" office:value-type="float" office:value="0.145517" calcext:value-type="float">
            <text:p>0.145517</text:p>
          </table:table-cell>
          <table:table-cell table:style-name="ce2" office:value-type="float" office:value="0.4166666667" calcext:value-type="float">
            <text:p>0.41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4515" calcext:value-type="float">
            <text:p>0.13451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4101" calcext:value-type="float">
            <text:p>0.144101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9434" calcext:value-type="float">
            <text:p>0.14943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58202" calcext:value-type="float">
            <text:p>0.15820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54869" calcext:value-type="float">
            <text:p>0.154869</text:p>
          </table:table-cell>
          <table:table-cell table:style-name="ce2" office:value-type="float" office:value="0.25" calcext:value-type="float">
            <text:p>0.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2079" calcext:value-type="float">
            <text:p>0.132079</text:p>
          </table:table-cell>
          <table:table-cell table:style-name="ce2" office:value-type="float" office:value="0.1904761905" calcext:value-type="float">
            <text:p>0.1904761905</text:p>
          </table:table-cell>
          <table:table-cell table:style-name="ce2" office:value-type="float" office:value="0.138562" calcext:value-type="float">
            <text:p>0.138562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143045" calcext:value-type="float">
            <text:p>0.143045</text:p>
          </table:table-cell>
          <table:table-cell table:style-name="ce2" office:value-type="float" office:value="0.1904761905" calcext:value-type="float">
            <text:p>0.1904761905</text:p>
          </table:table-cell>
          <table:table-cell table:style-name="ce2" office:value-type="float" office:value="0.148528" calcext:value-type="float">
            <text:p>0.148528</text:p>
          </table:table-cell>
          <table:table-cell table:style-name="ce2" office:value-type="float" office:value="0.1904761905" calcext:value-type="float">
            <text:p>0.1904761905</text:p>
          </table:table-cell>
          <table:table-cell table:style-name="ce2" office:value-type="float" office:value="0.145888" calcext:value-type="float">
            <text:p>0.145888</text:p>
          </table:table-cell>
          <table:table-cell table:style-name="ce2" office:value-type="float" office:value="0.1904761905" calcext:value-type="float">
            <text:p>0.190476190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5806" calcext:value-type="float">
            <text:p>0.135806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 office:value-type="float" office:value="0.14624" calcext:value-type="float">
            <text:p>0.14624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151605" calcext:value-type="float">
            <text:p>0.151605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 office:value-type="float" office:value="0.151581" calcext:value-type="float">
            <text:p>0.151581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 office:value-type="float" office:value="0.158395" calcext:value-type="float">
            <text:p>0.158395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1814" calcext:value-type="float">
            <text:p>0.671814</text:p>
          </table:table-cell>
          <table:table-cell table:style-name="ce2" office:value-type="float" office:value="0.2978723404" calcext:value-type="float">
            <text:p>0.2978723404</text:p>
          </table:table-cell>
          <table:table-cell table:style-name="ce2" office:value-type="float" office:value="0.663448" calcext:value-type="float">
            <text:p>0.66344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666098" calcext:value-type="float">
            <text:p>0.666098</text:p>
          </table:table-cell>
          <table:table-cell table:style-name="ce2" office:value-type="float" office:value="0.431372549" calcext:value-type="float">
            <text:p>0.431372549</text:p>
          </table:table-cell>
          <table:table-cell table:style-name="ce2" office:value-type="float" office:value="0.674108" calcext:value-type="float">
            <text:p>0.674108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12402" calcext:value-type="float">
            <text:p>0.712402</text:p>
          </table:table-cell>
          <table:table-cell table:style-name="ce2" office:value-type="float" office:value="0.8059701493" calcext:value-type="float">
            <text:p>0.805970149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43152" calcext:value-type="float">
            <text:p>0.243152</text:p>
          </table:table-cell>
          <table:table-cell table:style-name="ce2" office:value-type="float" office:value="0.6722689076" calcext:value-type="float">
            <text:p>0.6722689076</text:p>
          </table:table-cell>
          <table:table-cell table:style-name="ce2" office:value-type="float" office:value="0.238877" calcext:value-type="float">
            <text:p>0.238877</text:p>
          </table:table-cell>
          <table:table-cell table:style-name="ce2" office:value-type="float" office:value="0.5636363636" calcext:value-type="float">
            <text:p>0.5636363636</text:p>
          </table:table-cell>
          <table:table-cell table:style-name="ce2" office:value-type="float" office:value="0.245725" calcext:value-type="float">
            <text:p>0.245725</text:p>
          </table:table-cell>
          <table:table-cell table:style-name="ce2" office:value-type="float" office:value="0.5636363636" calcext:value-type="float">
            <text:p>0.5636363636</text:p>
          </table:table-cell>
          <table:table-cell table:style-name="ce2" office:value-type="float" office:value="0.258648" calcext:value-type="float">
            <text:p>0.258648</text:p>
          </table:table-cell>
          <table:table-cell table:style-name="ce2" office:value-type="float" office:value="0.5636363636" calcext:value-type="float">
            <text:p>0.5636363636</text:p>
          </table:table-cell>
          <table:table-cell table:style-name="ce2" office:value-type="float" office:value="0.317833" calcext:value-type="float">
            <text:p>0.317833</text:p>
          </table:table-cell>
          <table:table-cell table:style-name="ce2" office:value-type="float" office:value="0.5636363636" calcext:value-type="float">
            <text:p>0.563636363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7271" calcext:value-type="float">
            <text:p>0.667271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698101" calcext:value-type="float">
            <text:p>0.698101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709636" calcext:value-type="float">
            <text:p>0.709636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738395" calcext:value-type="float">
            <text:p>0.738395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876147" calcext:value-type="float">
            <text:p>0.876147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1637" calcext:value-type="float">
            <text:p>0.131637</text:p>
          </table:table-cell>
          <table:table-cell table:style-name="ce2" office:value-type="float" office:value="0.4054054054" calcext:value-type="float">
            <text:p>0.4054054054</text:p>
          </table:table-cell>
          <table:table-cell table:style-name="ce2" office:value-type="float" office:value="0.138405" calcext:value-type="float">
            <text:p>0.138405</text:p>
          </table:table-cell>
          <table:table-cell table:style-name="ce2" office:value-type="float" office:value="0.2647058824" calcext:value-type="float">
            <text:p>0.2647058824</text:p>
          </table:table-cell>
          <table:table-cell table:style-name="ce2" office:value-type="float" office:value="0.140699" calcext:value-type="float">
            <text:p>0.140699</text:p>
          </table:table-cell>
          <table:table-cell table:style-name="ce2" office:value-type="float" office:value="0.2647058824" calcext:value-type="float">
            <text:p>0.2647058824</text:p>
          </table:table-cell>
          <table:table-cell table:style-name="ce2" office:value-type="float" office:value="0.145453" calcext:value-type="float">
            <text:p>0.145453</text:p>
          </table:table-cell>
          <table:table-cell table:style-name="ce2" office:value-type="float" office:value="0.2647058824" calcext:value-type="float">
            <text:p>0.2647058824</text:p>
          </table:table-cell>
          <table:table-cell table:style-name="ce2" office:value-type="float" office:value="0.144609" calcext:value-type="float">
            <text:p>0.144609</text:p>
          </table:table-cell>
          <table:table-cell table:style-name="ce2" office:value-type="float" office:value="0.2647058824" calcext:value-type="float">
            <text:p>0.26470588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9725" calcext:value-type="float">
            <text:p>0.139725</text:p>
          </table:table-cell>
          <table:table-cell table:style-name="ce2" office:value-type="float" office:value="0.4494382022" calcext:value-type="float">
            <text:p>0.4494382022</text:p>
          </table:table-cell>
          <table:table-cell table:style-name="ce2" office:value-type="float" office:value="0.156216" calcext:value-type="float">
            <text:p>0.156216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15463" calcext:value-type="float">
            <text:p>0.15463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147317" calcext:value-type="float">
            <text:p>0.147317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182467" calcext:value-type="float">
            <text:p>0.182467</text:p>
          </table:table-cell>
          <table:table-cell table:style-name="ce2" office:value-type="float" office:value="0.62" calcext:value-type="float">
            <text:p>0.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1203" calcext:value-type="float">
            <text:p>0.151203</text:p>
          </table:table-cell>
          <table:table-cell table:style-name="ce2" office:value-type="float" office:value="0.4111111111" calcext:value-type="float">
            <text:p>0.4111111111</text:p>
          </table:table-cell>
          <table:table-cell table:style-name="ce2" office:value-type="float" office:value="0.207059" calcext:value-type="float">
            <text:p>0.207059</text:p>
          </table:table-cell>
          <table:table-cell table:style-name="ce2" office:value-type="float" office:value="0.5911330049" calcext:value-type="float">
            <text:p>0.5911330049</text:p>
          </table:table-cell>
          <table:table-cell table:style-name="ce2" office:value-type="float" office:value="0.236322" calcext:value-type="float">
            <text:p>0.236322</text:p>
          </table:table-cell>
          <table:table-cell table:style-name="ce2" office:value-type="float" office:value="0.5771144279" calcext:value-type="float">
            <text:p>0.5771144279</text:p>
          </table:table-cell>
          <table:table-cell table:style-name="ce2" office:value-type="float" office:value="0.28984" calcext:value-type="float">
            <text:p>0.28984</text:p>
          </table:table-cell>
          <table:table-cell table:style-name="ce2" office:value-type="float" office:value="0.5771144279" calcext:value-type="float">
            <text:p>0.5771144279</text:p>
          </table:table-cell>
          <table:table-cell table:style-name="ce2" office:value-type="float" office:value="0.535042" calcext:value-type="float">
            <text:p>0.535042</text:p>
          </table:table-cell>
          <table:table-cell table:style-name="ce2" office:value-type="float" office:value="0.5771144279" calcext:value-type="float">
            <text:p>0.577114427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6326" calcext:value-type="float">
            <text:p>0.106326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117426" calcext:value-type="float">
            <text:p>0.117426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121953" calcext:value-type="float">
            <text:p>0.121953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127891" calcext:value-type="float">
            <text:p>0.127891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130566" calcext:value-type="float">
            <text:p>0.130566</text:p>
          </table:table-cell>
          <table:table-cell table:style-name="ce2" office:value-type="float" office:value="0.65" calcext:value-type="float">
            <text:p>0.6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7016" calcext:value-type="float">
            <text:p>0.667016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691829" calcext:value-type="float">
            <text:p>0.691829</text:p>
          </table:table-cell>
          <table:table-cell table:style-name="ce2" office:value-type="float" office:value="0.4571428571" calcext:value-type="float">
            <text:p>0.4571428571</text:p>
          </table:table-cell>
          <table:table-cell table:style-name="ce2" office:value-type="float" office:value="0.707535" calcext:value-type="float">
            <text:p>0.707535</text:p>
          </table:table-cell>
          <table:table-cell table:style-name="ce2" office:value-type="float" office:value="0.5789473684" calcext:value-type="float">
            <text:p>0.5789473684</text:p>
          </table:table-cell>
          <table:table-cell table:style-name="ce2" office:value-type="float" office:value="0.73524" calcext:value-type="float">
            <text:p>0.73524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851101" calcext:value-type="float">
            <text:p>0.851101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0873" calcext:value-type="float">
            <text:p>0.13087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137296" calcext:value-type="float">
            <text:p>0.137296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40873" calcext:value-type="float">
            <text:p>0.140873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44451" calcext:value-type="float">
            <text:p>0.144451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43056" calcext:value-type="float">
            <text:p>0.143056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3207" calcext:value-type="float">
            <text:p>0.673207</text:p>
          </table:table-cell>
          <table:table-cell table:style-name="ce2" office:value-type="float" office:value="0.1951219512" calcext:value-type="float">
            <text:p>0.1951219512</text:p>
          </table:table-cell>
          <table:table-cell table:style-name="ce2" office:value-type="float" office:value="0.666464" calcext:value-type="float">
            <text:p>0.666464</text:p>
          </table:table-cell>
          <table:table-cell table:style-name="ce2" office:value-type="float" office:value="0.2790697674" calcext:value-type="float">
            <text:p>0.2790697674</text:p>
          </table:table-cell>
          <table:table-cell table:style-name="ce2" office:value-type="float" office:value="0.669911" calcext:value-type="float">
            <text:p>0.669911</text:p>
          </table:table-cell>
          <table:table-cell table:style-name="ce2" office:value-type="float" office:value="0.2790697674" calcext:value-type="float">
            <text:p>0.2790697674</text:p>
          </table:table-cell>
          <table:table-cell table:style-name="ce2" office:value-type="float" office:value="0.678609" calcext:value-type="float">
            <text:p>0.678609</text:p>
          </table:table-cell>
          <table:table-cell table:style-name="ce2" office:value-type="float" office:value="0.2790697674" calcext:value-type="float">
            <text:p>0.2790697674</text:p>
          </table:table-cell>
          <table:table-cell table:style-name="ce2" office:value-type="float" office:value="0.717888" calcext:value-type="float">
            <text:p>0.717888</text:p>
          </table:table-cell>
          <table:table-cell table:style-name="ce2" office:value-type="float" office:value="0.2790697674" calcext:value-type="float">
            <text:p>0.279069767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2429" calcext:value-type="float">
            <text:p>0.672429</text:p>
          </table:table-cell>
          <table:table-cell table:style-name="ce2" office:value-type="float" office:value="0.2916666667" calcext:value-type="float">
            <text:p>0.2916666667</text:p>
          </table:table-cell>
          <table:table-cell table:style-name="ce2" office:value-type="float" office:value="0.677878" calcext:value-type="float">
            <text:p>0.677878</text:p>
          </table:table-cell>
          <table:table-cell table:style-name="ce2" office:value-type="float" office:value="0.3921568627" calcext:value-type="float">
            <text:p>0.3921568627</text:p>
          </table:table-cell>
          <table:table-cell table:style-name="ce2" office:value-type="float" office:value="0.67998" calcext:value-type="float">
            <text:p>0.67998</text:p>
          </table:table-cell>
          <table:table-cell table:style-name="ce2" office:value-type="float" office:value="0.3921568627" calcext:value-type="float">
            <text:p>0.3921568627</text:p>
          </table:table-cell>
          <table:table-cell table:style-name="ce2" office:value-type="float" office:value="0.692388" calcext:value-type="float">
            <text:p>0.692388</text:p>
          </table:table-cell>
          <table:table-cell table:style-name="ce2" office:value-type="float" office:value="0.3921568627" calcext:value-type="float">
            <text:p>0.3921568627</text:p>
          </table:table-cell>
          <table:table-cell table:style-name="ce2" office:value-type="float" office:value="0.752622" calcext:value-type="float">
            <text:p>0.752622</text:p>
          </table:table-cell>
          <table:table-cell table:style-name="ce2" office:value-type="float" office:value="0.3921568627" calcext:value-type="float">
            <text:p>0.392156862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92464" calcext:value-type="float">
            <text:p>0.69246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784218" calcext:value-type="float">
            <text:p>0.784218</text:p>
          </table:table-cell>
          <table:table-cell table:style-name="ce2" office:value-type="float" office:value="0.2807017544" calcext:value-type="float">
            <text:p>0.2807017544</text:p>
          </table:table-cell>
          <table:table-cell table:style-name="ce2" office:value-type="float" office:value="0.832038" calcext:value-type="float">
            <text:p>0.832038</text:p>
          </table:table-cell>
          <table:table-cell table:style-name="ce2" office:value-type="float" office:value="0.2807017544" calcext:value-type="float">
            <text:p>0.2807017544</text:p>
          </table:table-cell>
          <table:table-cell table:style-name="ce2" office:value-type="float" office:value="0.919364" calcext:value-type="float">
            <text:p>0.919364</text:p>
          </table:table-cell>
          <table:table-cell table:style-name="ce2" office:value-type="float" office:value="0.2807017544" calcext:value-type="float">
            <text:p>0.2807017544</text:p>
          </table:table-cell>
          <table:table-cell table:style-name="ce2" office:value-type="float" office:value="1.313268" calcext:value-type="float">
            <text:p>1.313268</text:p>
          </table:table-cell>
          <table:table-cell table:style-name="ce2" office:value-type="float" office:value="0.2807017544" calcext:value-type="float">
            <text:p>0.28070175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3479" calcext:value-type="float">
            <text:p>0.663479</text:p>
          </table:table-cell>
          <table:table-cell table:style-name="ce2" office:value-type="float" office:value="0.1176470588" calcext:value-type="float">
            <text:p>0.1176470588</text:p>
          </table:table-cell>
          <table:table-cell table:style-name="ce2" office:value-type="float" office:value="0.670233" calcext:value-type="float">
            <text:p>0.670233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675315" calcext:value-type="float">
            <text:p>0.675315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683233" calcext:value-type="float">
            <text:p>0.683233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72089" calcext:value-type="float">
            <text:p>0.72089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27051" calcext:value-type="float">
            <text:p>0.727051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882582" calcext:value-type="float">
            <text:p>0.882582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953878" calcext:value-type="float">
            <text:p>0.953878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1.096184" calcext:value-type="float">
            <text:p>1.096184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1.772265" calcext:value-type="float">
            <text:p>1.772265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3095" calcext:value-type="float">
            <text:p>0.663095</text:p>
          </table:table-cell>
          <table:table-cell table:style-name="ce2" office:value-type="float" office:value="0.5806451613" calcext:value-type="float">
            <text:p>0.5806451613</text:p>
          </table:table-cell>
          <table:table-cell table:style-name="ce2" office:value-type="float" office:value="0.689384" calcext:value-type="float">
            <text:p>0.689384</text:p>
          </table:table-cell>
          <table:table-cell table:style-name="ce2" office:value-type="float" office:value="0.7058823529" calcext:value-type="float">
            <text:p>0.7058823529</text:p>
          </table:table-cell>
          <table:table-cell table:style-name="ce2" office:value-type="float" office:value="0.713019" calcext:value-type="float">
            <text:p>0.713019</text:p>
          </table:table-cell>
          <table:table-cell table:style-name="ce2" office:value-type="float" office:value="0.8717948718" calcext:value-type="float">
            <text:p>0.8717948718</text:p>
          </table:table-cell>
          <table:table-cell table:style-name="ce2" office:value-type="float" office:value="0.743256" calcext:value-type="float">
            <text:p>0.743256</text:p>
          </table:table-cell>
          <table:table-cell table:style-name="ce2" office:value-type="float" office:value="0.8266666667" calcext:value-type="float">
            <text:p>0.8266666667</text:p>
          </table:table-cell>
          <table:table-cell table:style-name="ce2" office:value-type="float" office:value="0.884735" calcext:value-type="float">
            <text:p>0.884735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7559" calcext:value-type="float">
            <text:p>0.307559</text:p>
          </table:table-cell>
          <table:table-cell table:style-name="ce2" office:value-type="float" office:value="0.6315789474" calcext:value-type="float">
            <text:p>0.6315789474</text:p>
          </table:table-cell>
          <table:table-cell table:style-name="ce2" office:value-type="float" office:value="0.318729" calcext:value-type="float">
            <text:p>0.318729</text:p>
          </table:table-cell>
          <table:table-cell table:style-name="ce2" office:value-type="float" office:value="0.6315789474" calcext:value-type="float">
            <text:p>0.6315789474</text:p>
          </table:table-cell>
          <table:table-cell table:style-name="ce2" office:value-type="float" office:value="0.316373" calcext:value-type="float">
            <text:p>0.316373</text:p>
          </table:table-cell>
          <table:table-cell table:style-name="ce2" office:value-type="float" office:value="0.7619047619" calcext:value-type="float">
            <text:p>0.7619047619</text:p>
          </table:table-cell>
          <table:table-cell table:style-name="ce2" office:value-type="float" office:value="0.309644" calcext:value-type="float">
            <text:p>0.309644</text:p>
          </table:table-cell>
          <table:table-cell table:style-name="ce2" office:value-type="float" office:value="0.7619047619" calcext:value-type="float">
            <text:p>0.7619047619</text:p>
          </table:table-cell>
          <table:table-cell table:style-name="ce2" office:value-type="float" office:value="0.332034" calcext:value-type="float">
            <text:p>0.332034</text:p>
          </table:table-cell>
          <table:table-cell table:style-name="ce2" office:value-type="float" office:value="0.7619047619" calcext:value-type="float">
            <text:p>0.761904761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1941" calcext:value-type="float">
            <text:p>0.101941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11672" calcext:value-type="float">
            <text:p>0.111672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17403" calcext:value-type="float">
            <text:p>0.117403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21874" calcext:value-type="float">
            <text:p>0.121874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1905" calcext:value-type="float">
            <text:p>0.11905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12" calcext:value-type="float">
            <text:p>0.15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1" calcext:value-type="float">
            <text:p>0.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8811" calcext:value-type="float">
            <text:p>0.1588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5433" calcext:value-type="float">
            <text:p>0.1754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479" calcext:value-type="float">
            <text:p>0.247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6323" calcext:value-type="float">
            <text:p>0.316323</text:p>
          </table:table-cell>
          <table:table-cell table:style-name="ce2" office:value-type="float" office:value="0.3214285714" calcext:value-type="float">
            <text:p>0.3214285714</text:p>
          </table:table-cell>
          <table:table-cell table:style-name="ce2" office:value-type="float" office:value="0.31159" calcext:value-type="float">
            <text:p>0.31159</text:p>
          </table:table-cell>
          <table:table-cell table:style-name="ce2" office:value-type="float" office:value="0.406779661" calcext:value-type="float">
            <text:p>0.406779661</text:p>
          </table:table-cell>
          <table:table-cell table:style-name="ce2" office:value-type="float" office:value="0.318162" calcext:value-type="float">
            <text:p>0.318162</text:p>
          </table:table-cell>
          <table:table-cell table:style-name="ce2" office:value-type="float" office:value="0.4333333333" calcext:value-type="float">
            <text:p>0.4333333333</text:p>
          </table:table-cell>
          <table:table-cell table:style-name="ce2" office:value-type="float" office:value="0.32817" calcext:value-type="float">
            <text:p>0.32817</text:p>
          </table:table-cell>
          <table:table-cell table:style-name="ce2" office:value-type="float" office:value="0.406779661" calcext:value-type="float">
            <text:p>0.406779661</text:p>
          </table:table-cell>
          <table:table-cell table:style-name="ce2" office:value-type="float" office:value="0.388179" calcext:value-type="float">
            <text:p>0.388179</text:p>
          </table:table-cell>
          <table:table-cell table:style-name="ce2" office:value-type="float" office:value="0.406779661" calcext:value-type="float">
            <text:p>0.40677966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828" calcext:value-type="float">
            <text:p>0.66828</text:p>
          </table:table-cell>
          <table:table-cell table:style-name="ce2" office:value-type="float" office:value="0.2142857143" calcext:value-type="float">
            <text:p>0.2142857143</text:p>
          </table:table-cell>
          <table:table-cell table:style-name="ce2" office:value-type="float" office:value="0.697602" calcext:value-type="float">
            <text:p>0.697602</text:p>
          </table:table-cell>
          <table:table-cell table:style-name="ce2" office:value-type="float" office:value="0.8095238095" calcext:value-type="float">
            <text:p>0.8095238095</text:p>
          </table:table-cell>
          <table:table-cell table:style-name="ce2" office:value-type="float" office:value="0.694992" calcext:value-type="float">
            <text:p>0.694992</text:p>
          </table:table-cell>
          <table:table-cell table:style-name="ce2" office:value-type="float" office:value="0.7804878049" calcext:value-type="float">
            <text:p>0.7804878049</text:p>
          </table:table-cell>
          <table:table-cell table:style-name="ce2" office:value-type="float" office:value="0.713424" calcext:value-type="float">
            <text:p>0.713424</text:p>
          </table:table-cell>
          <table:table-cell table:style-name="ce2" office:value-type="float" office:value="0.8095238095" calcext:value-type="float">
            <text:p>0.8095238095</text:p>
          </table:table-cell>
          <table:table-cell table:style-name="ce2" office:value-type="float" office:value="0.79661" calcext:value-type="float">
            <text:p>0.79661</text:p>
          </table:table-cell>
          <table:table-cell table:style-name="ce2" office:value-type="float" office:value="0.8095238095" calcext:value-type="float">
            <text:p>0.809523809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7507" calcext:value-type="float">
            <text:p>0.147507</text:p>
          </table:table-cell>
          <table:table-cell table:style-name="ce2" office:value-type="float" office:value="0.3142857143" calcext:value-type="float">
            <text:p>0.3142857143</text:p>
          </table:table-cell>
          <table:table-cell table:style-name="ce2" office:value-type="float" office:value="0.19575" calcext:value-type="float">
            <text:p>0.19575</text:p>
          </table:table-cell>
          <table:table-cell table:style-name="ce2" office:value-type="float" office:value="0.6741573034" calcext:value-type="float">
            <text:p>0.6741573034</text:p>
          </table:table-cell>
          <table:table-cell table:style-name="ce2" office:value-type="float" office:value="0.220545" calcext:value-type="float">
            <text:p>0.220545</text:p>
          </table:table-cell>
          <table:table-cell table:style-name="ce2" office:value-type="float" office:value="0.6741573034" calcext:value-type="float">
            <text:p>0.6741573034</text:p>
          </table:table-cell>
          <table:table-cell table:style-name="ce2" office:value-type="float" office:value="0.26283" calcext:value-type="float">
            <text:p>0.26283</text:p>
          </table:table-cell>
          <table:table-cell table:style-name="ce2" office:value-type="float" office:value="0.6741573034" calcext:value-type="float">
            <text:p>0.6741573034</text:p>
          </table:table-cell>
          <table:table-cell table:style-name="ce2" office:value-type="float" office:value="0.469111" calcext:value-type="float">
            <text:p>0.469111</text:p>
          </table:table-cell>
          <table:table-cell table:style-name="ce2" office:value-type="float" office:value="0.6741573034" calcext:value-type="float">
            <text:p>0.674157303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2268" calcext:value-type="float">
            <text:p>0.132268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140059" calcext:value-type="float">
            <text:p>0.140059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 office:value-type="float" office:value="0.143757" calcext:value-type="float">
            <text:p>0.143757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 office:value-type="float" office:value="0.149142" calcext:value-type="float">
            <text:p>0.149142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 office:value-type="float" office:value="0.146356" calcext:value-type="float">
            <text:p>0.146356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8844" calcext:value-type="float">
            <text:p>0.138844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 office:value-type="float" office:value="0.155578" calcext:value-type="float">
            <text:p>0.155578</text:p>
          </table:table-cell>
          <table:table-cell table:style-name="ce2" office:value-type="float" office:value="0.9010989011" calcext:value-type="float">
            <text:p>0.9010989011</text:p>
          </table:table-cell>
          <table:table-cell table:style-name="ce2" office:value-type="float" office:value="0.144652" calcext:value-type="float">
            <text:p>0.144652</text:p>
          </table:table-cell>
          <table:table-cell table:style-name="ce2" office:value-type="float" office:value="0.9247311828" calcext:value-type="float">
            <text:p>0.9247311828</text:p>
          </table:table-cell>
          <table:table-cell table:style-name="ce2" office:value-type="float" office:value="0.147037" calcext:value-type="float">
            <text:p>0.147037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180746" calcext:value-type="float">
            <text:p>0.180746</text:p>
          </table:table-cell>
          <table:table-cell table:style-name="ce2" office:value-type="float" office:value="0.9010989011" calcext:value-type="float">
            <text:p>0.90109890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1099" calcext:value-type="float">
            <text:p>0.141099</text:p>
          </table:table-cell>
          <table:table-cell table:style-name="ce2" office:value-type="float" office:value="0.2962962963" calcext:value-type="float">
            <text:p>0.2962962963</text:p>
          </table:table-cell>
          <table:table-cell table:style-name="ce2" office:value-type="float" office:value="0.141703" calcext:value-type="float">
            <text:p>0.141703</text:p>
          </table:table-cell>
          <table:table-cell table:style-name="ce2" office:value-type="float" office:value="0.3859649123" calcext:value-type="float">
            <text:p>0.3859649123</text:p>
          </table:table-cell>
          <table:table-cell table:style-name="ce2" office:value-type="float" office:value="0.145381" calcext:value-type="float">
            <text:p>0.145381</text:p>
          </table:table-cell>
          <table:table-cell table:style-name="ce2" office:value-type="float" office:value="0.4666666667" calcext:value-type="float">
            <text:p>0.4666666667</text:p>
          </table:table-cell>
          <table:table-cell table:style-name="ce2" office:value-type="float" office:value="0.153881" calcext:value-type="float">
            <text:p>0.15388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196883" calcext:value-type="float">
            <text:p>0.196883</text:p>
          </table:table-cell>
          <table:table-cell table:style-name="ce2" office:value-type="float" office:value="0.3859649123" calcext:value-type="float">
            <text:p>0.385964912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7272" calcext:value-type="float">
            <text:p>0.047272</text:p>
          </table:table-cell>
          <table:table-cell table:style-name="ce2" office:value-type="float" office:value="0.01149425287" calcext:value-type="float">
            <text:p>0.01149425287</text:p>
          </table:table-cell>
          <table:table-cell table:style-name="ce2" office:value-type="float" office:value="0.050881" calcext:value-type="float">
            <text:p>0.050881</text:p>
          </table:table-cell>
          <table:table-cell table:style-name="ce2" office:value-type="float" office:value="0.01149425287" calcext:value-type="float">
            <text:p>0.01149425287</text:p>
          </table:table-cell>
          <table:table-cell table:style-name="ce2" office:value-type="float" office:value="0.053807" calcext:value-type="float">
            <text:p>0.053807</text:p>
          </table:table-cell>
          <table:table-cell table:style-name="ce2" office:value-type="float" office:value="0.01149425287" calcext:value-type="float">
            <text:p>0.01149425287</text:p>
          </table:table-cell>
          <table:table-cell table:style-name="ce2" office:value-type="float" office:value="0.056411" calcext:value-type="float">
            <text:p>0.056411</text:p>
          </table:table-cell>
          <table:table-cell table:style-name="ce2" office:value-type="float" office:value="0.01149425287" calcext:value-type="float">
            <text:p>0.01149425287</text:p>
          </table:table-cell>
          <table:table-cell table:style-name="ce2" office:value-type="float" office:value="0.06867" calcext:value-type="float">
            <text:p>0.06867</text:p>
          </table:table-cell>
          <table:table-cell table:style-name="ce2" office:value-type="float" office:value="0.01149425287" calcext:value-type="float">
            <text:p>0.0114942528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9964" calcext:value-type="float">
            <text:p>0.049964</text:p>
          </table:table-cell>
          <table:table-cell table:style-name="ce2" office:value-type="float" office:value="0.003384094755" calcext:value-type="float">
            <text:p>0.003384094755</text:p>
          </table:table-cell>
          <table:table-cell table:style-name="ce2" office:value-type="float" office:value="0.0542" calcext:value-type="float">
            <text:p>0.0542</text:p>
          </table:table-cell>
          <table:table-cell table:style-name="ce2" office:value-type="float" office:value="0.003384094755" calcext:value-type="float">
            <text:p>0.003384094755</text:p>
          </table:table-cell>
          <table:table-cell table:style-name="ce2" office:value-type="float" office:value="0.057493" calcext:value-type="float">
            <text:p>0.057493</text:p>
          </table:table-cell>
          <table:table-cell table:style-name="ce2" office:value-type="float" office:value="0.003384094755" calcext:value-type="float">
            <text:p>0.003384094755</text:p>
          </table:table-cell>
          <table:table-cell table:style-name="ce2" office:value-type="float" office:value="0.061068" calcext:value-type="float">
            <text:p>0.061068</text:p>
          </table:table-cell>
          <table:table-cell table:style-name="ce2" office:value-type="float" office:value="0.003384094755" calcext:value-type="float">
            <text:p>0.003384094755</text:p>
          </table:table-cell>
          <table:table-cell table:style-name="ce2" office:value-type="float" office:value="0.073823" calcext:value-type="float">
            <text:p>0.073823</text:p>
          </table:table-cell>
          <table:table-cell table:style-name="ce2" office:value-type="float" office:value="0.003384094755" calcext:value-type="float">
            <text:p>0.00338409475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28013" calcext:value-type="float">
            <text:p>0.028013</text:p>
          </table:table-cell>
          <table:table-cell table:style-name="ce2" office:value-type="float" office:value="0.07335907336" calcext:value-type="float">
            <text:p>0.07335907336</text:p>
          </table:table-cell>
          <table:table-cell table:style-name="ce2" office:value-type="float" office:value="0.038909" calcext:value-type="float">
            <text:p>0.038909</text:p>
          </table:table-cell>
          <table:table-cell table:style-name="ce2" office:value-type="float" office:value="0.1240601504" calcext:value-type="float">
            <text:p>0.1240601504</text:p>
          </table:table-cell>
          <table:table-cell table:style-name="ce2" office:value-type="float" office:value="0.042975" calcext:value-type="float">
            <text:p>0.042975</text:p>
          </table:table-cell>
          <table:table-cell table:style-name="ce2" office:value-type="float" office:value="0.1240601504" calcext:value-type="float">
            <text:p>0.1240601504</text:p>
          </table:table-cell>
          <table:table-cell table:style-name="ce2" office:value-type="float" office:value="0.050945" calcext:value-type="float">
            <text:p>0.050945</text:p>
          </table:table-cell>
          <table:table-cell table:style-name="ce2" office:value-type="float" office:value="0.1240601504" calcext:value-type="float">
            <text:p>0.1240601504</text:p>
          </table:table-cell>
          <table:table-cell table:style-name="ce2" office:value-type="float" office:value="0.049349" calcext:value-type="float">
            <text:p>0.049349</text:p>
          </table:table-cell>
          <table:table-cell table:style-name="ce2" office:value-type="float" office:value="0.07707129094" calcext:value-type="float">
            <text:p>0.0770712909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4208" calcext:value-type="float">
            <text:p>0.314208</text:p>
          </table:table-cell>
          <table:table-cell table:style-name="ce2" office:value-type="float" office:value="0.08118081181" calcext:value-type="float">
            <text:p>0.08118081181</text:p>
          </table:table-cell>
          <table:table-cell table:style-name="ce2" office:value-type="float" office:value="0.368056" calcext:value-type="float">
            <text:p>0.368056</text:p>
          </table:table-cell>
          <table:table-cell table:style-name="ce2" office:value-type="float" office:value="0.5185185185" calcext:value-type="float">
            <text:p>0.5185185185</text:p>
          </table:table-cell>
          <table:table-cell table:style-name="ce2" office:value-type="float" office:value="0.396536" calcext:value-type="float">
            <text:p>0.396536</text:p>
          </table:table-cell>
          <table:table-cell table:style-name="ce2" office:value-type="float" office:value="0.4927536232" calcext:value-type="float">
            <text:p>0.4927536232</text:p>
          </table:table-cell>
          <table:table-cell table:style-name="ce2" office:value-type="float" office:value="0.442958" calcext:value-type="float">
            <text:p>0.442958</text:p>
          </table:table-cell>
          <table:table-cell table:style-name="ce2" office:value-type="float" office:value="0.5227272727" calcext:value-type="float">
            <text:p>0.5227272727</text:p>
          </table:table-cell>
          <table:table-cell table:style-name="ce2" office:value-type="float" office:value="0.666874" calcext:value-type="float">
            <text:p>0.666874</text:p>
          </table:table-cell>
          <table:table-cell table:style-name="ce2" office:value-type="float" office:value="0.9641434263" calcext:value-type="float">
            <text:p>0.964143426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8492" calcext:value-type="float">
            <text:p>0.088492</text:p>
          </table:table-cell>
          <table:table-cell table:style-name="ce2" office:value-type="float" office:value="0.03565640194" calcext:value-type="float">
            <text:p>0.03565640194</text:p>
          </table:table-cell>
          <table:table-cell table:style-name="ce2" office:value-type="float" office:value="0.090774" calcext:value-type="float">
            <text:p>0.090774</text:p>
          </table:table-cell>
          <table:table-cell table:style-name="ce2" office:value-type="float" office:value="0.02926829268" calcext:value-type="float">
            <text:p>0.02926829268</text:p>
          </table:table-cell>
          <table:table-cell table:style-name="ce2" office:value-type="float" office:value="0.094381" calcext:value-type="float">
            <text:p>0.094381</text:p>
          </table:table-cell>
          <table:table-cell table:style-name="ce2" office:value-type="float" office:value="0.02926829268" calcext:value-type="float">
            <text:p>0.02926829268</text:p>
          </table:table-cell>
          <table:table-cell table:style-name="ce2" office:value-type="float" office:value="0.102334" calcext:value-type="float">
            <text:p>0.102334</text:p>
          </table:table-cell>
          <table:table-cell table:style-name="ce2" office:value-type="float" office:value="0.03883495146" calcext:value-type="float">
            <text:p>0.03883495146</text:p>
          </table:table-cell>
          <table:table-cell table:style-name="ce2" office:value-type="float" office:value="0.152101" calcext:value-type="float">
            <text:p>0.152101</text:p>
          </table:table-cell>
          <table:table-cell table:style-name="ce2" office:value-type="float" office:value="0.02926829268" calcext:value-type="float">
            <text:p>0.0292682926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559686" calcext:value-type="float">
            <text:p>0.559686</text:p>
          </table:table-cell>
          <table:table-cell table:style-name="ce2" office:value-type="float" office:value="0.2475106686" calcext:value-type="float">
            <text:p>0.2475106686</text:p>
          </table:table-cell>
          <table:table-cell table:style-name="ce2" office:value-type="float" office:value="0.729147" calcext:value-type="float">
            <text:p>0.729147</text:p>
          </table:table-cell>
          <table:table-cell table:style-name="ce2" office:value-type="float" office:value="0.8676470588" calcext:value-type="float">
            <text:p>0.8676470588</text:p>
          </table:table-cell>
          <table:table-cell table:style-name="ce2" office:value-type="float" office:value="0.814812" calcext:value-type="float">
            <text:p>0.8148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7353" calcext:value-type="float">
            <text:p>0.97353</text:p>
          </table:table-cell>
          <table:table-cell table:style-name="ce2" office:value-type="float" office:value="0.9991876523" calcext:value-type="float">
            <text:p>0.9991876523</text:p>
          </table:table-cell>
          <table:table-cell table:style-name="ce2" office:value-type="float" office:value="1.703622" calcext:value-type="float">
            <text:p>1.70362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80003" calcext:value-type="float">
            <text:p>0.680003</text:p>
          </table:table-cell>
          <table:table-cell table:style-name="ce2" office:value-type="float" office:value="0.04897959184" calcext:value-type="float">
            <text:p>0.04897959184</text:p>
          </table:table-cell>
          <table:table-cell table:style-name="ce2" office:value-type="float" office:value="0.772805" calcext:value-type="float">
            <text:p>0.772805</text:p>
          </table:table-cell>
          <table:table-cell table:style-name="ce2" office:value-type="float" office:value="0.088" calcext:value-type="float">
            <text:p>0.088</text:p>
          </table:table-cell>
          <table:table-cell table:style-name="ce2" office:value-type="float" office:value="0.818476" calcext:value-type="float">
            <text:p>0.818476</text:p>
          </table:table-cell>
          <table:table-cell table:style-name="ce2" office:value-type="float" office:value="0.1106719368" calcext:value-type="float">
            <text:p>0.1106719368</text:p>
          </table:table-cell>
          <table:table-cell table:style-name="ce2" office:value-type="float" office:value="0.899083" calcext:value-type="float">
            <text:p>0.899083</text:p>
          </table:table-cell>
          <table:table-cell table:style-name="ce2" office:value-type="float" office:value="0.1106719368" calcext:value-type="float">
            <text:p>0.1106719368</text:p>
          </table:table-cell>
          <table:table-cell table:style-name="ce2" office:value-type="float" office:value="1.281711" calcext:value-type="float">
            <text:p>1.281711</text:p>
          </table:table-cell>
          <table:table-cell table:style-name="ce2" office:value-type="float" office:value="0.1328125" calcext:value-type="float">
            <text:p>0.1328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248" calcext:value-type="float">
            <text:p>0.14248</text:p>
          </table:table-cell>
          <table:table-cell table:style-name="ce2" office:value-type="float" office:value="0.1531100478" calcext:value-type="float">
            <text:p>0.1531100478</text:p>
          </table:table-cell>
          <table:table-cell table:style-name="ce2" office:value-type="float" office:value="0.142059" calcext:value-type="float">
            <text:p>0.142059</text:p>
          </table:table-cell>
          <table:table-cell table:style-name="ce2" office:value-type="float" office:value="0.07960199005" calcext:value-type="float">
            <text:p>0.07960199005</text:p>
          </table:table-cell>
          <table:table-cell table:style-name="ce2" office:value-type="float" office:value="0.144967" calcext:value-type="float">
            <text:p>0.144967</text:p>
          </table:table-cell>
          <table:table-cell table:style-name="ce2" office:value-type="float" office:value="0.3217391304" calcext:value-type="float">
            <text:p>0.3217391304</text:p>
          </table:table-cell>
          <table:table-cell table:style-name="ce2" office:value-type="float" office:value="0.154638" calcext:value-type="float">
            <text:p>0.154638</text:p>
          </table:table-cell>
          <table:table-cell table:style-name="ce2" office:value-type="float" office:value="0.4049586777" calcext:value-type="float">
            <text:p>0.4049586777</text:p>
          </table:table-cell>
          <table:table-cell table:style-name="ce2" office:value-type="float" office:value="0.20095" calcext:value-type="float">
            <text:p>0.20095</text:p>
          </table:table-cell>
          <table:table-cell table:style-name="ce2" office:value-type="float" office:value="0.4049586777" calcext:value-type="float">
            <text:p>0.404958677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5902" calcext:value-type="float">
            <text:p>0.145902</text:p>
          </table:table-cell>
          <table:table-cell table:style-name="ce2" office:value-type="float" office:value="0.05263157895" calcext:value-type="float">
            <text:p>0.05263157895</text:p>
          </table:table-cell>
          <table:table-cell table:style-name="ce2" office:value-type="float" office:value="0.145863" calcext:value-type="float">
            <text:p>0.145863</text:p>
          </table:table-cell>
          <table:table-cell table:style-name="ce2" office:value-type="float" office:value="0.2588235294" calcext:value-type="float">
            <text:p>0.2588235294</text:p>
          </table:table-cell>
          <table:table-cell table:style-name="ce2" office:value-type="float" office:value="0.153738" calcext:value-type="float">
            <text:p>0.153738</text:p>
          </table:table-cell>
          <table:table-cell table:style-name="ce2" office:value-type="float" office:value="0.289017341" calcext:value-type="float">
            <text:p>0.289017341</text:p>
          </table:table-cell>
          <table:table-cell table:style-name="ce2" office:value-type="float" office:value="0.168374" calcext:value-type="float">
            <text:p>0.168374</text:p>
          </table:table-cell>
          <table:table-cell table:style-name="ce2" office:value-type="float" office:value="0.3085714286" calcext:value-type="float">
            <text:p>0.3085714286</text:p>
          </table:table-cell>
          <table:table-cell table:style-name="ce2" office:value-type="float" office:value="0.232952" calcext:value-type="float">
            <text:p>0.232952</text:p>
          </table:table-cell>
          <table:table-cell table:style-name="ce2" office:value-type="float" office:value="0.3085714286" calcext:value-type="float">
            <text:p>0.308571428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9905" calcext:value-type="float">
            <text:p>0.139905</text:p>
          </table:table-cell>
          <table:table-cell table:style-name="ce2" office:value-type="float" office:value="0.05405405405" calcext:value-type="float">
            <text:p>0.05405405405</text:p>
          </table:table-cell>
          <table:table-cell table:style-name="ce2" office:value-type="float" office:value="0.150485" calcext:value-type="float">
            <text:p>0.150485</text:p>
          </table:table-cell>
          <table:table-cell table:style-name="ce2" office:value-type="float" office:value="0.02288329519" calcext:value-type="float">
            <text:p>0.02288329519</text:p>
          </table:table-cell>
          <table:table-cell table:style-name="ce2" office:value-type="float" office:value="0.142831" calcext:value-type="float">
            <text:p>0.142831</text:p>
          </table:table-cell>
          <table:table-cell table:style-name="ce2" office:value-type="float" office:value="0.1617021277" calcext:value-type="float">
            <text:p>0.1617021277</text:p>
          </table:table-cell>
          <table:table-cell table:style-name="ce2" office:value-type="float" office:value="0.150697" calcext:value-type="float">
            <text:p>0.150697</text:p>
          </table:table-cell>
          <table:table-cell table:style-name="ce2" office:value-type="float" office:value="0.02288329519" calcext:value-type="float">
            <text:p>0.02288329519</text:p>
          </table:table-cell>
          <table:table-cell table:style-name="ce2" office:value-type="float" office:value="0.191299" calcext:value-type="float">
            <text:p>0.191299</text:p>
          </table:table-cell>
          <table:table-cell table:style-name="ce2" office:value-type="float" office:value="0.04524886878" calcext:value-type="float">
            <text:p>0.04524886878</text:p>
          </table:table-cell>
          <table:table-cell table:style-name="ce2"/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office:value-type="float" office:value="0.3244814204" calcext:value-type="float">
            <text:p>0.3244814204</text:p>
          </table:table-cell>
          <table:table-cell table:style-name="ce2" office:value-type="float" office:value="0.373486267" calcext:value-type="float">
            <text:p>0.373486267</text:p>
          </table:table-cell>
          <table:table-cell table:style-name="ce2" office:value-type="float" office:value="0.3729244873" calcext:value-type="float">
            <text:p>0.3729244873</text:p>
          </table:table-cell>
          <table:table-cell table:style-name="ce2" office:value-type="float" office:value="0.5841630792" calcext:value-type="float">
            <text:p>0.5841630792</text:p>
          </table:table-cell>
          <table:table-cell table:style-name="ce2" office:value-type="float" office:value="0.3981215127" calcext:value-type="float">
            <text:p>0.3981215127</text:p>
          </table:table-cell>
          <table:table-cell table:style-name="ce2" office:value-type="float" office:value="0.5952178827" calcext:value-type="float">
            <text:p>0.5952178827</text:p>
          </table:table-cell>
          <table:table-cell table:style-name="ce2" office:value-type="float" office:value="0.4456071019" calcext:value-type="float">
            <text:p>0.4456071019</text:p>
          </table:table-cell>
          <table:table-cell table:style-name="ce2" office:value-type="float" office:value="0.589040452" calcext:value-type="float">
            <text:p>0.589040452</text:p>
          </table:table-cell>
          <table:table-cell table:style-name="ce2" office:value-type="float" office:value="0.662909051" calcext:value-type="float">
            <text:p>0.662909051</text:p>
          </table:table-cell>
          <table:table-cell table:style-name="ce2" office:value-type="float" office:value="0.6017230679" calcext:value-type="float">
            <text:p>0.601723067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737125543" calcext:value-type="float">
            <text:p>0.2737125543</text:p>
          </table:table-cell>
          <table:table-cell table:style-name="ce2" office:value-type="float" office:value="0.2529086169" calcext:value-type="float">
            <text:p>0.2529086169</text:p>
          </table:table-cell>
          <table:table-cell table:style-name="ce2" office:value-type="float" office:value="0.3466260234" calcext:value-type="float">
            <text:p>0.3466260234</text:p>
          </table:table-cell>
          <table:table-cell table:style-name="ce2" office:value-type="float" office:value="0.3133790495" calcext:value-type="float">
            <text:p>0.3133790495</text:p>
          </table:table-cell>
          <table:table-cell table:style-name="ce2" office:value-type="float" office:value="0.3933058635" calcext:value-type="float">
            <text:p>0.3933058635</text:p>
          </table:table-cell>
          <table:table-cell table:style-name="ce2" office:value-type="float" office:value="0.3161636106" calcext:value-type="float">
            <text:p>0.3161636106</text:p>
          </table:table-cell>
          <table:table-cell table:style-name="ce2" office:value-type="float" office:value="0.4872457921" calcext:value-type="float">
            <text:p>0.4872457921</text:p>
          </table:table-cell>
          <table:table-cell table:style-name="ce2" office:value-type="float" office:value="0.314652665" calcext:value-type="float">
            <text:p>0.314652665</text:p>
          </table:table-cell>
          <table:table-cell table:style-name="ce2" office:value-type="float" office:value="0.9557691558" calcext:value-type="float">
            <text:p>0.9557691558</text:p>
          </table:table-cell>
          <table:table-cell table:style-name="ce2" office:value-type="float" office:value="0.314317572" calcext:value-type="float">
            <text:p>0.314317572</text:p>
          </table:table-cell>
          <table:table-cell table:style-name="ce2"/>
          <table:table-cell table:number-columns-repeated="9"/>
        </table:table-row>
        <table:table-row table:style-name="ro1" table:number-rows-repeated="67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20:04:31.3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1:59:22.425000000</meta:creation-date>
    <dc:date>2019-05-16T12:08:41.344000000</dc:date>
    <meta:editing-duration>PT4H2M20S</meta:editing-duration>
    <meta:editing-cycles>17</meta:editing-cycles>
    <meta:generator>LibreOffice/6.2.3.2$Windows_X86_64 LibreOffice_project/aecc05fe267cc68dde00352a451aa867b3b546ac</meta:generator>
    <meta:document-statistic meta:table-count="1" meta:cell-count="32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Hoja1.O4:Hoja1.O9" chart:error-lower-range="Hoja1.O4:Hoja1.O9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0.9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Hoja1.O4:Hoja1.O9" chart:error-lower-range="Hoja1.O4:Hoja1.O9"/>
      <style:graphic-properties draw:stroke="none" draw:fill-color="#66666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Hoja1.O4:Hoja1.O9" chart:error-lower-range="Hoja1.O4:Hoja1.O9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81cm" svg:height="9cm" xlink:href=".." xlink:type="simple" chart:class="chart:bar" chart:style-name="ch1">
        <chart:title svg:x="1.231cm" svg:y="0.316cm" chart:style-name="ch2">
          <text:p>Average Score by Number of Generations</text:p>
        </chart:title>
        <chart:plot-area chart:style-name="ch3" table:cell-range-address="Hoja1.M3:Hoja1.N9" chart:data-source-has-labels="both" svg:x="0.223cm" svg:y="1.301cm" svg:width="10.735cm" svg:height="6.548cm">
          <chartooo:coordinate-region svg:x="1.532cm" svg:y="1.301cm" svg:width="9.426cm" svg:height="5.895cm"/>
          <chart:axis chart:dimension="x" chart:name="primary-x" chart:style-name="ch4" chartooo:axis-type="auto">
            <chartooo:date-scale/>
            <chart:categories table:cell-range-address="Hoja1.M4:Hoja1.M9"/>
          </chart:axis>
          <chart:axis chart:dimension="y" chart:name="primary-y" chart:style-name="ch5">
            <chart:title svg:x="4.993cm" svg:y="8.029cm" chart:style-name="ch6">
              <text:p>F-score</text:p>
            </chart:title>
            <chart:grid chart:style-name="ch7" chart:class="major"/>
          </chart:axis>
          <chart:series chart:style-name="ch8" chart:values-cell-range-address="Hoja1.N4:Hoja1.N9" chart:label-cell-address="Hoja1.N3:Hoja1.N3" chart:class="chart:bar">
            <chart:error-indicator chart:style-name="ch9" chart:dimension="y"/>
            <chart:data-point chart:style-name="ch10" chart:repeated="3"/>
            <chart:data-point chart:repeated="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Hoja1.N3:Hoja1.N3</svg:desc>
                </draw:g>
              </table:table-cell>
              <table:table-cell office:value-type="string">
                <text:p>Columna O</text:p>
              </table:table-cell>
              <table:table-cell office:value-type="string">
                <text:p>Columna O</text:p>
              </table:table-cell>
            </table:table-row>
          </table:table-header-rows>
          <table:table-rows>
            <table:table-row>
              <table:table-cell office:value-type="string">
                <text:p>1 gen</text:p>
                <draw:g>
                  <svg:desc>Hoja1.M4:Hoja1.M9</svg:desc>
                </draw:g>
              </table:table-cell>
              <table:table-cell office:value-type="float" office:value="0.373486266978551">
                <text:p>0.373486266978551</text:p>
                <draw:g>
                  <svg:desc>Hoja1.N4:Hoja1.N9</svg:desc>
                </draw:g>
              </table:table-cell>
              <table:table-cell office:value-type="float" office:value="0.252908616900505">
                <text:p>0.252908616900505</text:p>
                <draw:g>
                  <svg:desc>Hoja1.O4:Hoja1.O9</svg:desc>
                </draw:g>
              </table:table-cell>
              <table:table-cell office:value-type="float" office:value="0.252908616900505">
                <text:p>0.252908616900505</text:p>
                <draw:g>
                  <svg:desc>Hoja1.O4:Hoja1.O9</svg:desc>
                </draw:g>
              </table:table-cell>
            </table:table-row>
            <table:table-row>
              <table:table-cell office:value-type="string">
                <text:p>2 gen</text:p>
              </table:table-cell>
              <table:table-cell office:value-type="float" office:value="0.584163079248902">
                <text:p>0.584163079248902</text:p>
              </table:table-cell>
              <table:table-cell office:value-type="float" office:value="0.313379049470005">
                <text:p>0.313379049470005</text:p>
              </table:table-cell>
              <table:table-cell office:value-type="float" office:value="0.313379049470005">
                <text:p>0.313379049470005</text:p>
              </table:table-cell>
            </table:table-row>
            <table:table-row>
              <table:table-cell office:value-type="string">
                <text:p>3 gen</text:p>
              </table:table-cell>
              <table:table-cell office:value-type="float" office:value="0.595217882737405">
                <text:p>0.595217882737405</text:p>
              </table:table-cell>
              <table:table-cell office:value-type="float" office:value="0.316163610638611">
                <text:p>0.316163610638611</text:p>
              </table:table-cell>
              <table:table-cell office:value-type="float" office:value="0.316163610638611">
                <text:p>0.316163610638611</text:p>
              </table:table-cell>
            </table:table-row>
            <table:table-row>
              <table:table-cell office:value-type="string">
                <text:p>4 gen</text:p>
              </table:table-cell>
              <table:table-cell office:value-type="float" office:value="0.58904045195508">
                <text:p>0.58904045195508</text:p>
              </table:table-cell>
              <table:table-cell office:value-type="float" office:value="0.314652665021634">
                <text:p>0.314652665021634</text:p>
              </table:table-cell>
              <table:table-cell office:value-type="float" office:value="0.314652665021634">
                <text:p>0.314652665021634</text:p>
              </table:table-cell>
            </table:table-row>
            <table:table-row>
              <table:table-cell office:value-type="string">
                <text:p>10 gen</text:p>
              </table:table-cell>
              <table:table-cell office:value-type="float" office:value="0.601723067881545">
                <text:p>0.601723067881545</text:p>
              </table:table-cell>
              <table:table-cell office:value-type="float" office:value="0.314317572042699">
                <text:p>0.314317572042699</text:p>
              </table:table-cell>
              <table:table-cell office:value-type="float" office:value="0.314317572042699">
                <text:p>0.314317572042699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548726149760297">
                <text:p>0.548726149760297</text:p>
              </table:table-cell>
              <table:table-cell office:value-type="float" office:value="0.315386329330828">
                <text:p>0.315386329330828</text:p>
              </table:table-cell>
              <table:table-cell office:value-type="float" office:value="0.315386329330828">
                <text:p>0.315386329330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